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0.5866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ph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calBP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CKDE</text:p>
          </table:table-cell>
          <table:table-cell office:value-type="string" calcext:value-type="string">
            <text:p>MKDE</text:p>
          </table:table-cell>
          <table:table-cell office:value-type="string" calcext:value-type="string">
            <text:p>ConstantCorrect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EXPCorrect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ogisticCorrect</text:p>
          </table:table-cell>
          <table:table-cell office:value-type="string" calcext:value-type="string">
            <text:p>LogisticOver</text:p>
          </table:table-cell>
          <table:table-cell office:value-type="string" calcext:value-type="string">
            <text:p>OverCorrect</text:p>
          </table:table-cell>
          <table:table-cell office:value-type="string" calcext:value-type="string">
            <text:p>missKDE</text:p>
          </table:table-cell>
          <table:table-cell office:value-type="string" calcext:value-type="string">
            <text:p>MissCorrect</text:p>
          </table:table-cell>
          <table:table-cell office:value-type="string" calcext:value-type="string">
            <text:p>Pert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0.0060893696721555" calcext:value-type="float">
            <text:p>0.0060893696721555</text:p>
          </table:table-cell>
          <table:table-cell table:formula="of:=[.D2]/(21149.57*([.A2]+1788.03)^-1.26)" office:value-type="float" office:value="0.0060893696721555" calcext:value-type="float">
            <text:p>0.0060893696721555</text:p>
          </table:table-cell>
          <table:table-cell office:value-type="float" office:value="0.0026402" calcext:value-type="float">
            <text:p>0.0026402</text:p>
          </table:table-cell>
          <table:table-cell office:value-type="float" office:value="0.00230640469364272" calcext:value-type="float">
            <text:p>0.00230640469364272</text:p>
          </table:table-cell>
          <table:table-cell/>
          <table:table-cell office:value-type="float" office:value="0.0017640020028634" calcext:value-type="float">
            <text:p>0.0017640020028634</text:p>
          </table:table-cell>
          <table:table-cell office:value-type="float" office:value="0.0040685024989993" calcext:value-type="float">
            <text:p>0.0040685024989993</text:p>
          </table:table-cell>
          <table:table-cell table:formula="of:=0.002+(0.006/(1+0.001*EXP(0.004*[.A2])))" office:value-type="float" office:value="0.00200562000706151" calcext:value-type="float">
            <text:p>0.00200562000706151</text:p>
          </table:table-cell>
          <table:table-cell table:formula="of:=[.I2]/(21149.57*([.A2]+1788.03)^-1.26)" office:value-type="float" office:value="0.0046257713979504" calcext:value-type="float">
            <text:p>0.0046257713979504</text:p>
          </table:table-cell>
          <table:table-cell office:value-type="float" office:value="0.00200562000706151" calcext:value-type="float">
            <text:p>0.00200562000706151</text:p>
          </table:table-cell>
          <table:table-cell table:formula="of:=[.K2]/(21149.57*([.A2]+1788.03)^-1.26)" office:value-type="float" office:value="0.0046257713979504" calcext:value-type="float">
            <text:p>0.0046257713979504</text:p>
          </table:table-cell>
          <table:table-cell office:value-type="float" office:value="0.0014979053160545" calcext:value-type="float">
            <text:p>0.0014979053160545</text:p>
          </table:table-cell>
          <table:table-cell table:formula="of:=[.M2]/(21149.57*([.A2]+1788.03)^-1.26)" office:value-type="float" office:value="0.00345477585158047" calcext:value-type="float">
            <text:p>0.00345477585158047</text:p>
          </table:table-cell>
          <table:table-cell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0.00629345129126791" calcext:value-type="float">
            <text:p>0.00629345129126791</text:p>
          </table:table-cell>
          <table:table-cell table:formula="of:=[.D3]/(21149.57*([.A3]+1788.03)^-1.26)" office:value-type="float" office:value="0.00629345129126791" calcext:value-type="float">
            <text:p>0.00629345129126791</text:p>
          </table:table-cell>
          <table:table-cell office:value-type="float" office:value="0.0027484285281496" calcext:value-type="float">
            <text:p>0.0027484285281496</text:p>
          </table:table-cell>
          <table:table-cell office:value-type="float" office:value="0.00228983625617691" calcext:value-type="float">
            <text:p>0.00228983625617691</text:p>
          </table:table-cell>
          <table:table-cell/>
          <table:table-cell office:value-type="float" office:value="0.00179066147911493" calcext:value-type="float">
            <text:p>0.00179066147911493</text:p>
          </table:table-cell>
          <table:table-cell office:value-type="float" office:value="0.00410032157741675" calcext:value-type="float">
            <text:p>0.00410032157741675</text:p>
          </table:table-cell>
          <table:table-cell table:formula="of:=0.002+(0.006/(1+0.001*EXP(0.004*[.A3])))" office:value-type="float" office:value="0.00200633578363448" calcext:value-type="float">
            <text:p>0.00200633578363448</text:p>
          </table:table-cell>
          <table:table-cell table:formula="of:=[.I3]/(21149.57*([.A3]+1788.03)^-1.26)" office:value-type="float" office:value="0.00459418041943135" calcext:value-type="float">
            <text:p>0.00459418041943135</text:p>
          </table:table-cell>
          <table:table-cell office:value-type="float" office:value="0.00200633578363448" calcext:value-type="float">
            <text:p>0.00200633578363448</text:p>
          </table:table-cell>
          <table:table-cell table:formula="of:=[.K3]/(21149.57*([.A3]+1788.03)^-1.26)" office:value-type="float" office:value="0.00459418041943135" calcext:value-type="float">
            <text:p>0.00459418041943135</text:p>
          </table:table-cell>
          <table:table-cell office:value-type="float" office:value="0.00139414867613597" calcext:value-type="float">
            <text:p>0.00139414867613597</text:p>
          </table:table-cell>
          <table:table-cell table:formula="of:=[.M3]/(21149.57*([.A3]+1788.03)^-1.26)" office:value-type="float" office:value="0.00319237218511719" calcext:value-type="float">
            <text:p>0.00319237218511719</text:p>
          </table:table-cell>
          <table:table-cell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0.00641864142967521" calcext:value-type="float">
            <text:p>0.00641864142967521</text:p>
          </table:table-cell>
          <table:table-cell table:formula="of:=[.D4]/(21149.57*([.A4]+1788.03)^-1.26)" office:value-type="float" office:value="0.00641864142967521" calcext:value-type="float">
            <text:p>0.00641864142967521</text:p>
          </table:table-cell>
          <table:table-cell office:value-type="float" office:value="0.0028235" calcext:value-type="float">
            <text:p>0.0028235</text:p>
          </table:table-cell>
          <table:table-cell office:value-type="float" office:value="0.00227329251980705" calcext:value-type="float">
            <text:p>0.00227329251980705</text:p>
          </table:table-cell>
          <table:table-cell/>
          <table:table-cell office:value-type="float" office:value="0.00181772386175368" calcext:value-type="float">
            <text:p>0.00181772386175368</text:p>
          </table:table-cell>
          <table:table-cell office:value-type="float" office:value="0.00413221805799941" calcext:value-type="float">
            <text:p>0.00413221805799941</text:p>
          </table:table-cell>
          <table:table-cell table:formula="of:=0.002+(0.006/(1+0.001*EXP(0.004*[.A4])))" office:value-type="float" office:value="0.00200714261447514" calcext:value-type="float">
            <text:p>0.00200714261447514</text:p>
          </table:table-cell>
          <table:table-cell table:formula="of:=[.I4]/(21149.57*([.A4]+1788.03)^-1.26)" office:value-type="float" office:value="0.0045628222916723" calcext:value-type="float">
            <text:p>0.0045628222916723</text:p>
          </table:table-cell>
          <table:table-cell office:value-type="float" office:value="0.00200714261447514" calcext:value-type="float">
            <text:p>0.00200714261447514</text:p>
          </table:table-cell>
          <table:table-cell table:formula="of:=[.K4]/(21149.57*([.A4]+1788.03)^-1.26)" office:value-type="float" office:value="0.0045628222916723" calcext:value-type="float">
            <text:p>0.0045628222916723</text:p>
          </table:table-cell>
          <table:table-cell office:value-type="float" office:value="0.00129028320631067" calcext:value-type="float">
            <text:p>0.00129028320631067</text:p>
          </table:table-cell>
          <table:table-cell table:formula="of:=[.M4]/(21149.57*([.A4]+1788.03)^-1.26)" office:value-type="float" office:value="0.0029331911613387" calcext:value-type="float">
            <text:p>0.0029331911613387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0.00652357296858351" calcext:value-type="float">
            <text:p>0.00652357296858351</text:p>
          </table:table-cell>
          <table:table-cell table:formula="of:=[.D5]/(21149.57*([.A5]+1788.03)^-1.26)" office:value-type="float" office:value="0.00652357296858351" calcext:value-type="float">
            <text:p>0.00652357296858351</text:p>
          </table:table-cell>
          <table:table-cell office:value-type="float" office:value="0.0028906634664794" calcext:value-type="float">
            <text:p>0.0028906634664794</text:p>
          </table:table-cell>
          <table:table-cell office:value-type="float" office:value="0.00225677358994982" calcext:value-type="float">
            <text:p>0.00225677358994982</text:p>
          </table:table-cell>
          <table:table-cell/>
          <table:table-cell office:value-type="float" office:value="0.00184519523992989" calcext:value-type="float">
            <text:p>0.00184519523992989</text:p>
          </table:table-cell>
          <table:table-cell office:value-type="float" office:value="0.00416418788577491" calcext:value-type="float">
            <text:p>0.00416418788577491</text:p>
          </table:table-cell>
          <table:table-cell table:formula="of:=0.002+(0.006/(1+0.001*EXP(0.004*[.A5])))" office:value-type="float" office:value="0.00200805205321782" calcext:value-type="float">
            <text:p>0.00200805205321782</text:p>
          </table:table-cell>
          <table:table-cell table:formula="of:=[.I5]/(21149.57*([.A5]+1788.03)^-1.26)" office:value-type="float" office:value="0.00453171884094648" calcext:value-type="float">
            <text:p>0.00453171884094648</text:p>
          </table:table-cell>
          <table:table-cell office:value-type="float" office:value="0.00200805205321782" calcext:value-type="float">
            <text:p>0.00200805205321782</text:p>
          </table:table-cell>
          <table:table-cell table:formula="of:=[.K5]/(21149.57*([.A5]+1788.03)^-1.26)" office:value-type="float" office:value="0.00453171884094648" calcext:value-type="float">
            <text:p>0.00453171884094648</text:p>
          </table:table-cell>
          <table:table-cell office:value-type="float" office:value="0.00118589514628699" calcext:value-type="float">
            <text:p>0.00118589514628699</text:p>
          </table:table-cell>
          <table:table-cell table:formula="of:=[.M5]/(21149.57*([.A5]+1788.03)^-1.26)" office:value-type="float" office:value="0.00267629684659016" calcext:value-type="float">
            <text:p>0.00267629684659016</text:p>
          </table:table-cell>
          <table:table-cell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.00667838506732787" calcext:value-type="float">
            <text:p>0.00667838506732787</text:p>
          </table:table-cell>
          <table:table-cell table:formula="of:=[.D6]/(21149.57*([.A6]+1788.03)^-1.26)" office:value-type="float" office:value="0.00667838506732787" calcext:value-type="float">
            <text:p>0.00667838506732787</text:p>
          </table:table-cell>
          <table:table-cell office:value-type="float" office:value="0.00298104984197513" calcext:value-type="float">
            <text:p>0.00298104984197513</text:p>
          </table:table-cell>
          <table:table-cell office:value-type="float" office:value="0.00224027957308591" calcext:value-type="float">
            <text:p>0.00224027957308591</text:p>
          </table:table-cell>
          <table:table-cell/>
          <table:table-cell office:value-type="float" office:value="0.00187308179481957" calcext:value-type="float">
            <text:p>0.00187308179481957</text:p>
          </table:table-cell>
          <table:table-cell office:value-type="float" office:value="0.00419622688365338" calcext:value-type="float">
            <text:p>0.00419622688365338</text:p>
          </table:table-cell>
          <table:table-cell table:formula="of:=0.002+(0.006/(1+0.001*EXP(0.004*[.A6])))" office:value-type="float" office:value="0.00200907711154075" calcext:value-type="float">
            <text:p>0.00200907711154075</text:p>
          </table:table-cell>
          <table:table-cell table:formula="of:=[.I6]/(21149.57*([.A6]+1788.03)^-1.26)" office:value-type="float" office:value="0.0045008944137392" calcext:value-type="float">
            <text:p>0.0045008944137392</text:p>
          </table:table-cell>
          <table:table-cell office:value-type="float" office:value="0.00200907711154075" calcext:value-type="float">
            <text:p>0.00200907711154075</text:p>
          </table:table-cell>
          <table:table-cell table:formula="of:=[.K6]/(21149.57*([.A6]+1788.03)^-1.26)" office:value-type="float" office:value="0.0045008944137392" calcext:value-type="float">
            <text:p>0.0045008944137392</text:p>
          </table:table-cell>
          <table:table-cell office:value-type="float" office:value="0.0010814386801107" calcext:value-type="float">
            <text:p>0.0010814386801107</text:p>
          </table:table-cell>
          <table:table-cell table:formula="of:=[.M6]/(21149.57*([.A6]+1788.03)^-1.26)" office:value-type="float" office:value="0.00242272498459699" calcext:value-type="float">
            <text:p>0.00242272498459699</text:p>
          </table:table-cell>
          <table:table-cell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0.00688895869966497" calcext:value-type="float">
            <text:p>0.00688895869966497</text:p>
          </table:table-cell>
          <table:table-cell table:formula="of:=[.D7]/(21149.57*([.A7]+1788.03)^-1.26)" office:value-type="float" office:value="0.00688895869966497" calcext:value-type="float">
            <text:p>0.00688895869966497</text:p>
          </table:table-cell>
          <table:table-cell office:value-type="float" office:value="0.00309781722040788" calcext:value-type="float">
            <text:p>0.00309781722040788</text:p>
          </table:table-cell>
          <table:table-cell office:value-type="float" office:value="0.002223810576777" calcext:value-type="float">
            <text:p>0.002223810576777</text:p>
          </table:table-cell>
          <table:table-cell/>
          <table:table-cell office:value-type="float" office:value="0.0019013898010152" calcext:value-type="float">
            <text:p>0.0019013898010152</text:p>
          </table:table-cell>
          <table:table-cell office:value-type="float" office:value="0.00422833075007353" calcext:value-type="float">
            <text:p>0.00422833075007353</text:p>
          </table:table-cell>
          <table:table-cell table:formula="of:=0.002+(0.006/(1+0.001*EXP(0.004*[.A7])))" office:value-type="float" office:value="0.00201023244101094" calcext:value-type="float">
            <text:p>0.00201023244101094</text:p>
          </table:table-cell>
          <table:table-cell table:formula="of:=[.I7]/(21149.57*([.A7]+1788.03)^-1.26)" office:value-type="float" office:value="0.00447037616410038" calcext:value-type="float">
            <text:p>0.00447037616410038</text:p>
          </table:table-cell>
          <table:table-cell office:value-type="float" office:value="0.00201023244101094" calcext:value-type="float">
            <text:p>0.00201023244101094</text:p>
          </table:table-cell>
          <table:table-cell table:formula="of:=[.K7]/(21149.57*([.A7]+1788.03)^-1.26)" office:value-type="float" office:value="0.00447037616410038" calcext:value-type="float">
            <text:p>0.00447037616410038</text:p>
          </table:table-cell>
          <table:table-cell office:value-type="float" office:value="0.00102119164367882" calcext:value-type="float">
            <text:p>0.00102119164367882</text:p>
          </table:table-cell>
          <table:table-cell table:formula="of:=[.M7]/(21149.57*([.A7]+1788.03)^-1.26)" office:value-type="float" office:value="0.00227093677812925" calcext:value-type="float">
            <text:p>0.00227093677812925</text:p>
          </table:table-cell>
          <table:table-cell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0.00710294376741995" calcext:value-type="float">
            <text:p>0.00710294376741995</text:p>
          </table:table-cell>
          <table:table-cell table:formula="of:=[.D8]/(21149.57*([.A8]+1788.03)^-1.26)" office:value-type="float" office:value="0.00710294376741995" calcext:value-type="float">
            <text:p>0.00710294376741995</text:p>
          </table:table-cell>
          <table:table-cell office:value-type="float" office:value="0.00321783586581297" calcext:value-type="float">
            <text:p>0.00321783586581297</text:p>
          </table:table-cell>
          <table:table-cell office:value-type="float" office:value="0.00220736670968313" calcext:value-type="float">
            <text:p>0.00220736670968313</text:p>
          </table:table-cell>
          <table:table-cell/>
          <table:table-cell office:value-type="float" office:value="0.00193012562793762" calcext:value-type="float">
            <text:p>0.00193012562793762</text:p>
          </table:table-cell>
          <table:table-cell office:value-type="float" office:value="0.00426049505661575" calcext:value-type="float">
            <text:p>0.00426049505661575</text:p>
          </table:table-cell>
          <table:table-cell table:formula="of:=0.002+(0.006/(1+0.001*EXP(0.004*[.A8])))" office:value-type="float" office:value="0.00201153453702326" calcext:value-type="float">
            <text:p>0.00201153453702326</text:p>
          </table:table-cell>
          <table:table-cell table:formula="of:=[.I8]/(21149.57*([.A8]+1788.03)^-1.26)" office:value-type="float" office:value="0.00444019437240302" calcext:value-type="float">
            <text:p>0.00444019437240302</text:p>
          </table:table-cell>
          <table:table-cell office:value-type="float" office:value="0.00201153453702326" calcext:value-type="float">
            <text:p>0.00201153453702326</text:p>
          </table:table-cell>
          <table:table-cell table:formula="of:=[.K8]/(21149.57*([.A8]+1788.03)^-1.26)" office:value-type="float" office:value="0.00444019437240302" calcext:value-type="float">
            <text:p>0.00444019437240302</text:p>
          </table:table-cell>
          <table:table-cell office:value-type="float" office:value="0.00104106949006338" calcext:value-type="float">
            <text:p>0.00104106949006338</text:p>
          </table:table-cell>
          <table:table-cell table:formula="of:=[.M8]/(21149.57*([.A8]+1788.03)^-1.26)" office:value-type="float" office:value="0.0022980221348327" calcext:value-type="float">
            <text:p>0.0022980221348327</text:p>
          </table:table-cell>
          <table:table-cell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0.00729179900002835" calcext:value-type="float">
            <text:p>0.00729179900002835</text:p>
          </table:table-cell>
          <table:table-cell table:formula="of:=[.D9]/(21149.57*([.A9]+1788.03)^-1.26)" office:value-type="float" office:value="0.00729179900002835" calcext:value-type="float">
            <text:p>0.00729179900002835</text:p>
          </table:table-cell>
          <table:table-cell office:value-type="float" office:value="0.00332814778283938" calcext:value-type="float">
            <text:p>0.00332814778283938</text:p>
          </table:table-cell>
          <table:table-cell office:value-type="float" office:value="0.0021909480815805" calcext:value-type="float">
            <text:p>0.0021909480815805</text:p>
          </table:table-cell>
          <table:table-cell/>
          <table:table-cell office:value-type="float" office:value="0.00195929574126909" calcext:value-type="float">
            <text:p>0.00195929574126909</text:p>
          </table:table-cell>
          <table:table-cell office:value-type="float" office:value="0.00429271524558237" calcext:value-type="float">
            <text:p>0.00429271524558237</text:p>
          </table:table-cell>
          <table:table-cell table:formula="of:=0.002+(0.006/(1+0.001*EXP(0.004*[.A9])))" office:value-type="float" office:value="0.00201300196735878" calcext:value-type="float">
            <text:p>0.00201300196735878</text:p>
          </table:table-cell>
          <table:table-cell table:formula="of:=[.I9]/(21149.57*([.A9]+1788.03)^-1.26)" office:value-type="float" office:value="0.0044103827986025" calcext:value-type="float">
            <text:p>0.0044103827986025</text:p>
          </table:table-cell>
          <table:table-cell office:value-type="float" office:value="0.00201300196735878" calcext:value-type="float">
            <text:p>0.00201300196735878</text:p>
          </table:table-cell>
          <table:table-cell table:formula="of:=[.K9]/(21149.57*([.A9]+1788.03)^-1.26)" office:value-type="float" office:value="0.0044103827986025" calcext:value-type="float">
            <text:p>0.0044103827986025</text:p>
          </table:table-cell>
          <table:table-cell office:value-type="float" office:value="0.00106339322218306" calcext:value-type="float">
            <text:p>0.00106339322218306</text:p>
          </table:table-cell>
          <table:table-cell table:formula="of:=[.M9]/(21149.57*([.A9]+1788.03)^-1.26)" office:value-type="float" office:value="0.00232983934010769" calcext:value-type="float">
            <text:p>0.00232983934010769</text:p>
          </table:table-cell>
          <table:table-cell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0.00745028788416782" calcext:value-type="float">
            <text:p>0.00745028788416782</text:p>
          </table:table-cell>
          <table:table-cell table:formula="of:=[.D10]/(21149.57*([.A10]+1788.03)^-1.26)" office:value-type="float" office:value="0.00745028788416782" calcext:value-type="float">
            <text:p>0.00745028788416782</text:p>
          </table:table-cell>
          <table:table-cell office:value-type="float" office:value="0.0034261210030618" calcext:value-type="float">
            <text:p>0.0034261210030618</text:p>
          </table:table-cell>
          <table:table-cell office:value-type="float" office:value="0.00217455480337961" calcext:value-type="float">
            <text:p>0.00217455480337961</text:p>
          </table:table-cell>
          <table:table-cell/>
          <table:table-cell office:value-type="float" office:value="0.0019889067044082" calcext:value-type="float">
            <text:p>0.0019889067044082</text:p>
          </table:table-cell>
          <table:table-cell office:value-type="float" office:value="0.00432498662754476" calcext:value-type="float">
            <text:p>0.00432498662754476</text:p>
          </table:table-cell>
          <table:table-cell table:formula="of:=0.002+(0.006/(1+0.001*EXP(0.004*[.A10])))" office:value-type="float" office:value="0.00201465562813138" calcext:value-type="float">
            <text:p>0.00201465562813138</text:p>
          </table:table-cell>
          <table:table-cell table:formula="of:=[.I10]/(21149.57*([.A10]+1788.03)^-1.26)" office:value-type="float" office:value="0.00438097907330887" calcext:value-type="float">
            <text:p>0.00438097907330887</text:p>
          </table:table-cell>
          <table:table-cell office:value-type="float" office:value="0.00201465562813138" calcext:value-type="float">
            <text:p>0.00201465562813138</text:p>
          </table:table-cell>
          <table:table-cell table:formula="of:=[.K10]/(21149.57*([.A10]+1788.03)^-1.26)" office:value-type="float" office:value="0.00438097907330887" calcext:value-type="float">
            <text:p>0.00438097907330887</text:p>
          </table:table-cell>
          <table:table-cell office:value-type="float" office:value="0.00115570224113828" calcext:value-type="float">
            <text:p>0.00115570224113828</text:p>
          </table:table-cell>
          <table:table-cell table:formula="of:=[.M10]/(21149.57*([.A10]+1788.03)^-1.26)" office:value-type="float" office:value="0.00251313785974383" calcext:value-type="float">
            <text:p>0.00251313785974383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751726631873566" calcext:value-type="float">
            <text:p>0.00751726631873566</text:p>
          </table:table-cell>
          <table:table-cell table:formula="of:=[.D11]/(21149.57*([.A11]+1788.03)^-1.26)" office:value-type="float" office:value="0.00751726631873566" calcext:value-type="float">
            <text:p>0.00751726631873566</text:p>
          </table:table-cell>
          <table:table-cell office:value-type="float" office:value="0.00348313948861498" calcext:value-type="float">
            <text:p>0.00348313948861498</text:p>
          </table:table-cell>
          <table:table-cell office:value-type="float" office:value="0.00215818698714383" calcext:value-type="float">
            <text:p>0.00215818698714383</text:p>
          </table:table-cell>
          <table:table-cell/>
          <table:table-cell office:value-type="float" office:value="0.00201896517994655" calcext:value-type="float">
            <text:p>0.00201896517994655</text:p>
          </table:table-cell>
          <table:table-cell office:value-type="float" office:value="0.00435730437885715" calcext:value-type="float">
            <text:p>0.00435730437885715</text:p>
          </table:table-cell>
          <table:table-cell table:formula="of:=0.002+(0.006/(1+0.001*EXP(0.004*[.A11])))" office:value-type="float" office:value="0.00201651903014688" calcext:value-type="float">
            <text:p>0.00201651903014688</text:p>
          </table:table-cell>
          <table:table-cell table:formula="of:=[.I11]/(21149.57*([.A11]+1788.03)^-1.26)" office:value-type="float" office:value="0.00435202513019088" calcext:value-type="float">
            <text:p>0.00435202513019088</text:p>
          </table:table-cell>
          <table:table-cell office:value-type="float" office:value="0.00201651903014688" calcext:value-type="float">
            <text:p>0.00201651903014688</text:p>
          </table:table-cell>
          <table:table-cell table:formula="of:=[.K11]/(21149.57*([.A11]+1788.03)^-1.26)" office:value-type="float" office:value="0.00435202513019088" calcext:value-type="float">
            <text:p>0.00435202513019088</text:p>
          </table:table-cell>
          <table:table-cell office:value-type="float" office:value="0.00129308825875376" calcext:value-type="float">
            <text:p>0.00129308825875376</text:p>
          </table:table-cell>
          <table:table-cell table:formula="of:=[.M11]/(21149.57*([.A11]+1788.03)^-1.26)" office:value-type="float" office:value="0.00279072625327084" calcext:value-type="float">
            <text:p>0.00279072625327084</text:p>
          </table:table-cell>
          <table:table-cell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0.00738537893462566" calcext:value-type="float">
            <text:p>0.00738537893462566</text:p>
          </table:table-cell>
          <table:table-cell table:formula="of:=[.D12]/(21149.57*([.A12]+1788.03)^-1.26)" office:value-type="float" office:value="0.00738537893462566" calcext:value-type="float">
            <text:p>0.00738537893462566</text:p>
          </table:table-cell>
          <table:table-cell office:value-type="float" office:value="0.00344813924914238" calcext:value-type="float">
            <text:p>0.00344813924914238</text:p>
          </table:table-cell>
          <table:table-cell office:value-type="float" office:value="0.00214184474610837" calcext:value-type="float">
            <text:p>0.00214184474610837</text:p>
          </table:table-cell>
          <table:table-cell/>
          <table:table-cell office:value-type="float" office:value="0.00204947793116797" calcext:value-type="float">
            <text:p>0.00204947793116797</text:p>
          </table:table-cell>
          <table:table-cell office:value-type="float" office:value="0.00438966353913717" calcext:value-type="float">
            <text:p>0.00438966353913717</text:p>
          </table:table-cell>
          <table:table-cell table:formula="of:=0.002+(0.006/(1+0.001*EXP(0.004*[.A12])))" office:value-type="float" office:value="0.00201861861896067" calcext:value-type="float">
            <text:p>0.00201861861896067</text:p>
          </table:table-cell>
          <table:table-cell table:formula="of:=[.I12]/(21149.57*([.A12]+1788.03)^-1.26)" office:value-type="float" office:value="0.00432356768341744" calcext:value-type="float">
            <text:p>0.00432356768341744</text:p>
          </table:table-cell>
          <table:table-cell office:value-type="float" office:value="0.00201861861896067" calcext:value-type="float">
            <text:p>0.00201861861896067</text:p>
          </table:table-cell>
          <table:table-cell table:formula="of:=[.K12]/(21149.57*([.A12]+1788.03)^-1.26)" office:value-type="float" office:value="0.00432356768341744" calcext:value-type="float">
            <text:p>0.00432356768341744</text:p>
          </table:table-cell>
          <table:table-cell office:value-type="float" office:value="0.00142801300696558" calcext:value-type="float">
            <text:p>0.00142801300696558</text:p>
          </table:table-cell>
          <table:table-cell table:formula="of:=[.M12]/(21149.57*([.A12]+1788.03)^-1.26)" office:value-type="float" office:value="0.00305858215634364" calcext:value-type="float">
            <text:p>0.00305858215634364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.00702266358016454" calcext:value-type="float">
            <text:p>0.00702266358016454</text:p>
          </table:table-cell>
          <table:table-cell table:formula="of:=[.D13]/(21149.57*([.A13]+1788.03)^-1.26)" office:value-type="float" office:value="0.00702266358016454" calcext:value-type="float">
            <text:p>0.00702266358016454</text:p>
          </table:table-cell>
          <table:table-cell office:value-type="float" office:value="0.00330396162124617" calcext:value-type="float">
            <text:p>0.00330396162124617</text:p>
          </table:table-cell>
          <table:table-cell office:value-type="float" office:value="0.00212552819469972" calcext:value-type="float">
            <text:p>0.00212552819469972</text:p>
          </table:table-cell>
          <table:table-cell/>
          <table:table-cell office:value-type="float" office:value="0.0020804518235702" calcext:value-type="float">
            <text:p>0.0020804518235702</text:p>
          </table:table-cell>
          <table:table-cell office:value-type="float" office:value="0.00442205900871292" calcext:value-type="float">
            <text:p>0.00442205900871292</text:p>
          </table:table-cell>
          <table:table-cell table:formula="of:=0.002+(0.006/(1+0.001*EXP(0.004*[.A13])))" office:value-type="float" office:value="0.00202098413218325" calcext:value-type="float">
            <text:p>0.00202098413218325</text:p>
          </table:table-cell>
          <table:table-cell table:formula="of:=[.I13]/(21149.57*([.A13]+1788.03)^-1.26)" office:value-type="float" office:value="0.00429565875399624" calcext:value-type="float">
            <text:p>0.00429565875399624</text:p>
          </table:table-cell>
          <table:table-cell office:value-type="float" office:value="0.00202098413218325" calcext:value-type="float">
            <text:p>0.00202098413218325</text:p>
          </table:table-cell>
          <table:table-cell table:formula="of:=[.K13]/(21149.57*([.A13]+1788.03)^-1.26)" office:value-type="float" office:value="0.00429565875399624" calcext:value-type="float">
            <text:p>0.00429565875399624</text:p>
          </table:table-cell>
          <table:table-cell office:value-type="float" office:value="0.00153991873409487" calcext:value-type="float">
            <text:p>0.00153991873409487</text:p>
          </table:table-cell>
          <table:table-cell table:formula="of:=[.M13]/(21149.57*([.A13]+1788.03)^-1.26)" office:value-type="float" office:value="0.00327314068686495" calcext:value-type="float">
            <text:p>0.00327314068686495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0.00651673367424863" calcext:value-type="float">
            <text:p>0.00651673367424863</text:p>
          </table:table-cell>
          <table:table-cell table:formula="of:=[.D14]/(21149.57*([.A14]+1788.03)^-1.26)" office:value-type="float" office:value="0.00651673367424863" calcext:value-type="float">
            <text:p>0.00651673367424863</text:p>
          </table:table-cell>
          <table:table-cell office:value-type="float" office:value="0.00308961595514604" calcext:value-type="float">
            <text:p>0.00308961595514604</text:p>
          </table:table-cell>
          <table:table-cell office:value-type="float" office:value="0.00210923744855551" calcext:value-type="float">
            <text:p>0.00210923744855551</text:p>
          </table:table-cell>
          <table:table-cell/>
          <table:table-cell office:value-type="float" office:value="0.00211189382640971" calcext:value-type="float">
            <text:p>0.00211189382640971</text:p>
          </table:table-cell>
          <table:table-cell office:value-type="float" office:value="0.00445448554603655" calcext:value-type="float">
            <text:p>0.00445448554603655</text:p>
          </table:table-cell>
          <table:table-cell table:formula="of:=0.002+(0.006/(1+0.001*EXP(0.004*[.A14])))" office:value-type="float" office:value="0.00202364899783908" calcext:value-type="float">
            <text:p>0.00202364899783908</text:p>
          </table:table-cell>
          <table:table-cell table:formula="of:=[.I14]/(21149.57*([.A14]+1788.03)^-1.26)" office:value-type="float" office:value="0.00426835624897402" calcext:value-type="float">
            <text:p>0.00426835624897402</text:p>
          </table:table-cell>
          <table:table-cell office:value-type="float" office:value="0.00202364899783908" calcext:value-type="float">
            <text:p>0.00202364899783908</text:p>
          </table:table-cell>
          <table:table-cell table:formula="of:=[.K14]/(21149.57*([.A14]+1788.03)^-1.26)" office:value-type="float" office:value="0.00426835624897402" calcext:value-type="float">
            <text:p>0.00426835624897402</text:p>
          </table:table-cell>
          <table:table-cell office:value-type="float" office:value="0.00164617848545222" calcext:value-type="float">
            <text:p>0.00164617848545222</text:p>
          </table:table-cell>
          <table:table-cell table:formula="of:=[.M14]/(21149.57*([.A14]+1788.03)^-1.26)" office:value-type="float" office:value="0.00347218130852221" calcext:value-type="float">
            <text:p>0.00347218130852221</text:p>
          </table:table-cell>
          <table:table-cell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.00597355316771323" calcext:value-type="float">
            <text:p>0.00597355316771323</text:p>
          </table:table-cell>
          <table:table-cell table:formula="of:=[.D15]/(21149.57*([.A15]+1788.03)^-1.26)" office:value-type="float" office:value="0.00597355316771323" calcext:value-type="float">
            <text:p>0.00597355316771323</text:p>
          </table:table-cell>
          <table:table-cell office:value-type="float" office:value="0.0028541" calcext:value-type="float">
            <text:p>0.0028541</text:p>
          </table:table-cell>
          <table:table-cell office:value-type="float" office:value="0.00209297262454477" calcext:value-type="float">
            <text:p>0.00209297262454477</text:p>
          </table:table-cell>
          <table:table-cell/>
          <table:table-cell office:value-type="float" office:value="0.00214381101426978" calcext:value-type="float">
            <text:p>0.00214381101426978</text:p>
          </table:table-cell>
          <table:table-cell office:value-type="float" office:value="0.00448693776506421" calcext:value-type="float">
            <text:p>0.00448693776506421</text:p>
          </table:table-cell>
          <table:table-cell table:formula="of:=0.002+(0.006/(1+0.001*EXP(0.004*[.A15])))" office:value-type="float" office:value="0.00202665077782332" calcext:value-type="float">
            <text:p>0.00202665077782332</text:p>
          </table:table-cell>
          <table:table-cell table:formula="of:=[.I15]/(21149.57*([.A15]+1788.03)^-1.26)" office:value-type="float" office:value="0.00424172459749657" calcext:value-type="float">
            <text:p>0.00424172459749657</text:p>
          </table:table-cell>
          <table:table-cell office:value-type="float" office:value="0.00202665077782332" calcext:value-type="float">
            <text:p>0.00202665077782332</text:p>
          </table:table-cell>
          <table:table-cell table:formula="of:=[.K15]/(21149.57*([.A15]+1788.03)^-1.26)" office:value-type="float" office:value="0.00424172459749657" calcext:value-type="float">
            <text:p>0.00424172459749657</text:p>
          </table:table-cell>
          <table:table-cell office:value-type="float" office:value="0.00172895831506144" calcext:value-type="float">
            <text:p>0.00172895831506144</text:p>
          </table:table-cell>
          <table:table-cell table:formula="of:=[.M15]/(21149.57*([.A15]+1788.03)^-1.26)" office:value-type="float" office:value="0.00361866242240265" calcext:value-type="float">
            <text:p>0.00361866242240265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.00543647384841683" calcext:value-type="float">
            <text:p>0.00543647384841683</text:p>
          </table:table-cell>
          <table:table-cell table:formula="of:=[.D16]/(21149.57*([.A16]+1788.03)^-1.26)" office:value-type="float" office:value="0.00543647384841683" calcext:value-type="float">
            <text:p>0.00543647384841683</text:p>
          </table:table-cell>
          <table:table-cell office:value-type="float" office:value="0.0026178" calcext:value-type="float">
            <text:p>0.0026178</text:p>
          </table:table-cell>
          <table:table-cell office:value-type="float" office:value="0.00207673384078877" calcext:value-type="float">
            <text:p>0.00207673384078877</text:p>
          </table:table-cell>
          <table:table-cell/>
          <table:table-cell office:value-type="float" office:value="0.00217621056865233" calcext:value-type="float">
            <text:p>0.00217621056865233</text:p>
          </table:table-cell>
          <table:table-cell office:value-type="float" office:value="0.00451941013260245" calcext:value-type="float">
            <text:p>0.00451941013260245</text:p>
          </table:table-cell>
          <table:table-cell table:formula="of:=0.002+(0.006/(1+0.001*EXP(0.004*[.A16])))" office:value-type="float" office:value="0.00203003166070668" calcext:value-type="float">
            <text:p>0.00203003166070668</text:p>
          </table:table-cell>
          <table:table-cell table:formula="of:=[.I16]/(21149.57*([.A16]+1788.03)^-1.26)" office:value-type="float" office:value="0.00421583544766217" calcext:value-type="float">
            <text:p>0.00421583544766217</text:p>
          </table:table-cell>
          <table:table-cell office:value-type="float" office:value="0.00203003166070668" calcext:value-type="float">
            <text:p>0.00203003166070668</text:p>
          </table:table-cell>
          <table:table-cell table:formula="of:=[.K16]/(21149.57*([.A16]+1788.03)^-1.26)" office:value-type="float" office:value="0.00421583544766217" calcext:value-type="float">
            <text:p>0.00421583544766217</text:p>
          </table:table-cell>
          <table:table-cell office:value-type="float" office:value="0.00173823911710136" calcext:value-type="float">
            <text:p>0.00173823911710136</text:p>
          </table:table-cell>
          <table:table-cell table:formula="of:=[.M16]/(21149.57*([.A16]+1788.03)^-1.26)" office:value-type="float" office:value="0.00360985999786718" calcext:value-type="float">
            <text:p>0.00360985999786718</text:p>
          </table:table-cell>
          <table:table-cell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0.00491805203997713" calcext:value-type="float">
            <text:p>0.00491805203997713</text:p>
          </table:table-cell>
          <table:table-cell table:formula="of:=[.D17]/(21149.57*([.A17]+1788.03)^-1.26)" office:value-type="float" office:value="0.00491805203997713" calcext:value-type="float">
            <text:p>0.00491805203997713</text:p>
          </table:table-cell>
          <table:table-cell office:value-type="float" office:value="0.0023868" calcext:value-type="float">
            <text:p>0.0023868</text:p>
          </table:table-cell>
          <table:table-cell office:value-type="float" office:value="0.00206052121668222" calcext:value-type="float">
            <text:p>0.00206052121668222</text:p>
          </table:table-cell>
          <table:table-cell/>
          <table:table-cell office:value-type="float" office:value="0.00220909977959378" calcext:value-type="float">
            <text:p>0.00220909977959378</text:p>
          </table:table-cell>
          <table:table-cell office:value-type="float" office:value="0.00455189696562101" calcext:value-type="float">
            <text:p>0.00455189696562101</text:p>
          </table:table-cell>
          <table:table-cell table:formula="of:=0.002+(0.006/(1+0.001*EXP(0.004*[.A17])))" office:value-type="float" office:value="0.0020338390082934" calcext:value-type="float">
            <text:p>0.0020338390082934</text:p>
          </table:table-cell>
          <table:table-cell table:formula="of:=[.I17]/(21149.57*([.A17]+1788.03)^-1.26)" office:value-type="float" office:value="0.00419076842790448" calcext:value-type="float">
            <text:p>0.00419076842790448</text:p>
          </table:table-cell>
          <table:table-cell office:value-type="float" office:value="0.0020338390082934" calcext:value-type="float">
            <text:p>0.0020338390082934</text:p>
          </table:table-cell>
          <table:table-cell table:formula="of:=[.K17]/(21149.57*([.A17]+1788.03)^-1.26)" office:value-type="float" office:value="0.00419076842790448" calcext:value-type="float">
            <text:p>0.00419076842790448</text:p>
          </table:table-cell>
          <table:table-cell office:value-type="float" office:value="0.00174221208232666" calcext:value-type="float">
            <text:p>0.00174221208232666</text:p>
          </table:table-cell>
          <table:table-cell table:formula="of:=[.M17]/(21149.57*([.A17]+1788.03)^-1.26)" office:value-type="float" office:value="0.0035898649595942" calcext:value-type="float">
            <text:p>0.0035898649595942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0.00444479288069199" calcext:value-type="float">
            <text:p>0.00444479288069199</text:p>
          </table:table-cell>
          <table:table-cell table:formula="of:=[.D18]/(21149.57*([.A18]+1788.03)^-1.26)" office:value-type="float" office:value="0.00444479288069199" calcext:value-type="float">
            <text:p>0.00444479288069199</text:p>
          </table:table-cell>
          <table:table-cell office:value-type="float" office:value="0.0021742" calcext:value-type="float">
            <text:p>0.0021742</text:p>
          </table:table-cell>
          <table:table-cell office:value-type="float" office:value="0.00204433487291509" calcext:value-type="float">
            <text:p>0.00204433487291509</text:p>
          </table:table-cell>
          <table:table-cell/>
          <table:table-cell office:value-type="float" office:value="0.00224248604730535" calcext:value-type="float">
            <text:p>0.00224248604730535</text:p>
          </table:table-cell>
          <table:table-cell office:value-type="float" office:value="0.00458439242853185" calcext:value-type="float">
            <text:p>0.00458439242853185</text:p>
          </table:table-cell>
          <table:table-cell table:formula="of:=0.002+(0.006/(1+0.001*EXP(0.004*[.A18])))" office:value-type="float" office:value="0.00203812596041369" calcext:value-type="float">
            <text:p>0.00203812596041369</text:p>
          </table:table-cell>
          <table:table-cell table:formula="of:=[.I18]/(21149.57*([.A18]+1788.03)^-1.26)" office:value-type="float" office:value="0.00416661197626727" calcext:value-type="float">
            <text:p>0.00416661197626727</text:p>
          </table:table-cell>
          <table:table-cell office:value-type="float" office:value="0.00203812596041369" calcext:value-type="float">
            <text:p>0.00203812596041369</text:p>
          </table:table-cell>
          <table:table-cell table:formula="of:=[.K18]/(21149.57*([.A18]+1788.03)^-1.26)" office:value-type="float" office:value="0.00416661197626727" calcext:value-type="float">
            <text:p>0.00416661197626727</text:p>
          </table:table-cell>
          <table:table-cell office:value-type="float" office:value="0.00172986790319008" calcext:value-type="float">
            <text:p>0.00172986790319008</text:p>
          </table:table-cell>
          <table:table-cell table:formula="of:=[.M18]/(21149.57*([.A18]+1788.03)^-1.26)" office:value-type="float" office:value="0.00353642928002798" calcext:value-type="float">
            <text:p>0.00353642928002798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.00404961171837618" calcext:value-type="float">
            <text:p>0.00404961171837618</text:p>
          </table:table-cell>
          <table:table-cell table:formula="of:=[.D19]/(21149.57*([.A19]+1788.03)^-1.26)" office:value-type="float" office:value="0.00404961171837618" calcext:value-type="float">
            <text:p>0.00404961171837618</text:p>
          </table:table-cell>
          <table:table-cell office:value-type="float" office:value="0.0019966777300573" calcext:value-type="float">
            <text:p>0.0019966777300573</text:p>
          </table:table-cell>
          <table:table-cell office:value-type="float" office:value="0.00202817493149481" calcext:value-type="float">
            <text:p>0.00202817493149481</text:p>
          </table:table-cell>
          <table:table-cell/>
          <table:table-cell office:value-type="float" office:value="0.00227637688383813" calcext:value-type="float">
            <text:p>0.00227637688383813</text:p>
          </table:table-cell>
          <table:table-cell office:value-type="float" office:value="0.00461689053043476" calcext:value-type="float">
            <text:p>0.00461689053043476</text:p>
          </table:table-cell>
          <table:table-cell table:formula="of:=0.002+(0.006/(1+0.001*EXP(0.004*[.A19])))" office:value-type="float" office:value="0.00204295210239837" calcext:value-type="float">
            <text:p>0.00204295210239837</text:p>
          </table:table-cell>
          <table:table-cell table:formula="of:=[.I19]/(21149.57*([.A19]+1788.03)^-1.26)" office:value-type="float" office:value="0.00414346424032899" calcext:value-type="float">
            <text:p>0.00414346424032899</text:p>
          </table:table-cell>
          <table:table-cell office:value-type="float" office:value="0.00204295210239837" calcext:value-type="float">
            <text:p>0.00204295210239837</text:p>
          </table:table-cell>
          <table:table-cell table:formula="of:=[.K19]/(21149.57*([.A19]+1788.03)^-1.26)" office:value-type="float" office:value="0.00414346424032899" calcext:value-type="float">
            <text:p>0.00414346424032899</text:p>
          </table:table-cell>
          <table:table-cell office:value-type="float" office:value="0.00169828238745346" calcext:value-type="float">
            <text:p>0.00169828238745346</text:p>
          </table:table-cell>
          <table:table-cell table:formula="of:=[.M19]/(21149.57*([.A19]+1788.03)^-1.26)" office:value-type="float" office:value="0.00344441376483226" calcext:value-type="float">
            <text:p>0.00344441376483226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.00376322075397763" calcext:value-type="float">
            <text:p>0.00376322075397763</text:p>
          </table:table-cell>
          <table:table-cell table:formula="of:=[.D20]/(21149.57*([.A20]+1788.03)^-1.26)" office:value-type="float" office:value="0.00376322075397763" calcext:value-type="float">
            <text:p>0.00376322075397763</text:p>
          </table:table-cell>
          <table:table-cell office:value-type="float" office:value="0.0018703494557562" calcext:value-type="float">
            <text:p>0.0018703494557562</text:p>
          </table:table-cell>
          <table:table-cell office:value-type="float" office:value="0.00201204151576911" calcext:value-type="float">
            <text:p>0.00201204151576911</text:p>
          </table:table-cell>
          <table:table-cell/>
          <table:table-cell office:value-type="float" office:value="0.0023107799147733" calcext:value-type="float">
            <text:p>0.0023107799147733</text:p>
          </table:table-cell>
          <table:table-cell office:value-type="float" office:value="0.00464938512232928" calcext:value-type="float">
            <text:p>0.00464938512232928</text:p>
          </table:table-cell>
          <table:table-cell table:formula="of:=0.002+(0.006/(1+0.001*EXP(0.004*[.A20])))" office:value-type="float" office:value="0.0020483841994977" calcext:value-type="float">
            <text:p>0.0020483841994977</text:p>
          </table:table-cell>
          <table:table-cell table:formula="of:=[.I20]/(21149.57*([.A20]+1788.03)^-1.26)" office:value-type="float" office:value="0.00412143404963483" calcext:value-type="float">
            <text:p>0.00412143404963483</text:p>
          </table:table-cell>
          <table:table-cell office:value-type="float" office:value="0.0020483841994977" calcext:value-type="float">
            <text:p>0.0020483841994977</text:p>
          </table:table-cell>
          <table:table-cell table:formula="of:=[.K20]/(21149.57*([.A20]+1788.03)^-1.26)" office:value-type="float" office:value="0.00412143404963483" calcext:value-type="float">
            <text:p>0.00412143404963483</text:p>
          </table:table-cell>
          <table:table-cell office:value-type="float" office:value="0.00166819827269892" calcext:value-type="float">
            <text:p>0.00166819827269892</text:p>
          </table:table-cell>
          <table:table-cell table:formula="of:=[.M20]/(21149.57*([.A20]+1788.03)^-1.26)" office:value-type="float" office:value="0.00335648418120454" calcext:value-type="float">
            <text:p>0.00335648418120454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0360066628981056" calcext:value-type="float">
            <text:p>0.00360066628981056</text:p>
          </table:table-cell>
          <table:table-cell table:formula="of:=[.D21]/(21149.57*([.A21]+1788.03)^-1.26)" office:value-type="float" office:value="0.00360066628981056" calcext:value-type="float">
            <text:p>0.00360066628981056</text:p>
          </table:table-cell>
          <table:table-cell office:value-type="float" office:value="0.001804" calcext:value-type="float">
            <text:p>0.001804</text:p>
          </table:table-cell>
          <table:table-cell office:value-type="float" office:value="0.00199593475044931" calcext:value-type="float">
            <text:p>0.00199593475044931</text:p>
          </table:table-cell>
          <table:table-cell/>
          <table:table-cell office:value-type="float" office:value="0.00234570288093798" calcext:value-type="float">
            <text:p>0.00234570288093798</text:p>
          </table:table-cell>
          <table:table-cell office:value-type="float" office:value="0.00468186989429317" calcext:value-type="float">
            <text:p>0.00468186989429317</text:p>
          </table:table-cell>
          <table:table-cell table:formula="of:=0.002+(0.006/(1+0.001*EXP(0.004*[.A21])))" office:value-type="float" office:value="0.00205449700211474" calcext:value-type="float">
            <text:p>0.00205449700211474</text:p>
          </table:table-cell>
          <table:table-cell table:formula="of:=[.I21]/(21149.57*([.A21]+1788.03)^-1.26)" office:value-type="float" office:value="0.00410064196121474" calcext:value-type="float">
            <text:p>0.00410064196121474</text:p>
          </table:table-cell>
          <table:table-cell office:value-type="float" office:value="0.00205449700211474" calcext:value-type="float">
            <text:p>0.00205449700211474</text:p>
          </table:table-cell>
          <table:table-cell table:formula="of:=[.K21]/(21149.57*([.A21]+1788.03)^-1.26)" office:value-type="float" office:value="0.00410064196121474" calcext:value-type="float">
            <text:p>0.00410064196121474</text:p>
          </table:table-cell>
          <table:table-cell office:value-type="float" office:value="0.00167509163937192" calcext:value-type="float">
            <text:p>0.00167509163937192</text:p>
          </table:table-cell>
          <table:table-cell table:formula="of:=[.M21]/(21149.57*([.A21]+1788.03)^-1.26)" office:value-type="float" office:value="0.00334337361320952" calcext:value-type="float">
            <text:p>0.00334337361320952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0.00355621512284746" calcext:value-type="float">
            <text:p>0.00355621512284746</text:p>
          </table:table-cell>
          <table:table-cell table:formula="of:=[.D22]/(21149.57*([.A22]+1788.03)^-1.26)" office:value-type="float" office:value="0.00355621512284746" calcext:value-type="float">
            <text:p>0.00355621512284746</text:p>
          </table:table-cell>
          <table:table-cell office:value-type="float" office:value="0.0017962" calcext:value-type="float">
            <text:p>0.0017962</text:p>
          </table:table-cell>
          <table:table-cell office:value-type="float" office:value="0.00197985476163426" calcext:value-type="float">
            <text:p>0.00197985476163426</text:p>
          </table:table-cell>
          <table:table-cell/>
          <table:table-cell office:value-type="float" office:value="0.00238115364014687" calcext:value-type="float">
            <text:p>0.00238115364014687</text:p>
          </table:table-cell>
          <table:table-cell office:value-type="float" office:value="0.00471433837262754" calcext:value-type="float">
            <text:p>0.00471433837262754</text:p>
          </table:table-cell>
          <table:table-cell table:formula="of:=0.002+(0.006/(1+0.001*EXP(0.004*[.A22])))" office:value-type="float" office:value="0.00206137412506123" calcext:value-type="float">
            <text:p>0.00206137412506123</text:p>
          </table:table-cell>
          <table:table-cell table:formula="of:=[.I22]/(21149.57*([.A22]+1788.03)^-1.26)" office:value-type="float" office:value="0.00408122137701214" calcext:value-type="float">
            <text:p>0.00408122137701214</text:p>
          </table:table-cell>
          <table:table-cell office:value-type="float" office:value="0.00206137412506123" calcext:value-type="float">
            <text:p>0.00206137412506123</text:p>
          </table:table-cell>
          <table:table-cell table:formula="of:=[.K22]/(21149.57*([.A22]+1788.03)^-1.26)" office:value-type="float" office:value="0.00408122137701214" calcext:value-type="float">
            <text:p>0.00408122137701214</text:p>
          </table:table-cell>
          <table:table-cell office:value-type="float" office:value="0.00169776106855104" calcext:value-type="float">
            <text:p>0.00169776106855104</text:p>
          </table:table-cell>
          <table:table-cell table:formula="of:=[.M22]/(21149.57*([.A22]+1788.03)^-1.26)" office:value-type="float" office:value="0.00336132033568805" calcext:value-type="float">
            <text:p>0.00336132033568805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.00361948287057416" calcext:value-type="float">
            <text:p>0.00361948287057416</text:p>
          </table:table-cell>
          <table:table-cell table:formula="of:=[.D23]/(21149.57*([.A23]+1788.03)^-1.26)" office:value-type="float" office:value="0.00361948287057416" calcext:value-type="float">
            <text:p>0.00361948287057416</text:p>
          </table:table-cell>
          <table:table-cell office:value-type="float" office:value="0.0018431" calcext:value-type="float">
            <text:p>0.0018431</text:p>
          </table:table-cell>
          <table:table-cell office:value-type="float" office:value="0.00196380167683477" calcext:value-type="float">
            <text:p>0.00196380167683477</text:p>
          </table:table-cell>
          <table:table-cell/>
          <table:table-cell office:value-type="float" office:value="0.00241714016897036" calcext:value-type="float">
            <text:p>0.00241714016897036</text:p>
          </table:table-cell>
          <table:table-cell office:value-type="float" office:value="0.00474678391696868" calcext:value-type="float">
            <text:p>0.00474678391696868</text:p>
          </table:table-cell>
          <table:table-cell table:formula="of:=0.002+(0.006/(1+0.001*EXP(0.004*[.A23])))" office:value-type="float" office:value="0.00206910900302801" calcext:value-type="float">
            <text:p>0.00206910900302801</text:p>
          </table:table-cell>
          <table:table-cell table:formula="of:=[.I23]/(21149.57*([.A23]+1788.03)^-1.26)" office:value-type="float" office:value="0.00406331972970032" calcext:value-type="float">
            <text:p>0.00406331972970032</text:p>
          </table:table-cell>
          <table:table-cell office:value-type="float" office:value="0.00206910900302801" calcext:value-type="float">
            <text:p>0.00206910900302801</text:p>
          </table:table-cell>
          <table:table-cell table:formula="of:=[.K23]/(21149.57*([.A23]+1788.03)^-1.26)" office:value-type="float" office:value="0.00406331972970032" calcext:value-type="float">
            <text:p>0.00406331972970032</text:p>
          </table:table-cell>
          <table:table-cell office:value-type="float" office:value="0.00173739430422476" calcext:value-type="float">
            <text:p>0.00173739430422476</text:p>
          </table:table-cell>
          <table:table-cell table:formula="of:=[.M23]/(21149.57*([.A23]+1788.03)^-1.26)" office:value-type="float" office:value="0.00341189784795976" calcext:value-type="float">
            <text:p>0.00341189784795976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0.00381296556349737" calcext:value-type="float">
            <text:p>0.00381296556349737</text:p>
          </table:table-cell>
          <table:table-cell table:formula="of:=[.D24]/(21149.57*([.A24]+1788.03)^-1.26)" office:value-type="float" office:value="0.00381296556349737" calcext:value-type="float">
            <text:p>0.00381296556349737</text:p>
          </table:table-cell>
          <table:table-cell office:value-type="float" office:value="0.0019576" calcext:value-type="float">
            <text:p>0.0019576</text:p>
          </table:table-cell>
          <table:table-cell office:value-type="float" office:value="0.00194777562499866" calcext:value-type="float">
            <text:p>0.00194777562499866</text:p>
          </table:table-cell>
          <table:table-cell/>
          <table:table-cell office:value-type="float" office:value="0.00245367056452926" calcext:value-type="float">
            <text:p>0.00245367056452926</text:p>
          </table:table-cell>
          <table:table-cell office:value-type="float" office:value="0.0047791997173668" calcext:value-type="float">
            <text:p>0.0047791997173668</text:p>
          </table:table-cell>
          <table:table-cell table:formula="of:=0.002+(0.006/(1+0.001*EXP(0.004*[.A24])))" office:value-type="float" office:value="0.00207780592299386" calcext:value-type="float">
            <text:p>0.00207780592299386</text:p>
          </table:table-cell>
          <table:table-cell table:formula="of:=[.I24]/(21149.57*([.A24]+1788.03)^-1.26)" office:value-type="float" office:value="0.00404709973028529" calcext:value-type="float">
            <text:p>0.00404709973028529</text:p>
          </table:table-cell>
          <table:table-cell office:value-type="float" office:value="0.00207780592299386" calcext:value-type="float">
            <text:p>0.00207780592299386</text:p>
          </table:table-cell>
          <table:table-cell table:formula="of:=[.K24]/(21149.57*([.A24]+1788.03)^-1.26)" office:value-type="float" office:value="0.00404709973028529" calcext:value-type="float">
            <text:p>0.00404709973028529</text:p>
          </table:table-cell>
          <table:table-cell office:value-type="float" office:value="0.00187209393091247" calcext:value-type="float">
            <text:p>0.00187209393091247</text:p>
          </table:table-cell>
          <table:table-cell table:formula="of:=[.M24]/(21149.57*([.A24]+1788.03)^-1.26)" office:value-type="float" office:value="0.00364641892633923" calcext:value-type="float">
            <text:p>0.00364641892633923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.00422904563162563" calcext:value-type="float">
            <text:p>0.00422904563162563</text:p>
          </table:table-cell>
          <table:table-cell table:formula="of:=[.D25]/(21149.57*([.A25]+1788.03)^-1.26)" office:value-type="float" office:value="0.00422904563162563" calcext:value-type="float">
            <text:p>0.00422904563162563</text:p>
          </table:table-cell>
          <table:table-cell office:value-type="float" office:value="0.0021892" calcext:value-type="float">
            <text:p>0.0021892</text:p>
          </table:table-cell>
          <table:table-cell office:value-type="float" office:value="0.00193177673653646" calcext:value-type="float">
            <text:p>0.00193177673653646</text:p>
          </table:table-cell>
          <table:table-cell/>
          <table:table-cell office:value-type="float" office:value="0.00249075304631668" calcext:value-type="float">
            <text:p>0.00249075304631668</text:p>
          </table:table-cell>
          <table:table-cell office:value-type="float" office:value="0.0048115787913319" calcext:value-type="float">
            <text:p>0.0048115787913319</text:p>
          </table:table-cell>
          <table:table-cell table:formula="of:=0.002+(0.006/(1+0.001*EXP(0.004*[.A25])))" office:value-type="float" office:value="0.00208758113225536" calcext:value-type="float">
            <text:p>0.00208758113225536</text:p>
          </table:table-cell>
          <table:table-cell table:formula="of:=[.I25]/(21149.57*([.A25]+1788.03)^-1.26)" office:value-type="float" office:value="0.00403274066692335" calcext:value-type="float">
            <text:p>0.00403274066692335</text:p>
          </table:table-cell>
          <table:table-cell office:value-type="float" office:value="0.00208758113225536" calcext:value-type="float">
            <text:p>0.00208758113225536</text:p>
          </table:table-cell>
          <table:table-cell table:formula="of:=[.K25]/(21149.57*([.A25]+1788.03)^-1.26)" office:value-type="float" office:value="0.00403274066692335" calcext:value-type="float">
            <text:p>0.00403274066692335</text:p>
          </table:table-cell>
          <table:table-cell office:value-type="float" office:value="0.00202152883856006" calcext:value-type="float">
            <text:p>0.00202152883856006</text:p>
          </table:table-cell>
          <table:table-cell table:formula="of:=[.M25]/(21149.57*([.A25]+1788.03)^-1.26)" office:value-type="float" office:value="0.0039051423825679" calcext:value-type="float">
            <text:p>0.0039051423825679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00498875659327743" calcext:value-type="float">
            <text:p>0.00498875659327743</text:p>
          </table:table-cell>
          <table:table-cell table:formula="of:=[.D26]/(21149.57*([.A26]+1788.03)^-1.26)" office:value-type="float" office:value="0.00498875659327743" calcext:value-type="float">
            <text:p>0.00498875659327743</text:p>
          </table:table-cell>
          <table:table-cell office:value-type="float" office:value="0.002604" calcext:value-type="float">
            <text:p>0.002604</text:p>
          </table:table-cell>
          <table:table-cell office:value-type="float" office:value="0.00191580514334771" calcext:value-type="float">
            <text:p>0.00191580514334771</text:p>
          </table:table-cell>
          <table:table-cell/>
          <table:table-cell office:value-type="float" office:value="0.00252839595804746" calcext:value-type="float">
            <text:p>0.00252839595804746</text:p>
          </table:table-cell>
          <table:table-cell office:value-type="float" office:value="0.00484391398084689" calcext:value-type="float">
            <text:p>0.00484391398084689</text:p>
          </table:table-cell>
          <table:table-cell table:formula="of:=0.002+(0.006/(1+0.001*EXP(0.004*[.A26])))" office:value-type="float" office:value="0.00209856401800409" calcext:value-type="float">
            <text:p>0.00209856401800409</text:p>
          </table:table-cell>
          <table:table-cell table:formula="of:=[.I26]/(21149.57*([.A26]+1788.03)^-1.26)" office:value-type="float" office:value="0.00402043973933666" calcext:value-type="float">
            <text:p>0.00402043973933666</text:p>
          </table:table-cell>
          <table:table-cell office:value-type="float" office:value="0.00209856401800409" calcext:value-type="float">
            <text:p>0.00209856401800409</text:p>
          </table:table-cell>
          <table:table-cell table:formula="of:=[.K26]/(21149.57*([.A26]+1788.03)^-1.26)" office:value-type="float" office:value="0.00402043973933666" calcext:value-type="float">
            <text:p>0.00402043973933666</text:p>
          </table:table-cell>
          <table:table-cell office:value-type="float" office:value="0.00220625796667297" calcext:value-type="float">
            <text:p>0.00220625796667297</text:p>
          </table:table-cell>
          <table:table-cell table:formula="of:=[.M26]/(21149.57*([.A26]+1788.03)^-1.26)" office:value-type="float" office:value="0.00422676036010393" calcext:value-type="float">
            <text:p>0.00422676036010393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.00610699816690001" calcext:value-type="float">
            <text:p>0.00610699816690001</text:p>
          </table:table-cell>
          <table:table-cell table:formula="of:=[.D27]/(21149.57*([.A27]+1788.03)^-1.26)" office:value-type="float" office:value="0.00610699816690001" calcext:value-type="float">
            <text:p>0.00610699816690001</text:p>
          </table:table-cell>
          <table:table-cell office:value-type="float" office:value="0.00321444475932313" calcext:value-type="float">
            <text:p>0.00321444475932313</text:p>
          </table:table-cell>
          <table:table-cell office:value-type="float" office:value="0.00189986097884786" calcext:value-type="float">
            <text:p>0.00189986097884786</text:p>
          </table:table-cell>
          <table:table-cell/>
          <table:table-cell office:value-type="float" office:value="0.00256660776953556" calcext:value-type="float">
            <text:p>0.00256660776953556</text:p>
          </table:table-cell>
          <table:table-cell office:value-type="float" office:value="0.00487619794934834" calcext:value-type="float">
            <text:p>0.00487619794934834</text:p>
          </table:table-cell>
          <table:table-cell table:formula="of:=0.002+(0.006/(1+0.001*EXP(0.004*[.A27])))" office:value-type="float" office:value="0.00211089835073972" calcext:value-type="float">
            <text:p>0.00211089835073972</text:p>
          </table:table-cell>
          <table:table-cell table:formula="of:=[.I27]/(21149.57*([.A27]+1788.03)^-1.26)" office:value-type="float" office:value="0.0040104134068847" calcext:value-type="float">
            <text:p>0.0040104134068847</text:p>
          </table:table-cell>
          <table:table-cell office:value-type="float" office:value="0.00211089835073972" calcext:value-type="float">
            <text:p>0.00211089835073972</text:p>
          </table:table-cell>
          <table:table-cell table:formula="of:=[.K27]/(21149.57*([.A27]+1788.03)^-1.26)" office:value-type="float" office:value="0.0040104134068847" calcext:value-type="float">
            <text:p>0.0040104134068847</text:p>
          </table:table-cell>
          <table:table-cell office:value-type="float" office:value="0.00246439221082996" calcext:value-type="float">
            <text:p>0.00246439221082996</text:p>
          </table:table-cell>
          <table:table-cell table:formula="of:=[.M27]/(21149.57*([.A27]+1788.03)^-1.26)" office:value-type="float" office:value="0.00468200259793244" calcext:value-type="float">
            <text:p>0.00468200259793244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0.0073715873877584" calcext:value-type="float">
            <text:p>0.0073715873877584</text:p>
          </table:table-cell>
          <table:table-cell table:formula="of:=[.D28]/(21149.57*([.A28]+1788.03)^-1.26)" office:value-type="float" office:value="0.0073715873877584" calcext:value-type="float">
            <text:p>0.0073715873877584</text:p>
          </table:table-cell>
          <table:table-cell office:value-type="float" office:value="0.00391284767950526" calcext:value-type="float">
            <text:p>0.00391284767950526</text:p>
          </table:table-cell>
          <table:table-cell office:value-type="float" office:value="0.00188394437799594" calcext:value-type="float">
            <text:p>0.00188394437799594</text:p>
          </table:table-cell>
          <table:table-cell/>
          <table:table-cell office:value-type="float" office:value="0.00260539707859976" calcext:value-type="float">
            <text:p>0.00260539707859976</text:p>
          </table:table-cell>
          <table:table-cell office:value-type="float" office:value="0.00490842317867506" calcext:value-type="float">
            <text:p>0.00490842317867506</text:p>
          </table:table-cell>
          <table:table-cell table:formula="of:=0.002+(0.006/(1+0.001*EXP(0.004*[.A28])))" office:value-type="float" office:value="0.00212474357909828" calcext:value-type="float">
            <text:p>0.00212474357909828</text:p>
          </table:table-cell>
          <table:table-cell table:formula="of:=[.I28]/(21149.57*([.A28]+1788.03)^-1.26)" office:value-type="float" office:value="0.00400289872052519" calcext:value-type="float">
            <text:p>0.00400289872052519</text:p>
          </table:table-cell>
          <table:table-cell office:value-type="float" office:value="0.00212474357909828" calcext:value-type="float">
            <text:p>0.00212474357909828</text:p>
          </table:table-cell>
          <table:table-cell table:formula="of:=[.K28]/(21149.57*([.A28]+1788.03)^-1.26)" office:value-type="float" office:value="0.00400289872052519" calcext:value-type="float">
            <text:p>0.00400289872052519</text:p>
          </table:table-cell>
          <table:table-cell office:value-type="float" office:value="0.00272439665089996" calcext:value-type="float">
            <text:p>0.00272439665089996</text:p>
          </table:table-cell>
          <table:table-cell table:formula="of:=[.M28]/(21149.57*([.A28]+1788.03)^-1.26)" office:value-type="float" office:value="0.00513261175389395" calcext:value-type="float">
            <text:p>0.00513261175389395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.00842727856686521" calcext:value-type="float">
            <text:p>0.00842727856686521</text:p>
          </table:table-cell>
          <table:table-cell table:formula="of:=[.D29]/(21149.57*([.A29]+1788.03)^-1.26)" office:value-type="float" office:value="0.00842727856686521" calcext:value-type="float">
            <text:p>0.00842727856686521</text:p>
          </table:table-cell>
          <table:table-cell office:value-type="float" office:value="0.00451125711691521" calcext:value-type="float">
            <text:p>0.00451125711691521</text:p>
          </table:table-cell>
          <table:table-cell office:value-type="float" office:value="0.00186805547732286" calcext:value-type="float">
            <text:p>0.00186805547732286</text:p>
          </table:table-cell>
          <table:table-cell/>
          <table:table-cell office:value-type="float" office:value="0.00264477261299824" calcext:value-type="float">
            <text:p>0.00264477261299824</text:p>
          </table:table-cell>
          <table:table-cell office:value-type="float" office:value="0.00494058196598487" calcext:value-type="float">
            <text:p>0.00494058196598487</text:p>
          </table:table-cell>
          <table:table-cell table:formula="of:=0.002+(0.006/(1+0.001*EXP(0.004*[.A29])))" office:value-type="float" office:value="0.0021402761576833" calcext:value-type="float">
            <text:p>0.0021402761576833</text:p>
          </table:table-cell>
          <table:table-cell table:formula="of:=[.I29]/(21149.57*([.A29]+1788.03)^-1.26)" office:value-type="float" office:value="0.00399815459934382" calcext:value-type="float">
            <text:p>0.00399815459934382</text:p>
          </table:table-cell>
          <table:table-cell office:value-type="float" office:value="0.0021402761576833" calcext:value-type="float">
            <text:p>0.0021402761576833</text:p>
          </table:table-cell>
          <table:table-cell table:formula="of:=[.K29]/(21149.57*([.A29]+1788.03)^-1.26)" office:value-type="float" office:value="0.00399815459934382" calcext:value-type="float">
            <text:p>0.00399815459934382</text:p>
          </table:table-cell>
          <table:table-cell office:value-type="float" office:value="0.00290610339046937" calcext:value-type="float">
            <text:p>0.00290610339046937</text:p>
          </table:table-cell>
          <table:table-cell table:formula="of:=[.M29]/(21149.57*([.A29]+1788.03)^-1.26)" office:value-type="float" office:value="0.00542876235623286" calcext:value-type="float">
            <text:p>0.00542876235623286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0.00903554987067531" calcext:value-type="float">
            <text:p>0.00903554987067531</text:p>
          </table:table-cell>
          <table:table-cell table:formula="of:=[.D30]/(21149.57*([.A30]+1788.03)^-1.26)" office:value-type="float" office:value="0.00903554987067531" calcext:value-type="float">
            <text:p>0.00903554987067531</text:p>
          </table:table-cell>
          <table:table-cell office:value-type="float" office:value="0.00487829452334699" calcext:value-type="float">
            <text:p>0.00487829452334699</text:p>
          </table:table-cell>
          <table:table-cell office:value-type="float" office:value="0.00185219441496042" calcext:value-type="float">
            <text:p>0.00185219441496042</text:p>
          </table:table-cell>
          <table:table-cell/>
          <table:table-cell office:value-type="float" office:value="0.00268474323239237" calcext:value-type="float">
            <text:p>0.00268474323239237</text:p>
          </table:table-cell>
          <table:table-cell office:value-type="float" office:value="0.00497266642063993" calcext:value-type="float">
            <text:p>0.00497266642063993</text:p>
          </table:table-cell>
          <table:table-cell table:formula="of:=0.002+(0.006/(1+0.001*EXP(0.004*[.A30])))" office:value-type="float" office:value="0.00215769088198757" calcext:value-type="float">
            <text:p>0.00215769088198757</text:p>
          </table:table-cell>
          <table:table-cell table:formula="of:=[.I30]/(21149.57*([.A30]+1788.03)^-1.26)" office:value-type="float" office:value="0.0039964630008284" calcext:value-type="float">
            <text:p>0.0039964630008284</text:p>
          </table:table-cell>
          <table:table-cell office:value-type="float" office:value="0.00215769088198757" calcext:value-type="float">
            <text:p>0.00215769088198757</text:p>
          </table:table-cell>
          <table:table-cell table:formula="of:=[.K30]/(21149.57*([.A30]+1788.03)^-1.26)" office:value-type="float" office:value="0.0039964630008284" calcext:value-type="float">
            <text:p>0.0039964630008284</text:p>
          </table:table-cell>
          <table:table-cell office:value-type="float" office:value="0.00302953992671449" calcext:value-type="float">
            <text:p>0.00302953992671449</text:p>
          </table:table-cell>
          <table:table-cell table:formula="of:=[.M30]/(21149.57*([.A30]+1788.03)^-1.26)" office:value-type="float" office:value="0.00561129693216019" calcext:value-type="float">
            <text:p>0.00561129693216019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92264381704645" calcext:value-type="float">
            <text:p>0.0092264381704645</text:p>
          </table:table-cell>
          <table:table-cell table:formula="of:=[.D31]/(21149.57*([.A31]+1788.03)^-1.26)" office:value-type="float" office:value="0.00922643817046451" calcext:value-type="float">
            <text:p>0.00922643817046451</text:p>
          </table:table-cell>
          <table:table-cell office:value-type="float" office:value="0.00502430432201098" calcext:value-type="float">
            <text:p>0.00502430432201098</text:p>
          </table:table-cell>
          <table:table-cell office:value-type="float" office:value="0.00183636133067107" calcext:value-type="float">
            <text:p>0.00183636133067107</text:p>
          </table:table-cell>
          <table:table-cell/>
          <table:table-cell office:value-type="float" office:value="0.00272531793034013" calcext:value-type="float">
            <text:p>0.00272531793034013</text:p>
          </table:table-cell>
          <table:table-cell office:value-type="float" office:value="0.00500466846106113" calcext:value-type="float">
            <text:p>0.00500466846106113</text:p>
          </table:table-cell>
          <table:table-cell table:formula="of:=0.002+(0.006/(1+0.001*EXP(0.004*[.A31])))" office:value-type="float" office:value="0.00217720219525429" calcext:value-type="float">
            <text:p>0.00217720219525429</text:p>
          </table:table-cell>
          <table:table-cell table:formula="of:=[.I31]/(21149.57*([.A31]+1788.03)^-1.26)" office:value-type="float" office:value="0.00399812992041716" calcext:value-type="float">
            <text:p>0.00399812992041716</text:p>
          </table:table-cell>
          <table:table-cell office:value-type="float" office:value="0.00217720219525429" calcext:value-type="float">
            <text:p>0.00217720219525429</text:p>
          </table:table-cell>
          <table:table-cell table:formula="of:=[.K31]/(21149.57*([.A31]+1788.03)^-1.26)" office:value-type="float" office:value="0.00399812992041716" calcext:value-type="float">
            <text:p>0.00399812992041716</text:p>
          </table:table-cell>
          <table:table-cell office:value-type="float" office:value="0.00314569458758896" calcext:value-type="float">
            <text:p>0.00314569458758896</text:p>
          </table:table-cell>
          <table:table-cell table:formula="of:=[.M31]/(21149.57*([.A31]+1788.03)^-1.26)" office:value-type="float" office:value="0.00577663189874965" calcext:value-type="float">
            <text:p>0.00577663189874965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0.00918638362529257" calcext:value-type="float">
            <text:p>0.00918638362529257</text:p>
          </table:table-cell>
          <table:table-cell table:formula="of:=[.D32]/(21149.57*([.A32]+1788.03)^-1.26)" office:value-type="float" office:value="0.00918638362529257" calcext:value-type="float">
            <text:p>0.00918638362529257</text:p>
          </table:table-cell>
          <table:table-cell office:value-type="float" office:value="0.00504592101484317" calcext:value-type="float">
            <text:p>0.00504592101484317</text:p>
          </table:table-cell>
          <table:table-cell office:value-type="float" office:value="0.00182055636587845" calcext:value-type="float">
            <text:p>0.00182055636587845</text:p>
          </table:table-cell>
          <table:table-cell/>
          <table:table-cell office:value-type="float" office:value="0.00276650583631973" calcext:value-type="float">
            <text:p>0.00276650583631973</text:p>
          </table:table-cell>
          <table:table-cell office:value-type="float" office:value="0.00503657981155177" calcext:value-type="float">
            <text:p>0.00503657981155177</text:p>
          </table:table-cell>
          <table:table-cell table:formula="of:=0.002+(0.006/(1+0.001*EXP(0.004*[.A32])))" office:value-type="float" office:value="0.00219904542093249" calcext:value-type="float">
            <text:p>0.00219904542093249</text:p>
          </table:table-cell>
          <table:table-cell table:formula="of:=[.I32]/(21149.57*([.A32]+1788.03)^-1.26)" office:value-type="float" office:value="0.00400348613993449" calcext:value-type="float">
            <text:p>0.00400348613993449</text:p>
          </table:table-cell>
          <table:table-cell office:value-type="float" office:value="0.00219904542093249" calcext:value-type="float">
            <text:p>0.00219904542093249</text:p>
          </table:table-cell>
          <table:table-cell table:formula="of:=[.K32]/(21149.57*([.A32]+1788.03)^-1.26)" office:value-type="float" office:value="0.00400348613993449" calcext:value-type="float">
            <text:p>0.00400348613993449</text:p>
          </table:table-cell>
          <table:table-cell office:value-type="float" office:value="0.00317863578502196" calcext:value-type="float">
            <text:p>0.00317863578502196</text:p>
          </table:table-cell>
          <table:table-cell table:formula="of:=[.M32]/(21149.57*([.A32]+1788.03)^-1.26)" office:value-type="float" office:value="0.00578688561323076" calcext:value-type="float">
            <text:p>0.00578688561323076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.00906743945565003" calcext:value-type="float">
            <text:p>0.00906743945565003</text:p>
          </table:table-cell>
          <table:table-cell table:formula="of:=[.D33]/(21149.57*([.A33]+1788.03)^-1.26)" office:value-type="float" office:value="0.00906743945565003" calcext:value-type="float">
            <text:p>0.00906743945565003</text:p>
          </table:table-cell>
          <table:table-cell office:value-type="float" office:value="0.00502412545865432" calcext:value-type="float">
            <text:p>0.00502412545865432</text:p>
          </table:table-cell>
          <table:table-cell office:value-type="float" office:value="0.00180477966369866" calcext:value-type="float">
            <text:p>0.00180477966369866</text:p>
          </table:table-cell>
          <table:table-cell/>
          <table:table-cell office:value-type="float" office:value="0.0028083162177838" calcext:value-type="float">
            <text:p>0.0028083162177838</text:p>
          </table:table-cell>
          <table:table-cell office:value-type="float" office:value="0.00506839199909134" calcext:value-type="float">
            <text:p>0.00506839199909134</text:p>
          </table:table-cell>
          <table:table-cell table:formula="of:=0.002+(0.006/(1+0.001*EXP(0.004*[.A33])))" office:value-type="float" office:value="0.00222347786105951" calcext:value-type="float">
            <text:p>0.00222347786105951</text:p>
          </table:table-cell>
          <table:table-cell table:formula="of:=[.I33]/(21149.57*([.A33]+1788.03)^-1.26)" office:value-type="float" office:value="0.00401288762632441" calcext:value-type="float">
            <text:p>0.00401288762632441</text:p>
          </table:table-cell>
          <table:table-cell office:value-type="float" office:value="0.00222347786105951" calcext:value-type="float">
            <text:p>0.00222347786105951</text:p>
          </table:table-cell>
          <table:table-cell table:formula="of:=[.K33]/(21149.57*([.A33]+1788.03)^-1.26)" office:value-type="float" office:value="0.00401288762632441" calcext:value-type="float">
            <text:p>0.00401288762632441</text:p>
          </table:table-cell>
          <table:table-cell office:value-type="float" office:value="0.00318804663236809" calcext:value-type="float">
            <text:p>0.00318804663236809</text:p>
          </table:table-cell>
          <table:table-cell table:formula="of:=[.M33]/(21149.57*([.A33]+1788.03)^-1.26)" office:value-type="float" office:value="0.00575372172902093" calcext:value-type="float">
            <text:p>0.00575372172902093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0.00890115348149719" calcext:value-type="float">
            <text:p>0.00890115348149719</text:p>
          </table:table-cell>
          <table:table-cell table:formula="of:=[.D34]/(21149.57*([.A34]+1788.03)^-1.26)" office:value-type="float" office:value="0.00890115348149719" calcext:value-type="float">
            <text:p>0.00890115348149719</text:p>
          </table:table-cell>
          <table:table-cell office:value-type="float" office:value="0.00497540380558545" calcext:value-type="float">
            <text:p>0.00497540380558545</text:p>
          </table:table-cell>
          <table:table-cell office:value-type="float" office:value="0.00178903136897243" calcext:value-type="float">
            <text:p>0.00178903136897243</text:p>
          </table:table-cell>
          <table:table-cell/>
          <table:table-cell office:value-type="float" office:value="0.00285075848224454" calcext:value-type="float">
            <text:p>0.00285075848224454</text:p>
          </table:table-cell>
          <table:table-cell office:value-type="float" office:value="0.00510009635009972" calcext:value-type="float">
            <text:p>0.00510009635009972</text:p>
          </table:table-cell>
          <table:table-cell table:formula="of:=0.002+(0.006/(1+0.001*EXP(0.004*[.A34])))" office:value-type="float" office:value="0.00225077968536225" calcext:value-type="float">
            <text:p>0.00225077968536225</text:p>
          </table:table-cell>
          <table:table-cell table:formula="of:=[.I34]/(21149.57*([.A34]+1788.03)^-1.26)" office:value-type="float" office:value="0.00402671546175896" calcext:value-type="float">
            <text:p>0.00402671546175896</text:p>
          </table:table-cell>
          <table:table-cell office:value-type="float" office:value="0.00225077968536225" calcext:value-type="float">
            <text:p>0.00225077968536225</text:p>
          </table:table-cell>
          <table:table-cell table:formula="of:=[.K34]/(21149.57*([.A34]+1788.03)^-1.26)" office:value-type="float" office:value="0.00402671546175896" calcext:value-type="float">
            <text:p>0.00402671546175896</text:p>
          </table:table-cell>
          <table:table-cell office:value-type="float" office:value="0.00317240718480499" calcext:value-type="float">
            <text:p>0.00317240718480499</text:p>
          </table:table-cell>
          <table:table-cell table:formula="of:=[.M34]/(21149.57*([.A34]+1788.03)^-1.26)" office:value-type="float" office:value="0.00567553596876965" calcext:value-type="float">
            <text:p>0.00567553596876965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.0086284949674754" calcext:value-type="float">
            <text:p>0.0086284949674754</text:p>
          </table:table-cell>
          <table:table-cell table:formula="of:=[.D35]/(21149.57*([.A35]+1788.03)^-1.26)" office:value-type="float" office:value="0.0086284949674754" calcext:value-type="float">
            <text:p>0.0086284949674754</text:p>
          </table:table-cell>
          <table:table-cell office:value-type="float" office:value="0.00486575220608956" calcext:value-type="float">
            <text:p>0.00486575220608956</text:p>
          </table:table-cell>
          <table:table-cell office:value-type="float" office:value="0.00177331162829803" calcext:value-type="float">
            <text:p>0.00177331162829803</text:p>
          </table:table-cell>
          <table:table-cell/>
          <table:table-cell office:value-type="float" office:value="0.00289384217939051" calcext:value-type="float">
            <text:p>0.00289384217939051</text:p>
          </table:table-cell>
          <table:table-cell office:value-type="float" office:value="0.00513168398717249" calcext:value-type="float">
            <text:p>0.00513168398717249</text:p>
          </table:table-cell>
          <table:table-cell table:formula="of:=0.002+(0.006/(1+0.001*EXP(0.004*[.A35])))" office:value-type="float" office:value="0.00228125451815636" calcext:value-type="float">
            <text:p>0.00228125451815636</text:p>
          </table:table-cell>
          <table:table-cell table:formula="of:=[.I35]/(21149.57*([.A35]+1788.03)^-1.26)" office:value-type="float" office:value="0.00404537516415408" calcext:value-type="float">
            <text:p>0.00404537516415408</text:p>
          </table:table-cell>
          <table:table-cell office:value-type="float" office:value="0.00228125451815636" calcext:value-type="float">
            <text:p>0.00228125451815636</text:p>
          </table:table-cell>
          <table:table-cell table:formula="of:=[.K35]/(21149.57*([.A35]+1788.03)^-1.26)" office:value-type="float" office:value="0.00404537516415408" calcext:value-type="float">
            <text:p>0.00404537516415408</text:p>
          </table:table-cell>
          <table:table-cell office:value-type="float" office:value="0.00306662694176902" calcext:value-type="float">
            <text:p>0.00306662694176902</text:p>
          </table:table-cell>
          <table:table-cell table:formula="of:=[.M35]/(21149.57*([.A35]+1788.03)^-1.26)" office:value-type="float" office:value="0.00543808521549103" calcext:value-type="float">
            <text:p>0.00543808521549103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00819358123290479" calcext:value-type="float">
            <text:p>0.00819358123290479</text:p>
          </table:table-cell>
          <table:table-cell table:formula="of:=[.D36]/(21149.57*([.A36]+1788.03)^-1.26)" office:value-type="float" office:value="0.00819358123290479" calcext:value-type="float">
            <text:p>0.00819358123290479</text:p>
          </table:table-cell>
          <table:table-cell office:value-type="float" office:value="0.00466174627176013" calcext:value-type="float">
            <text:p>0.00466174627176013</text:p>
          </table:table-cell>
          <table:table-cell office:value-type="float" office:value="0.00175762059006509" calcext:value-type="float">
            <text:p>0.00175762059006509</text:p>
          </table:table-cell>
          <table:table-cell/>
          <table:table-cell office:value-type="float" office:value="0.00293757700323533" calcext:value-type="float">
            <text:p>0.00293757700323533</text:p>
          </table:table-cell>
          <table:table-cell office:value-type="float" office:value="0.00516314582578813" calcext:value-type="float">
            <text:p>0.00516314582578813</text:p>
          </table:table-cell>
          <table:table-cell table:formula="of:=0.002+(0.006/(1+0.001*EXP(0.004*[.A36])))" office:value-type="float" office:value="0.00231522961050233" calcext:value-type="float">
            <text:p>0.00231522961050233</text:p>
          </table:table-cell>
          <table:table-cell table:formula="of:=[.I36]/(21149.57*([.A36]+1788.03)^-1.26)" office:value-type="float" office:value="0.00406929523414728" calcext:value-type="float">
            <text:p>0.00406929523414728</text:p>
          </table:table-cell>
          <table:table-cell office:value-type="float" office:value="0.00231522961050233" calcext:value-type="float">
            <text:p>0.00231522961050233</text:p>
          </table:table-cell>
          <table:table-cell table:formula="of:=[.K36]/(21149.57*([.A36]+1788.03)^-1.26)" office:value-type="float" office:value="0.00406929523414728" calcext:value-type="float">
            <text:p>0.00406929523414728</text:p>
          </table:table-cell>
          <table:table-cell office:value-type="float" office:value="0.00295274600780955" calcext:value-type="float">
            <text:p>0.00295274600780955</text:p>
          </table:table-cell>
          <table:table-cell table:formula="of:=[.M36]/(21149.57*([.A36]+1788.03)^-1.26)" office:value-type="float" office:value="0.00518980718055857" calcext:value-type="float">
            <text:p>0.00518980718055857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.00762268062161639" calcext:value-type="float">
            <text:p>0.00762268062161639</text:p>
          </table:table-cell>
          <table:table-cell table:formula="of:=[.D37]/(21149.57*([.A37]+1788.03)^-1.26)" office:value-type="float" office:value="0.00762268062161639" calcext:value-type="float">
            <text:p>0.00762268062161639</text:p>
          </table:table-cell>
          <table:table-cell office:value-type="float" office:value="0.00437592574080488" calcext:value-type="float">
            <text:p>0.00437592574080488</text:p>
          </table:table-cell>
          <table:table-cell office:value-type="float" office:value="0.00174195840448936" calcext:value-type="float">
            <text:p>0.00174195840448936</text:p>
          </table:table-cell>
          <table:table-cell/>
          <table:table-cell office:value-type="float" office:value="0.00298197279429887" calcext:value-type="float">
            <text:p>0.00298197279429887</text:p>
          </table:table-cell>
          <table:table-cell office:value-type="float" office:value="0.00519447257098754" calcext:value-type="float">
            <text:p>0.00519447257098754</text:p>
          </table:table-cell>
          <table:table-cell table:formula="of:=0.002+(0.006/(1+0.001*EXP(0.004*[.A37])))" office:value-type="float" office:value="0.00235305546411644" calcext:value-type="float">
            <text:p>0.00235305546411644</text:p>
          </table:table-cell>
          <table:table-cell table:formula="of:=[.I37]/(21149.57*([.A37]+1788.03)^-1.26)" office:value-type="float" office:value="0.00409892474194725" calcext:value-type="float">
            <text:p>0.00409892474194725</text:p>
          </table:table-cell>
          <table:table-cell office:value-type="float" office:value="0.00235305546411644" calcext:value-type="float">
            <text:p>0.00235305546411644</text:p>
          </table:table-cell>
          <table:table-cell table:formula="of:=[.K37]/(21149.57*([.A37]+1788.03)^-1.26)" office:value-type="float" office:value="0.00409892474194725" calcext:value-type="float">
            <text:p>0.00409892474194725</text:p>
          </table:table-cell>
          <table:table-cell office:value-type="float" office:value="0.00282490082491695" calcext:value-type="float">
            <text:p>0.00282490082491695</text:p>
          </table:table-cell>
          <table:table-cell table:formula="of:=[.M37]/(21149.57*([.A37]+1788.03)^-1.26)" office:value-type="float" office:value="0.00492085973381301" calcext:value-type="float">
            <text:p>0.00492085973381301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.00703547052309501" calcext:value-type="float">
            <text:p>0.00703547052309501</text:p>
          </table:table-cell>
          <table:table-cell table:formula="of:=[.D38]/(21149.57*([.A38]+1788.03)^-1.26)" office:value-type="float" office:value="0.00703547052309501" calcext:value-type="float">
            <text:p>0.00703547052309501</text:p>
          </table:table-cell>
          <table:table-cell office:value-type="float" office:value="0.00407540272639172" calcext:value-type="float">
            <text:p>0.00407540272639172</text:p>
          </table:table-cell>
          <table:table-cell office:value-type="float" office:value="0.00172632522364828" calcext:value-type="float">
            <text:p>0.00172632522364828</text:p>
          </table:table-cell>
          <table:table-cell/>
          <table:table-cell office:value-type="float" office:value="0.00302703954182143" calcext:value-type="float">
            <text:p>0.00302703954182143</text:p>
          </table:table-cell>
          <table:table-cell office:value-type="float" office:value="0.00522565471402708" calcext:value-type="float">
            <text:p>0.00522565471402708</text:p>
          </table:table-cell>
          <table:table-cell table:formula="of:=0.002+(0.006/(1+0.001*EXP(0.004*[.A38])))" office:value-type="float" office:value="0.00239510475222375" calcext:value-type="float">
            <text:p>0.00239510475222375</text:p>
          </table:table-cell>
          <table:table-cell table:formula="of:=[.I38]/(21149.57*([.A38]+1788.03)^-1.26)" office:value-type="float" office:value="0.00413472974704374" calcext:value-type="float">
            <text:p>0.00413472974704374</text:p>
          </table:table-cell>
          <table:table-cell office:value-type="float" office:value="0.00239510475222375" calcext:value-type="float">
            <text:p>0.00239510475222375</text:p>
          </table:table-cell>
          <table:table-cell table:formula="of:=[.K38]/(21149.57*([.A38]+1788.03)^-1.26)" office:value-type="float" office:value="0.00413472974704374" calcext:value-type="float">
            <text:p>0.00413472974704374</text:p>
          </table:table-cell>
          <table:table-cell office:value-type="float" office:value="0.00267793831719958" calcext:value-type="float">
            <text:p>0.00267793831719958</text:p>
          </table:table-cell>
          <table:table-cell table:formula="of:=[.M38]/(21149.57*([.A38]+1788.03)^-1.26)" office:value-type="float" office:value="0.00462299246435587" calcext:value-type="float">
            <text:p>0.00462299246435587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.00660747690158418" calcext:value-type="float">
            <text:p>0.00660747690158418</text:p>
          </table:table-cell>
          <table:table-cell table:formula="of:=[.D39]/(21149.57*([.A39]+1788.03)^-1.26)" office:value-type="float" office:value="0.00660747690158418" calcext:value-type="float">
            <text:p>0.00660747690158418</text:p>
          </table:table-cell>
          <table:table-cell office:value-type="float" office:value="0.00386239259542842" calcext:value-type="float">
            <text:p>0.00386239259542842</text:p>
          </table:table-cell>
          <table:table-cell office:value-type="float" office:value="0.00171072120151765" calcext:value-type="float">
            <text:p>0.00171072120151765</text:p>
          </table:table-cell>
          <table:table-cell/>
          <table:table-cell office:value-type="float" office:value="0.00307278738601131" calcext:value-type="float">
            <text:p>0.00307278738601131</text:p>
          </table:table-cell>
          <table:table-cell office:value-type="float" office:value="0.00525668252900555" calcext:value-type="float">
            <text:p>0.00525668252900555</text:p>
          </table:table-cell>
          <table:table-cell table:formula="of:=0.002+(0.006/(1+0.001*EXP(0.004*[.A39])))" office:value-type="float" office:value="0.00244177036241321" calcext:value-type="float">
            <text:p>0.00244177036241321</text:p>
          </table:table-cell>
          <table:table-cell table:formula="of:=[.I39]/(21149.57*([.A39]+1788.03)^-1.26)" office:value-type="float" office:value="0.00417718832821771" calcext:value-type="float">
            <text:p>0.00417718832821771</text:p>
          </table:table-cell>
          <table:table-cell office:value-type="float" office:value="0.00244177036241321" calcext:value-type="float">
            <text:p>0.00244177036241321</text:p>
          </table:table-cell>
          <table:table-cell table:formula="of:=[.K39]/(21149.57*([.A39]+1788.03)^-1.26)" office:value-type="float" office:value="0.00417718832821771" calcext:value-type="float">
            <text:p>0.00417718832821771</text:p>
          </table:table-cell>
          <table:table-cell office:value-type="float" office:value="0.00253187997228517" calcext:value-type="float">
            <text:p>0.00253187997228517</text:p>
          </table:table-cell>
          <table:table-cell table:formula="of:=[.M39]/(21149.57*([.A39]+1788.03)^-1.26)" office:value-type="float" office:value="0.00433134074828616" calcext:value-type="float">
            <text:p>0.00433134074828616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.00647914340243418" calcext:value-type="float">
            <text:p>0.00647914340243418</text:p>
          </table:table-cell>
          <table:table-cell table:formula="of:=[.D40]/(21149.57*([.A40]+1788.03)^-1.26)" office:value-type="float" office:value="0.00647914340243418" calcext:value-type="float">
            <text:p>0.00647914340243418</text:p>
          </table:table-cell>
          <table:table-cell office:value-type="float" office:value="0.00382217314275331" calcext:value-type="float">
            <text:p>0.00382217314275331</text:p>
          </table:table-cell>
          <table:table-cell office:value-type="float" office:value="0.00169514649400914" calcext:value-type="float">
            <text:p>0.00169514649400914</text:p>
          </table:table-cell>
          <table:table-cell/>
          <table:table-cell office:value-type="float" office:value="0.00311922662032647" calcext:value-type="float">
            <text:p>0.00311922662032647</text:p>
          </table:table-cell>
          <table:table-cell office:value-type="float" office:value="0.0052875460694664" calcext:value-type="float">
            <text:p>0.0052875460694664</text:p>
          </table:table-cell>
          <table:table-cell table:formula="of:=0.002+(0.006/(1+0.001*EXP(0.004*[.A40])))" office:value-type="float" office:value="0.00249346236982153" calcext:value-type="float">
            <text:p>0.00249346236982153</text:p>
          </table:table-cell>
          <table:table-cell table:formula="of:=[.I40]/(21149.57*([.A40]+1788.03)^-1.26)" office:value-type="float" office:value="0.00422678399414671" calcext:value-type="float">
            <text:p>0.00422678399414671</text:p>
          </table:table-cell>
          <table:table-cell office:value-type="float" office:value="0.00249346236982153" calcext:value-type="float">
            <text:p>0.00249346236982153</text:p>
          </table:table-cell>
          <table:table-cell table:formula="of:=[.K40]/(21149.57*([.A40]+1788.03)^-1.26)" office:value-type="float" office:value="0.00422678399414671" calcext:value-type="float">
            <text:p>0.00422678399414671</text:p>
          </table:table-cell>
          <table:table-cell office:value-type="float" office:value="0.00242005659956515" calcext:value-type="float">
            <text:p>0.00242005659956515</text:p>
          </table:table-cell>
          <table:table-cell table:formula="of:=[.M40]/(21149.57*([.A40]+1788.03)^-1.26)" office:value-type="float" office:value="0.00410235046005655" calcext:value-type="float">
            <text:p>0.00410235046005655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0662906638766903" calcext:value-type="float">
            <text:p>0.00662906638766903</text:p>
          </table:table-cell>
          <table:table-cell table:formula="of:=[.D41]/(21149.57*([.A41]+1788.03)^-1.26)" office:value-type="float" office:value="0.00662906638766903" calcext:value-type="float">
            <text:p>0.00662906638766903</text:p>
          </table:table-cell>
          <table:table-cell office:value-type="float" office:value="0.00394680960859748" calcext:value-type="float">
            <text:p>0.00394680960859748</text:p>
          </table:table-cell>
          <table:table-cell office:value-type="float" office:value="0.00167960125900897" calcext:value-type="float">
            <text:p>0.00167960125900897</text:p>
          </table:table-cell>
          <table:table-cell/>
          <table:table-cell office:value-type="float" office:value="0.00316636769379053" calcext:value-type="float">
            <text:p>0.00316636769379053</text:p>
          </table:table-cell>
          <table:table-cell office:value-type="float" office:value="0.00531823516497591" calcext:value-type="float">
            <text:p>0.00531823516497591</text:p>
          </table:table-cell>
          <table:table-cell table:formula="of:=0.002+(0.006/(1+0.001*EXP(0.004*[.A41])))" office:value-type="float" office:value="0.00255060373862284" calcext:value-type="float">
            <text:p>0.00255060373862284</text:p>
          </table:table-cell>
          <table:table-cell table:formula="of:=[.I41]/(21149.57*([.A41]+1788.03)^-1.26)" office:value-type="float" office:value="0.00428399725062391" calcext:value-type="float">
            <text:p>0.00428399725062391</text:p>
          </table:table-cell>
          <table:table-cell office:value-type="float" office:value="0.00255060373862284" calcext:value-type="float">
            <text:p>0.00255060373862284</text:p>
          </table:table-cell>
          <table:table-cell table:formula="of:=[.K41]/(21149.57*([.A41]+1788.03)^-1.26)" office:value-type="float" office:value="0.00428399725062391" calcext:value-type="float">
            <text:p>0.00428399725062391</text:p>
          </table:table-cell>
          <table:table-cell office:value-type="float" office:value="0.00232497814761253" calcext:value-type="float">
            <text:p>0.00232497814761253</text:p>
          </table:table-cell>
          <table:table-cell table:formula="of:=[.M41]/(21149.57*([.A41]+1788.03)^-1.26)" office:value-type="float" office:value="0.00390503622389835" calcext:value-type="float">
            <text:p>0.00390503622389835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.0068629769032897" calcext:value-type="float">
            <text:p>0.0068629769032897</text:p>
          </table:table-cell>
          <table:table-cell table:formula="of:=[.D42]/(21149.57*([.A42]+1788.03)^-1.26)" office:value-type="float" office:value="0.0068629769032897" calcext:value-type="float">
            <text:p>0.0068629769032897</text:p>
          </table:table-cell>
          <table:table-cell office:value-type="float" office:value="0.00412417286142859" calcext:value-type="float">
            <text:p>0.00412417286142859</text:p>
          </table:table-cell>
          <table:table-cell office:value-type="float" office:value="0.00166408565641751" calcext:value-type="float">
            <text:p>0.00166408565641751</text:p>
          </table:table-cell>
          <table:table-cell/>
          <table:table-cell office:value-type="float" office:value="0.00321422121334391" calcext:value-type="float">
            <text:p>0.00321422121334391</text:p>
          </table:table-cell>
          <table:table-cell office:value-type="float" office:value="0.00534873941767851" calcext:value-type="float">
            <text:p>0.00534873941767851</text:p>
          </table:table-cell>
          <table:table-cell table:formula="of:=0.002+(0.006/(1+0.001*EXP(0.004*[.A42])))" office:value-type="float" office:value="0.00261362454966763" calcext:value-type="float">
            <text:p>0.00261362454966763</text:p>
          </table:table-cell>
          <table:table-cell table:formula="of:=[.I42]/(21149.57*([.A42]+1788.03)^-1.26)" office:value-type="float" office:value="0.0043492951243626" calcext:value-type="float">
            <text:p>0.0043492951243626</text:p>
          </table:table-cell>
          <table:table-cell office:value-type="float" office:value="0.00261362454966763" calcext:value-type="float">
            <text:p>0.00261362454966763</text:p>
          </table:table-cell>
          <table:table-cell table:formula="of:=[.K42]/(21149.57*([.A42]+1788.03)^-1.26)" office:value-type="float" office:value="0.0043492951243626" calcext:value-type="float">
            <text:p>0.0043492951243626</text:p>
          </table:table-cell>
          <table:table-cell office:value-type="float" office:value="0.00224235641635457" calcext:value-type="float">
            <text:p>0.00224235641635457</text:p>
          </table:table-cell>
          <table:table-cell table:formula="of:=[.M42]/(21149.57*([.A42]+1788.03)^-1.26)" office:value-type="float" office:value="0.00373147314903142" calcext:value-type="float">
            <text:p>0.00373147314903142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.00699612165063688" calcext:value-type="float">
            <text:p>0.00699612165063688</text:p>
          </table:table-cell>
          <table:table-cell table:formula="of:=[.D43]/(21149.57*([.A43]+1788.03)^-1.26)" office:value-type="float" office:value="0.00699612165063688" calcext:value-type="float">
            <text:p>0.00699612165063688</text:p>
          </table:table-cell>
          <table:table-cell office:value-type="float" office:value="0.00424367481188203" calcext:value-type="float">
            <text:p>0.00424367481188203</text:p>
          </table:table-cell>
          <table:table-cell office:value-type="float" office:value="0.0016485998481901" calcext:value-type="float">
            <text:p>0.0016485998481901</text:p>
          </table:table-cell>
          <table:table-cell/>
          <table:table-cell office:value-type="float" office:value="0.00326279794623039" calcext:value-type="float">
            <text:p>0.00326279794623039</text:p>
          </table:table-cell>
          <table:table-cell office:value-type="float" office:value="0.00537904819883041" calcext:value-type="float">
            <text:p>0.00537904819883041</text:p>
          </table:table-cell>
          <table:table-cell table:formula="of:=0.002+(0.006/(1+0.001*EXP(0.004*[.A43])))" office:value-type="float" office:value="0.00268295456682665" calcext:value-type="float">
            <text:p>0.00268295456682665</text:p>
          </table:table-cell>
          <table:table-cell table:formula="of:=[.I43]/(21149.57*([.A43]+1788.03)^-1.26)" office:value-type="float" office:value="0.00442311849157136" calcext:value-type="float">
            <text:p>0.00442311849157136</text:p>
          </table:table-cell>
          <table:table-cell office:value-type="float" office:value="0.00268295456682665" calcext:value-type="float">
            <text:p>0.00268295456682665</text:p>
          </table:table-cell>
          <table:table-cell table:formula="of:=[.K43]/(21149.57*([.A43]+1788.03)^-1.26)" office:value-type="float" office:value="0.00442311849157136" calcext:value-type="float">
            <text:p>0.00442311849157136</text:p>
          </table:table-cell>
          <table:table-cell office:value-type="float" office:value="0.00224171798557664" calcext:value-type="float">
            <text:p>0.00224171798557664</text:p>
          </table:table-cell>
          <table:table-cell table:formula="of:=[.M43]/(21149.57*([.A43]+1788.03)^-1.26)" office:value-type="float" office:value="0.00369569593070667" calcext:value-type="float">
            <text:p>0.00369569593070667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.0070337133801862" calcext:value-type="float">
            <text:p>0.0070337133801862</text:p>
          </table:table-cell>
          <table:table-cell table:formula="of:=[.D44]/(21149.57*([.A44]+1788.03)^-1.26)" office:value-type="float" office:value="0.0070337133801862" calcext:value-type="float">
            <text:p>0.0070337133801862</text:p>
          </table:table-cell>
          <table:table-cell office:value-type="float" office:value="0.0043068543785288" calcext:value-type="float">
            <text:p>0.0043068543785288</text:p>
          </table:table-cell>
          <table:table-cell office:value-type="float" office:value="0.0016331439983789" calcext:value-type="float">
            <text:p>0.0016331439983789</text:p>
          </table:table-cell>
          <table:table-cell/>
          <table:table-cell office:value-type="float" office:value="0.00331210882241981" calcext:value-type="float">
            <text:p>0.00331210882241981</text:p>
          </table:table-cell>
          <table:table-cell office:value-type="float" office:value="0.00540915064531272" calcext:value-type="float">
            <text:p>0.00540915064531272</text:p>
          </table:table-cell>
          <table:table-cell table:formula="of:=0.002+(0.006/(1+0.001*EXP(0.004*[.A44])))" office:value-type="float" office:value="0.00275901398938309" calcext:value-type="float">
            <text:p>0.00275901398938309</text:p>
          </table:table-cell>
          <table:table-cell table:formula="of:=[.I44]/(21149.57*([.A44]+1788.03)^-1.26)" office:value-type="float" office:value="0.00450586713820441" calcext:value-type="float">
            <text:p>0.00450586713820441</text:p>
          </table:table-cell>
          <table:table-cell office:value-type="float" office:value="0.00275901398938309" calcext:value-type="float">
            <text:p>0.00275901398938309</text:p>
          </table:table-cell>
          <table:table-cell table:formula="of:=[.K44]/(21149.57*([.A44]+1788.03)^-1.26)" office:value-type="float" office:value="0.00450586713820441" calcext:value-type="float">
            <text:p>0.00450586713820441</text:p>
          </table:table-cell>
          <table:table-cell office:value-type="float" office:value="0.00225600830946792" calcext:value-type="float">
            <text:p>0.00225600830946792</text:p>
          </table:table-cell>
          <table:table-cell table:formula="of:=[.M44]/(21149.57*([.A44]+1788.03)^-1.26)" office:value-type="float" office:value="0.00368438643090046" calcext:value-type="float">
            <text:p>0.00368438643090046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.00712722973333627" calcext:value-type="float">
            <text:p>0.00712722973333627</text:p>
          </table:table-cell>
          <table:table-cell table:formula="of:=[.D45]/(21149.57*([.A45]+1788.03)^-1.26)" office:value-type="float" office:value="0.00712722973333627" calcext:value-type="float">
            <text:p>0.00712722973333627</text:p>
          </table:table-cell>
          <table:table-cell office:value-type="float" office:value="0.00440572987986576" calcext:value-type="float">
            <text:p>0.00440572987986576</text:p>
          </table:table-cell>
          <table:table-cell office:value-type="float" office:value="0.00161771827317598" calcext:value-type="float">
            <text:p>0.00161771827317598</text:p>
          </table:table-cell>
          <table:table-cell/>
          <table:table-cell office:value-type="float" office:value="0.00336216493706733" calcext:value-type="float">
            <text:p>0.00336216493706733</text:p>
          </table:table-cell>
          <table:table-cell office:value-type="float" office:value="0.00543903565612541" calcext:value-type="float">
            <text:p>0.00543903565612541</text:p>
          </table:table-cell>
          <table:table-cell table:formula="of:=0.002+(0.006/(1+0.001*EXP(0.004*[.A45])))" office:value-type="float" office:value="0.00284220229808814" calcext:value-type="float">
            <text:p>0.00284220229808814</text:p>
          </table:table-cell>
          <table:table-cell table:formula="of:=[.I45]/(21149.57*([.A45]+1788.03)^-1.26)" office:value-type="float" office:value="0.00459788259367997" calcext:value-type="float">
            <text:p>0.00459788259367997</text:p>
          </table:table-cell>
          <table:table-cell office:value-type="float" office:value="0.00284220229808814" calcext:value-type="float">
            <text:p>0.00284220229808814</text:p>
          </table:table-cell>
          <table:table-cell table:formula="of:=[.K45]/(21149.57*([.A45]+1788.03)^-1.26)" office:value-type="float" office:value="0.00459788259367997" calcext:value-type="float">
            <text:p>0.00459788259367997</text:p>
          </table:table-cell>
          <table:table-cell office:value-type="float" office:value="0.00230957052861733" calcext:value-type="float">
            <text:p>0.00230957052861733</text:p>
          </table:table-cell>
          <table:table-cell table:formula="of:=[.M45]/(21149.57*([.A45]+1788.03)^-1.26)" office:value-type="float" office:value="0.00373623444733297" calcext:value-type="float">
            <text:p>0.00373623444733297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00735622664805177" calcext:value-type="float">
            <text:p>0.00735622664805177</text:p>
          </table:table-cell>
          <table:table-cell table:formula="of:=[.D46]/(21149.57*([.A46]+1788.03)^-1.26)" office:value-type="float" office:value="0.00735622664805177" calcext:value-type="float">
            <text:p>0.00735622664805177</text:p>
          </table:table-cell>
          <table:table-cell office:value-type="float" office:value="0.00459097658724963" calcext:value-type="float">
            <text:p>0.00459097658724963</text:p>
          </table:table-cell>
          <table:table-cell office:value-type="float" office:value="0.00160232284095763" calcext:value-type="float">
            <text:p>0.00160232284095763</text:p>
          </table:table-cell>
          <table:table-cell/>
          <table:table-cell office:value-type="float" office:value="0.00341297755300994" calcext:value-type="float">
            <text:p>0.00341297755300994</text:p>
          </table:table-cell>
          <table:table-cell office:value-type="float" office:value="0.00546869188886349" calcext:value-type="float">
            <text:p>0.00546869188886349</text:p>
          </table:table-cell>
          <table:table-cell table:formula="of:=0.002+(0.006/(1+0.001*EXP(0.004*[.A46])))" office:value-type="float" office:value="0.00293288519312455" calcext:value-type="float">
            <text:p>0.00293288519312455</text:p>
          </table:table-cell>
          <table:table-cell table:formula="of:=[.I46]/(21149.57*([.A46]+1788.03)^-1.26)" office:value-type="float" office:value="0.00469942893484988" calcext:value-type="float">
            <text:p>0.00469942893484988</text:p>
          </table:table-cell>
          <table:table-cell office:value-type="float" office:value="0.00293288519312455" calcext:value-type="float">
            <text:p>0.00293288519312455</text:p>
          </table:table-cell>
          <table:table-cell table:formula="of:=[.K46]/(21149.57*([.A46]+1788.03)^-1.26)" office:value-type="float" office:value="0.00469942893484988" calcext:value-type="float">
            <text:p>0.00469942893484988</text:p>
          </table:table-cell>
          <table:table-cell office:value-type="float" office:value="0.00245678503034186" calcext:value-type="float">
            <text:p>0.00245678503034186</text:p>
          </table:table-cell>
          <table:table-cell table:formula="of:=[.M46]/(21149.57*([.A46]+1788.03)^-1.26)" office:value-type="float" office:value="0.00393656276943954" calcext:value-type="float">
            <text:p>0.00393656276943954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.0076191851633254" calcext:value-type="float">
            <text:p>0.0076191851633254</text:p>
          </table:table-cell>
          <table:table-cell table:formula="of:=[.D47]/(21149.57*([.A47]+1788.03)^-1.26)" office:value-type="float" office:value="0.0076191851633254" calcext:value-type="float">
            <text:p>0.0076191851633254</text:p>
          </table:table-cell>
          <table:table-cell office:value-type="float" office:value="0.00480112629085705" calcext:value-type="float">
            <text:p>0.00480112629085705</text:p>
          </table:table-cell>
          <table:table-cell office:value-type="float" office:value="0.00158695787232985" calcext:value-type="float">
            <text:p>0.00158695787232985</text:p>
          </table:table-cell>
          <table:table-cell/>
          <table:table-cell office:value-type="float" office:value="0.00346455810330057" calcext:value-type="float">
            <text:p>0.00346455810330057</text:p>
          </table:table-cell>
          <table:table-cell office:value-type="float" office:value="0.00549810775617701" calcext:value-type="float">
            <text:p>0.00549810775617701</text:p>
          </table:table-cell>
          <table:table-cell table:formula="of:=0.002+(0.006/(1+0.001*EXP(0.004*[.A47])))" office:value-type="float" office:value="0.00303137974651533" calcext:value-type="float">
            <text:p>0.00303137974651533</text:p>
          </table:table-cell>
          <table:table-cell table:formula="of:=[.I47]/(21149.57*([.A47]+1788.03)^-1.26)" office:value-type="float" office:value="0.00481067195275375" calcext:value-type="float">
            <text:p>0.00481067195275375</text:p>
          </table:table-cell>
          <table:table-cell office:value-type="float" office:value="0.00303137974651533" calcext:value-type="float">
            <text:p>0.00303137974651533</text:p>
          </table:table-cell>
          <table:table-cell table:formula="of:=[.K47]/(21149.57*([.A47]+1788.03)^-1.26)" office:value-type="float" office:value="0.00481067195275375" calcext:value-type="float">
            <text:p>0.00481067195275375</text:p>
          </table:table-cell>
          <table:table-cell office:value-type="float" office:value="0.00260812353877645" calcext:value-type="float">
            <text:p>0.00260812353877645</text:p>
          </table:table-cell>
          <table:table-cell table:formula="of:=[.M47]/(21149.57*([.A47]+1788.03)^-1.26)" office:value-type="float" office:value="0.00413898218187007" calcext:value-type="float">
            <text:p>0.00413898218187007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.00775584721760397" calcext:value-type="float">
            <text:p>0.00775584721760397</text:p>
          </table:table-cell>
          <table:table-cell table:formula="of:=[.D48]/(21149.57*([.A48]+1788.03)^-1.26)" office:value-type="float" office:value="0.00775584721760397" calcext:value-type="float">
            <text:p>0.00775584721760397</text:p>
          </table:table-cell>
          <table:table-cell office:value-type="float" office:value="0.00493492685706339" calcext:value-type="float">
            <text:p>0.00493492685706339</text:p>
          </table:table-cell>
          <table:table-cell office:value-type="float" office:value="0.00157162354017527" calcext:value-type="float">
            <text:p>0.00157162354017527</text:p>
          </table:table-cell>
          <table:table-cell/>
          <table:table-cell office:value-type="float" office:value="0.00351691819378067" calcext:value-type="float">
            <text:p>0.00351691819378067</text:p>
          </table:table-cell>
          <table:table-cell office:value-type="float" office:value="0.00552727142221638" calcext:value-type="float">
            <text:p>0.00552727142221638</text:p>
          </table:table-cell>
          <table:table-cell table:formula="of:=0.002+(0.006/(1+0.001*EXP(0.004*[.A48])))" office:value-type="float" office:value="0.00313793804986396" calcext:value-type="float">
            <text:p>0.00313793804986396</text:p>
          </table:table-cell>
          <table:table-cell table:formula="of:=[.I48]/(21149.57*([.A48]+1788.03)^-1.26)" office:value-type="float" office:value="0.00493165730677787" calcext:value-type="float">
            <text:p>0.00493165730677787</text:p>
          </table:table-cell>
          <table:table-cell office:value-type="float" office:value="0.00313793804986396" calcext:value-type="float">
            <text:p>0.00313793804986396</text:p>
          </table:table-cell>
          <table:table-cell table:formula="of:=[.K48]/(21149.57*([.A48]+1788.03)^-1.26)" office:value-type="float" office:value="0.00493165730677787" calcext:value-type="float">
            <text:p>0.00493165730677787</text:p>
          </table:table-cell>
          <table:table-cell office:value-type="float" office:value="0.00283636952334216" calcext:value-type="float">
            <text:p>0.00283636952334216</text:p>
          </table:table-cell>
          <table:table-cell table:formula="of:=[.M48]/(21149.57*([.A48]+1788.03)^-1.26)" office:value-type="float" office:value="0.00445770511152024" calcext:value-type="float">
            <text:p>0.00445770511152024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.00772152857813536" calcext:value-type="float">
            <text:p>0.00772152857813536</text:p>
          </table:table-cell>
          <table:table-cell table:formula="of:=[.D49]/(21149.57*([.A49]+1788.03)^-1.26)" office:value-type="float" office:value="0.00772152857813536" calcext:value-type="float">
            <text:p>0.00772152857813536</text:p>
          </table:table-cell>
          <table:table-cell office:value-type="float" office:value="0.00496140156291073" calcext:value-type="float">
            <text:p>0.00496140156291073</text:p>
          </table:table-cell>
          <table:table-cell office:value-type="float" office:value="0.00155632001970132" calcext:value-type="float">
            <text:p>0.00155632001970132</text:p>
          </table:table-cell>
          <table:table-cell/>
          <table:table-cell office:value-type="float" office:value="0.00357006960569147" calcext:value-type="float">
            <text:p>0.00357006960569147</text:p>
          </table:table-cell>
          <table:table-cell office:value-type="float" office:value="0.00555617079906482" calcext:value-type="float">
            <text:p>0.00555617079906482</text:p>
          </table:table-cell>
          <table:table-cell table:formula="of:=0.002+(0.006/(1+0.001*EXP(0.004*[.A49])))" office:value-type="float" office:value="0.00325272982665256" calcext:value-type="float">
            <text:p>0.00325272982665256</text:p>
          </table:table-cell>
          <table:table-cell table:formula="of:=[.I49]/(21149.57*([.A49]+1788.03)^-1.26)" office:value-type="float" office:value="0.00506228854789897" calcext:value-type="float">
            <text:p>0.00506228854789897</text:p>
          </table:table-cell>
          <table:table-cell office:value-type="float" office:value="0.00325272982665256" calcext:value-type="float">
            <text:p>0.00325272982665256</text:p>
          </table:table-cell>
          <table:table-cell table:formula="of:=[.K49]/(21149.57*([.A49]+1788.03)^-1.26)" office:value-type="float" office:value="0.00506228854789897" calcext:value-type="float">
            <text:p>0.00506228854789897</text:p>
          </table:table-cell>
          <table:table-cell office:value-type="float" office:value="0.00313110218654417" calcext:value-type="float">
            <text:p>0.00313110218654417</text:p>
          </table:table-cell>
          <table:table-cell table:formula="of:=[.M49]/(21149.57*([.A49]+1788.03)^-1.26)" office:value-type="float" office:value="0.00487299701664925" calcext:value-type="float">
            <text:p>0.00487299701664925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.00760829082624253" calcext:value-type="float">
            <text:p>0.00760829082624253</text:p>
          </table:table-cell>
          <table:table-cell table:formula="of:=[.D50]/(21149.57*([.A50]+1788.03)^-1.26)" office:value-type="float" office:value="0.00760829082624253" calcext:value-type="float">
            <text:p>0.00760829082624253</text:p>
          </table:table-cell>
          <table:table-cell office:value-type="float" office:value="0.00493709044209812" calcext:value-type="float">
            <text:p>0.00493709044209812</text:p>
          </table:table-cell>
          <table:table-cell office:value-type="float" office:value="0.00154104748848985" calcext:value-type="float">
            <text:p>0.00154104748848985</text:p>
          </table:table-cell>
          <table:table-cell/>
          <table:table-cell office:value-type="float" office:value="0.0036240242983249" calcext:value-type="float">
            <text:p>0.0036240242983249</text:p>
          </table:table-cell>
          <table:table-cell office:value-type="float" office:value="0.00558479354315977" calcext:value-type="float">
            <text:p>0.00558479354315977</text:p>
          </table:table-cell>
          <table:table-cell table:formula="of:=0.002+(0.006/(1+0.001*EXP(0.004*[.A50])))" office:value-type="float" office:value="0.00337582468663309" calcext:value-type="float">
            <text:p>0.00337582468663309</text:p>
          </table:table-cell>
          <table:table-cell table:formula="of:=[.I50]/(21149.57*([.A50]+1788.03)^-1.26)" office:value-type="float" office:value="0.00520230615491794" calcext:value-type="float">
            <text:p>0.00520230615491794</text:p>
          </table:table-cell>
          <table:table-cell office:value-type="float" office:value="0.00337582468663309" calcext:value-type="float">
            <text:p>0.00337582468663309</text:p>
          </table:table-cell>
          <table:table-cell table:formula="of:=[.K50]/(21149.57*([.A50]+1788.03)^-1.26)" office:value-type="float" office:value="0.00520230615491794" calcext:value-type="float">
            <text:p>0.00520230615491794</text:p>
          </table:table-cell>
          <table:table-cell office:value-type="float" office:value="0.00342745734555832" calcext:value-type="float">
            <text:p>0.00342745734555832</text:p>
          </table:table-cell>
          <table:table-cell table:formula="of:=[.M50]/(21149.57*([.A50]+1788.03)^-1.26)" office:value-type="float" office:value="0.00528187453427872" calcext:value-type="float">
            <text:p>0.0052818745342787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753528755863395" calcext:value-type="float">
            <text:p>0.00753528755863395</text:p>
          </table:table-cell>
          <table:table-cell table:formula="of:=[.D51]/(21149.57*([.A51]+1788.03)^-1.26)" office:value-type="float" office:value="0.00753528755863395" calcext:value-type="float">
            <text:p>0.00753528755863395</text:p>
          </table:table-cell>
          <table:table-cell office:value-type="float" office:value="0.00493856160853204" calcext:value-type="float">
            <text:p>0.00493856160853204</text:p>
          </table:table-cell>
          <table:table-cell office:value-type="float" office:value="0.00152580612654821" calcext:value-type="float">
            <text:p>0.00152580612654821</text:p>
          </table:table-cell>
          <table:table-cell/>
          <table:table-cell office:value-type="float" office:value="0.00367879441171442" calcext:value-type="float">
            <text:p>0.00367879441171442</text:p>
          </table:table-cell>
          <table:table-cell office:value-type="float" office:value="0.00561312705170517" calcext:value-type="float">
            <text:p>0.00561312705170517</text:p>
          </table:table-cell>
          <table:table-cell table:formula="of:=0.002+(0.006/(1+0.001*EXP(0.004*[.A51])))" office:value-type="float" office:value="0.00350717491104663" calcext:value-type="float">
            <text:p>0.00350717491104663</text:p>
          </table:table-cell>
          <table:table-cell table:formula="of:=[.I51]/(21149.57*([.A51]+1788.03)^-1.26)" office:value-type="float" office:value="0.00535126896615111" calcext:value-type="float">
            <text:p>0.00535126896615111</text:p>
          </table:table-cell>
          <table:table-cell office:value-type="float" office:value="0.00350717491104663" calcext:value-type="float">
            <text:p>0.00350717491104663</text:p>
          </table:table-cell>
          <table:table-cell table:formula="of:=[.K51]/(21149.57*([.A51]+1788.03)^-1.26)" office:value-type="float" office:value="0.00535126896615111" calcext:value-type="float">
            <text:p>0.00535126896615111</text:p>
          </table:table-cell>
          <table:table-cell office:value-type="float" office:value="0.00374697460705291" calcext:value-type="float">
            <text:p>0.00374697460705291</text:p>
          </table:table-cell>
          <table:table-cell table:formula="of:=[.M51]/(21149.57*([.A51]+1788.03)^-1.26)" office:value-type="float" office:value="0.00571715681146188" calcext:value-type="float">
            <text:p>0.00571715681146188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00755934303058096" calcext:value-type="float">
            <text:p>0.00755934303058096</text:p>
          </table:table-cell>
          <table:table-cell table:formula="of:=[.D52]/(21149.57*([.A52]+1788.03)^-1.26)" office:value-type="float" office:value="0.00755934303058096" calcext:value-type="float">
            <text:p>0.00755934303058096</text:p>
          </table:table-cell>
          <table:table-cell office:value-type="float" office:value="0.00500421187947127" calcext:value-type="float">
            <text:p>0.00500421187947127</text:p>
          </table:table-cell>
          <table:table-cell office:value-type="float" office:value="0.00151059611636181" calcext:value-type="float">
            <text:p>0.00151059611636181</text:p>
          </table:table-cell>
          <table:table-cell/>
          <table:table-cell office:value-type="float" office:value="0.00373439226936661" calcext:value-type="float">
            <text:p>0.00373439226936661</text:p>
          </table:table-cell>
          <table:table-cell office:value-type="float" office:value="0.00564115845907678" calcext:value-type="float">
            <text:p>0.00564115845907678</text:p>
          </table:table-cell>
          <table:table-cell table:formula="of:=0.002+(0.006/(1+0.001*EXP(0.004*[.A52])))" office:value-type="float" office:value="0.00364659984719383" calcext:value-type="float">
            <text:p>0.00364659984719383</text:p>
          </table:table-cell>
          <table:table-cell table:formula="of:=[.I52]/(21149.57*([.A52]+1788.03)^-1.26)" office:value-type="float" office:value="0.00550853956709658" calcext:value-type="float">
            <text:p>0.00550853956709658</text:p>
          </table:table-cell>
          <table:table-cell office:value-type="float" office:value="0.00364659984719383" calcext:value-type="float">
            <text:p>0.00364659984719383</text:p>
          </table:table-cell>
          <table:table-cell table:formula="of:=[.K52]/(21149.57*([.A52]+1788.03)^-1.26)" office:value-type="float" office:value="0.00550853956709658" calcext:value-type="float">
            <text:p>0.00550853956709658</text:p>
          </table:table-cell>
          <table:table-cell office:value-type="float" office:value="0.00407401668025736" calcext:value-type="float">
            <text:p>0.00407401668025736</text:p>
          </table:table-cell>
          <table:table-cell table:formula="of:=[.M52]/(21149.57*([.A52]+1788.03)^-1.26)" office:value-type="float" office:value="0.00615419377519002" calcext:value-type="float">
            <text:p>0.00615419377519002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00766420413092885" calcext:value-type="float">
            <text:p>0.00766420413092885</text:p>
          </table:table-cell>
          <table:table-cell table:formula="of:=[.D53]/(21149.57*([.A53]+1788.03)^-1.26)" office:value-type="float" office:value="0.00766420413092885" calcext:value-type="float">
            <text:p>0.00766420413092885</text:p>
          </table:table-cell>
          <table:table-cell office:value-type="float" office:value="0.00512512619271921" calcext:value-type="float">
            <text:p>0.00512512619271921</text:p>
          </table:table-cell>
          <table:table-cell office:value-type="float" office:value="0.00149541764294832" calcext:value-type="float">
            <text:p>0.00149541764294832</text:p>
          </table:table-cell>
          <table:table-cell/>
          <table:table-cell office:value-type="float" office:value="0.00379083038103399" calcext:value-type="float">
            <text:p>0.00379083038103399</text:p>
          </table:table-cell>
          <table:table-cell office:value-type="float" office:value="0.00566887463322272" calcext:value-type="float">
            <text:p>0.00566887463322272</text:p>
          </table:table-cell>
          <table:table-cell table:formula="of:=0.002+(0.006/(1+0.001*EXP(0.004*[.A53])))" office:value-type="float" office:value="0.00379377312899634" calcext:value-type="float">
            <text:p>0.00379377312899634</text:p>
          </table:table-cell>
          <table:table-cell table:formula="of:=[.I53]/(21149.57*([.A53]+1788.03)^-1.26)" office:value-type="float" office:value="0.00567327527044437" calcext:value-type="float">
            <text:p>0.00567327527044437</text:p>
          </table:table-cell>
          <table:table-cell office:value-type="float" office:value="0.00379377312899634" calcext:value-type="float">
            <text:p>0.00379377312899634</text:p>
          </table:table-cell>
          <table:table-cell table:formula="of:=[.K53]/(21149.57*([.A53]+1788.03)^-1.26)" office:value-type="float" office:value="0.00567327527044437" calcext:value-type="float">
            <text:p>0.00567327527044437</text:p>
          </table:table-cell>
          <table:table-cell office:value-type="float" office:value="0.00438235508904723" calcext:value-type="float">
            <text:p>0.00438235508904723</text:p>
          </table:table-cell>
          <table:table-cell table:formula="of:=[.M53]/(21149.57*([.A53]+1788.03)^-1.26)" office:value-type="float" office:value="0.00655345111782558" calcext:value-type="float">
            <text:p>0.00655345111782558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00778808559805864" calcext:value-type="float">
            <text:p>0.00778808559805864</text:p>
          </table:table-cell>
          <table:table-cell table:formula="of:=[.D54]/(21149.57*([.A54]+1788.03)^-1.26)" office:value-type="float" office:value="0.00778808559805864" calcext:value-type="float">
            <text:p>0.00778808559805864</text:p>
          </table:table-cell>
          <table:table-cell office:value-type="float" office:value="0.00526125699700102" calcext:value-type="float">
            <text:p>0.00526125699700102</text:p>
          </table:table-cell>
          <table:table-cell office:value-type="float" office:value="0.00148027089391336" calcext:value-type="float">
            <text:p>0.00148027089391336</text:p>
          </table:table-cell>
          <table:table-cell/>
          <table:table-cell office:value-type="float" office:value="0.00384812144552979" calcext:value-type="float">
            <text:p>0.00384812144552979</text:p>
          </table:table-cell>
          <table:table-cell office:value-type="float" office:value="0.00569626217206156" calcext:value-type="float">
            <text:p>0.00569626217206156</text:p>
          </table:table-cell>
          <table:table-cell table:formula="of:=0.002+(0.006/(1+0.001*EXP(0.004*[.A54])))" office:value-type="float" office:value="0.00394821399355213" calcext:value-type="float">
            <text:p>0.00394821399355213</text:p>
          </table:table-cell>
          <table:table-cell table:formula="of:=[.I54]/(21149.57*([.A54]+1788.03)^-1.26)" office:value-type="float" office:value="0.00584442625759667" calcext:value-type="float">
            <text:p>0.00584442625759667</text:p>
          </table:table-cell>
          <table:table-cell office:value-type="float" office:value="0.00394821399355213" calcext:value-type="float">
            <text:p>0.00394821399355213</text:p>
          </table:table-cell>
          <table:table-cell table:formula="of:=[.K54]/(21149.57*([.A54]+1788.03)^-1.26)" office:value-type="float" office:value="0.00584442625759667" calcext:value-type="float">
            <text:p>0.00584442625759667</text:p>
          </table:table-cell>
          <table:table-cell office:value-type="float" office:value="0.00461304370801577" calcext:value-type="float">
            <text:p>0.00461304370801577</text:p>
          </table:table-cell>
          <table:table-cell table:formula="of:=[.M54]/(21149.57*([.A54]+1788.03)^-1.26)" office:value-type="float" office:value="0.00682855433332592" calcext:value-type="float">
            <text:p>0.00682855433332592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00786306556129249" calcext:value-type="float">
            <text:p>0.00786306556129249</text:p>
          </table:table-cell>
          <table:table-cell table:formula="of:=[.D55]/(21149.57*([.A55]+1788.03)^-1.26)" office:value-type="float" office:value="0.00786306556129249" calcext:value-type="float">
            <text:p>0.00786306556129249</text:p>
          </table:table-cell>
          <table:table-cell office:value-type="float" office:value="0.00536670855658376" calcext:value-type="float">
            <text:p>0.00536670855658376</text:p>
          </table:table-cell>
          <table:table-cell office:value-type="float" office:value="0.00146515605950807" calcext:value-type="float">
            <text:p>0.00146515605950807</text:p>
          </table:table-cell>
          <table:table-cell/>
          <table:table-cell office:value-type="float" office:value="0.00390627835358521" calcext:value-type="float">
            <text:p>0.00390627835358521</text:p>
          </table:table-cell>
          <table:table-cell office:value-type="float" office:value="0.00572330739988056" calcext:value-type="float">
            <text:p>0.00572330739988056</text:p>
          </table:table-cell>
          <table:table-cell table:formula="of:=0.002+(0.006/(1+0.001*EXP(0.004*[.A55])))" office:value-type="float" office:value="0.00410928390147187" calcext:value-type="float">
            <text:p>0.00410928390147187</text:p>
          </table:table-cell>
          <table:table-cell table:formula="of:=[.I55]/(21149.57*([.A55]+1788.03)^-1.26)" office:value-type="float" office:value="0.00602074220848046" calcext:value-type="float">
            <text:p>0.00602074220848046</text:p>
          </table:table-cell>
          <table:table-cell office:value-type="float" office:value="0.00410928390147187" calcext:value-type="float">
            <text:p>0.00410928390147187</text:p>
          </table:table-cell>
          <table:table-cell table:formula="of:=[.K55]/(21149.57*([.A55]+1788.03)^-1.26)" office:value-type="float" office:value="0.00602074220848046" calcext:value-type="float">
            <text:p>0.00602074220848046</text:p>
          </table:table-cell>
          <table:table-cell office:value-type="float" office:value="0.00483523035043748" calcext:value-type="float">
            <text:p>0.00483523035043748</text:p>
          </table:table-cell>
          <table:table-cell table:formula="of:=[.M55]/(21149.57*([.A55]+1788.03)^-1.26)" office:value-type="float" office:value="0.00708436704706079" calcext:value-type="float">
            <text:p>0.00708436704706079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00785875005062842" calcext:value-type="float">
            <text:p>0.00785875005062842</text:p>
          </table:table-cell>
          <table:table-cell table:formula="of:=[.D56]/(21149.57*([.A56]+1788.03)^-1.26)" office:value-type="float" office:value="0.00785875005062842" calcext:value-type="float">
            <text:p>0.00785875005062842</text:p>
          </table:table-cell>
          <table:table-cell office:value-type="float" office:value="0.00541955353117167" calcext:value-type="float">
            <text:p>0.00541955353117167</text:p>
          </table:table-cell>
          <table:table-cell office:value-type="float" office:value="0.00145007333268824" calcext:value-type="float">
            <text:p>0.00145007333268824</text:p>
          </table:table-cell>
          <table:table-cell/>
          <table:table-cell office:value-type="float" office:value="0.00396531419074993" calcext:value-type="float">
            <text:p>0.00396531419074993</text:p>
          </table:table-cell>
          <table:table-cell office:value-type="float" office:value="0.00574999636373672" calcext:value-type="float">
            <text:p>0.00574999636373672</text:p>
          </table:table-cell>
          <table:table-cell table:formula="of:=0.002+(0.006/(1+0.001*EXP(0.004*[.A56])))" office:value-type="float" office:value="0.00427618946899822" calcext:value-type="float">
            <text:p>0.00427618946899822</text:p>
          </table:table-cell>
          <table:table-cell table:formula="of:=[.I56]/(21149.57*([.A56]+1788.03)^-1.26)" office:value-type="float" office:value="0.0062007883145166" calcext:value-type="float">
            <text:p>0.0062007883145166</text:p>
          </table:table-cell>
          <table:table-cell office:value-type="float" office:value="0.00427618946899822" calcext:value-type="float">
            <text:p>0.00427618946899822</text:p>
          </table:table-cell>
          <table:table-cell table:formula="of:=[.K56]/(21149.57*([.A56]+1788.03)^-1.26)" office:value-type="float" office:value="0.0062007883145166" calcext:value-type="float">
            <text:p>0.0062007883145166</text:p>
          </table:table-cell>
          <table:table-cell office:value-type="float" office:value="0.00505642435736914" calcext:value-type="float">
            <text:p>0.00505642435736914</text:p>
          </table:table-cell>
          <table:table-cell table:formula="of:=[.M56]/(21149.57*([.A56]+1788.03)^-1.26)" office:value-type="float" office:value="0.00733218611937626" calcext:value-type="float">
            <text:p>0.00733218611937626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.00779472050857731" calcext:value-type="float">
            <text:p>0.00779472050857731</text:p>
          </table:table-cell>
          <table:table-cell table:formula="of:=[.D57]/(21149.57*([.A57]+1788.03)^-1.26)" office:value-type="float" office:value="0.00779472050857731" calcext:value-type="float">
            <text:p>0.00779472050857731</text:p>
          </table:table-cell>
          <table:table-cell office:value-type="float" office:value="0.00543177426558031" calcext:value-type="float">
            <text:p>0.00543177426558031</text:p>
          </table:table-cell>
          <table:table-cell office:value-type="float" office:value="0.00143502290917543" calcext:value-type="float">
            <text:p>0.00143502290917543</text:p>
          </table:table-cell>
          <table:table-cell/>
          <table:table-cell office:value-type="float" office:value="0.00402524224033636" calcext:value-type="float">
            <text:p>0.00402524224033636</text:p>
          </table:table-cell>
          <table:table-cell office:value-type="float" office:value="0.00577631482986332" calcext:value-type="float">
            <text:p>0.00577631482986332</text:p>
          </table:table-cell>
          <table:table-cell table:formula="of:=0.002+(0.006/(1+0.001*EXP(0.004*[.A57])))" office:value-type="float" office:value="0.00444799237634782" calcext:value-type="float">
            <text:p>0.00444799237634782</text:p>
          </table:table-cell>
          <table:table-cell table:formula="of:=[.I57]/(21149.57*([.A57]+1788.03)^-1.26)" office:value-type="float" office:value="0.00638297095989681" calcext:value-type="float">
            <text:p>0.00638297095989681</text:p>
          </table:table-cell>
          <table:table-cell office:value-type="float" office:value="0.00444799237634782" calcext:value-type="float">
            <text:p>0.00444799237634782</text:p>
          </table:table-cell>
          <table:table-cell table:formula="of:=[.K57]/(21149.57*([.A57]+1788.03)^-1.26)" office:value-type="float" office:value="0.00638297095989681" calcext:value-type="float">
            <text:p>0.00638297095989681</text:p>
          </table:table-cell>
          <table:table-cell office:value-type="float" office:value="0.00527605028599567" calcext:value-type="float">
            <text:p>0.00527605028599567</text:p>
          </table:table-cell>
          <table:table-cell table:formula="of:=[.M57]/(21149.57*([.A57]+1788.03)^-1.26)" office:value-type="float" office:value="0.00757125303036539" calcext:value-type="float">
            <text:p>0.00757125303036539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.00770796482734407" calcext:value-type="float">
            <text:p>0.00770796482734407</text:p>
          </table:table-cell>
          <table:table-cell table:formula="of:=[.D58]/(21149.57*([.A58]+1788.03)^-1.26)" office:value-type="float" office:value="0.00770796482734407" calcext:value-type="float">
            <text:p>0.00770796482734407</text:p>
          </table:table-cell>
          <table:table-cell office:value-type="float" office:value="0.00542812517919841" calcext:value-type="float">
            <text:p>0.00542812517919841</text:p>
          </table:table-cell>
          <table:table-cell office:value-type="float" office:value="0.0014200049875199" calcext:value-type="float">
            <text:p>0.0014200049875199</text:p>
          </table:table-cell>
          <table:table-cell/>
          <table:table-cell office:value-type="float" office:value="0.00408607598640848" calcext:value-type="float">
            <text:p>0.00408607598640848</text:p>
          </table:table-cell>
          <table:table-cell office:value-type="float" office:value="0.00580224828008532" calcext:value-type="float">
            <text:p>0.00580224828008532</text:p>
          </table:table-cell>
          <table:table-cell table:formula="of:=0.002+(0.006/(1+0.001*EXP(0.004*[.A58])))" office:value-type="float" office:value="0.00462362644459269" calcext:value-type="float">
            <text:p>0.00462362644459269</text:p>
          </table:table-cell>
          <table:table-cell table:formula="of:=[.I58]/(21149.57*([.A58]+1788.03)^-1.26)" office:value-type="float" office:value="0.0065655726117505" calcext:value-type="float">
            <text:p>0.0065655726117505</text:p>
          </table:table-cell>
          <table:table-cell office:value-type="float" office:value="0.0047" calcext:value-type="float">
            <text:p>0.0047</text:p>
          </table:table-cell>
          <table:table-cell table:formula="of:=[.K58]/(21149.57*([.A58]+1788.03)^-1.26)" office:value-type="float" office:value="0.00667402344134351" calcext:value-type="float">
            <text:p>0.00667402344134351</text:p>
          </table:table-cell>
          <table:table-cell office:value-type="float" office:value="0.00549606379108527" calcext:value-type="float">
            <text:p>0.00549606379108527</text:p>
          </table:table-cell>
          <table:table-cell table:formula="of:=[.M58]/(21149.57*([.A58]+1788.03)^-1.26)" office:value-type="float" office:value="0.00780443799506859" calcext:value-type="float">
            <text:p>0.00780443799506859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.00762407535681039" calcext:value-type="float">
            <text:p>0.00762407535681039</text:p>
          </table:table-cell>
          <table:table-cell table:formula="of:=[.D59]/(21149.57*([.A59]+1788.03)^-1.26)" office:value-type="float" office:value="0.00762407535681039" calcext:value-type="float">
            <text:p>0.00762407535681039</text:p>
          </table:table-cell>
          <table:table-cell office:value-type="float" office:value="0.00542631180295691" calcext:value-type="float">
            <text:p>0.00542631180295691</text:p>
          </table:table-cell>
          <table:table-cell office:value-type="float" office:value="0.00140501976916547" calcext:value-type="float">
            <text:p>0.00140501976916547</text:p>
          </table:table-cell>
          <table:table-cell/>
          <table:table-cell office:value-type="float" office:value="0.00414782911681581" calcext:value-type="float">
            <text:p>0.00414782911681581</text:p>
          </table:table-cell>
          <table:table-cell office:value-type="float" office:value="0.00582778190824638" calcext:value-type="float">
            <text:p>0.00582778190824638</text:p>
          </table:table-cell>
          <table:table-cell table:formula="of:=0.002+(0.006/(1+0.001*EXP(0.004*[.A59])))" office:value-type="float" office:value="0.00480192151174601" calcext:value-type="float">
            <text:p>0.00480192151174601</text:p>
          </table:table-cell>
          <table:table-cell table:formula="of:=[.I59]/(21149.57*([.A59]+1788.03)^-1.26)" office:value-type="float" office:value="0.00674679465398409" calcext:value-type="float">
            <text:p>0.00674679465398409</text:p>
          </table:table-cell>
          <table:table-cell office:value-type="float" office:value="0.00495200762365218" calcext:value-type="float">
            <text:p>0.00495200762365218</text:p>
          </table:table-cell>
          <table:table-cell table:formula="of:=[.K59]/(21149.57*([.A59]+1788.03)^-1.26)" office:value-type="float" office:value="0.00695766860828944" calcext:value-type="float">
            <text:p>0.00695766860828944</text:p>
          </table:table-cell>
          <table:table-cell office:value-type="float" office:value="0.00573697240485474" calcext:value-type="float">
            <text:p>0.00573697240485474</text:p>
          </table:table-cell>
          <table:table-cell table:formula="of:=[.M59]/(21149.57*([.A59]+1788.03)^-1.26)" office:value-type="float" office:value="0.00806055964397769" calcext:value-type="float">
            <text:p>0.00806055964397769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.00756098506760475" calcext:value-type="float">
            <text:p>0.00756098506760475</text:p>
          </table:table-cell>
          <table:table-cell table:formula="of:=[.D60]/(21149.57*([.A60]+1788.03)^-1.26)" office:value-type="float" office:value="0.00756098506760475" calcext:value-type="float">
            <text:p>0.00756098506760475</text:p>
          </table:table-cell>
          <table:table-cell office:value-type="float" office:value="0.00543929362656505" calcext:value-type="float">
            <text:p>0.00543929362656505</text:p>
          </table:table-cell>
          <table:table-cell office:value-type="float" office:value="0.00139006745851659" calcext:value-type="float">
            <text:p>0.00139006745851659</text:p>
          </table:table-cell>
          <table:table-cell/>
          <table:table-cell office:value-type="float" office:value="0.00421051552627321" calcext:value-type="float">
            <text:p>0.00421051552627321</text:p>
          </table:table-cell>
          <table:table-cell office:value-type="float" office:value="0.00585290061665123" calcext:value-type="float">
            <text:p>0.00585290061665123</text:p>
          </table:table-cell>
          <table:table-cell table:formula="of:=0.002+(0.006/(1+0.001*EXP(0.004*[.A60])))" office:value-type="float" office:value="0.00498163314795603" calcext:value-type="float">
            <text:p>0.00498163314795603</text:p>
          </table:table-cell>
          <table:table-cell table:formula="of:=[.I60]/(21149.57*([.A60]+1788.03)^-1.26)" office:value-type="float" office:value="0.00692480612924122" calcext:value-type="float">
            <text:p>0.00692480612924122</text:p>
          </table:table-cell>
          <table:table-cell office:value-type="float" office:value="0.00520401524730435" calcext:value-type="float">
            <text:p>0.00520401524730435</text:p>
          </table:table-cell>
          <table:table-cell table:formula="of:=[.K60]/(21149.57*([.A60]+1788.03)^-1.26)" office:value-type="float" office:value="0.00723393224890193" calcext:value-type="float">
            <text:p>0.00723393224890193</text:p>
          </table:table-cell>
          <table:table-cell office:value-type="float" office:value="0.00598960931273603" calcext:value-type="float">
            <text:p>0.00598960931273603</text:p>
          </table:table-cell>
          <table:table-cell table:formula="of:=[.M60]/(21149.57*([.A60]+1788.03)^-1.26)" office:value-type="float" office:value="0.00832596099486225" calcext:value-type="float">
            <text:p>0.00832596099486225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752963988075269" calcext:value-type="float">
            <text:p>0.00752963988075269</text:p>
          </table:table-cell>
          <table:table-cell table:formula="of:=[.D61]/(21149.57*([.A61]+1788.03)^-1.26)" office:value-type="float" office:value="0.00752963988075269" calcext:value-type="float">
            <text:p>0.00752963988075269</text:p>
          </table:table-cell>
          <table:table-cell office:value-type="float" office:value="0.00547551131998375" calcext:value-type="float">
            <text:p>0.00547551131998375</text:p>
          </table:table-cell>
          <table:table-cell office:value-type="float" office:value="0.00137514826300734" calcext:value-type="float">
            <text:p>0.00137514826300734</text:p>
          </table:table-cell>
          <table:table-cell/>
          <table:table-cell office:value-type="float" office:value="0.00427414931948727" calcext:value-type="float">
            <text:p>0.00427414931948727</text:p>
          </table:table-cell>
          <table:table-cell office:value-type="float" office:value="0.00587758901252693" calcext:value-type="float">
            <text:p>0.00587758901252693</text:p>
          </table:table-cell>
          <table:table-cell table:formula="of:=0.002+(0.006/(1+0.001*EXP(0.004*[.A61])))" office:value-type="float" office:value="0.00516147670384072" calcext:value-type="float">
            <text:p>0.00516147670384072</text:p>
          </table:table-cell>
          <table:table-cell table:formula="of:=[.I61]/(21149.57*([.A61]+1788.03)^-1.26)" office:value-type="float" office:value="0.00709779572383943" calcext:value-type="float">
            <text:p>0.00709779572383943</text:p>
          </table:table-cell>
          <table:table-cell office:value-type="float" office:value="0.00545602287095653" calcext:value-type="float">
            <text:p>0.00545602287095653</text:p>
          </table:table-cell>
          <table:table-cell table:formula="of:=[.K61]/(21149.57*([.A61]+1788.03)^-1.26)" office:value-type="float" office:value="0.0075028403739242" calcext:value-type="float">
            <text:p>0.0075028403739242</text:p>
          </table:table-cell>
          <table:table-cell office:value-type="float" office:value="0.00623923272205285" calcext:value-type="float">
            <text:p>0.00623923272205285</text:p>
          </table:table-cell>
          <table:table-cell table:formula="of:=[.M61]/(21149.57*([.A61]+1788.03)^-1.26)" office:value-type="float" office:value="0.00857987004022955" calcext:value-type="float">
            <text:p>0.00857987004022955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00752086644364938" calcext:value-type="float">
            <text:p>0.00752086644364938</text:p>
          </table:table-cell>
          <table:table-cell table:formula="of:=[.D62]/(21149.57*([.A62]+1788.03)^-1.26)" office:value-type="float" office:value="0.00752086644364938" calcext:value-type="float">
            <text:p>0.00752086644364938</text:p>
          </table:table-cell>
          <table:table-cell office:value-type="float" office:value="0.00552898211506593" calcext:value-type="float">
            <text:p>0.00552898211506593</text:p>
          </table:table-cell>
          <table:table-cell office:value-type="float" office:value="0.00136026239317283" calcext:value-type="float">
            <text:p>0.00136026239317283</text:p>
          </table:table-cell>
          <table:table-cell/>
          <table:table-cell office:value-type="float" office:value="0.00433874481432991" calcext:value-type="float">
            <text:p>0.00433874481432991</text:p>
          </table:table-cell>
          <table:table-cell office:value-type="float" office:value="0.00590183140450663" calcext:value-type="float">
            <text:p>0.00590183140450663</text:p>
          </table:table-cell>
          <table:table-cell table:formula="of:=0.002+(0.006/(1+0.001*EXP(0.004*[.A62])))" office:value-type="float" office:value="0.00534016376036135" calcext:value-type="float">
            <text:p>0.00534016376036135</text:p>
          </table:table-cell>
          <table:table-cell table:formula="of:=[.I62]/(21149.57*([.A62]+1788.03)^-1.26)" office:value-type="float" office:value="0.00726402393660397" calcext:value-type="float">
            <text:p>0.00726402393660397</text:p>
          </table:table-cell>
          <table:table-cell office:value-type="float" office:value="0.0057080304946087" calcext:value-type="float">
            <text:p>0.0057080304946087</text:p>
          </table:table-cell>
          <table:table-cell table:formula="of:=[.K62]/(21149.57*([.A62]+1788.03)^-1.26)" office:value-type="float" office:value="0.00776441922089995" calcext:value-type="float">
            <text:p>0.00776441922089995</text:p>
          </table:table-cell>
          <table:table-cell office:value-type="float" office:value="0.00646533126130521" calcext:value-type="float">
            <text:p>0.00646533126130521</text:p>
          </table:table-cell>
          <table:table-cell table:formula="of:=[.M62]/(21149.57*([.A62]+1788.03)^-1.26)" office:value-type="float" office:value="0.00879454697415816" calcext:value-type="float">
            <text:p>0.00879454697415816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00750816484931205" calcext:value-type="float">
            <text:p>0.00750816484931205</text:p>
          </table:table-cell>
          <table:table-cell table:formula="of:=[.D63]/(21149.57*([.A63]+1788.03)^-1.26)" office:value-type="float" office:value="0.00750816484931205" calcext:value-type="float">
            <text:p>0.00750816484931205</text:p>
          </table:table-cell>
          <table:table-cell office:value-type="float" office:value="0.00558057729560702" calcext:value-type="float">
            <text:p>0.00558057729560702</text:p>
          </table:table-cell>
          <table:table-cell office:value-type="float" office:value="0.00134541006272279" calcext:value-type="float">
            <text:p>0.00134541006272279</text:p>
          </table:table-cell>
          <table:table-cell/>
          <table:table-cell office:value-type="float" office:value="0.00440431654505999" calcext:value-type="float">
            <text:p>0.00440431654505999</text:p>
          </table:table-cell>
          <table:table-cell office:value-type="float" office:value="0.00592561179914021" calcext:value-type="float">
            <text:p>0.00592561179914021</text:p>
          </table:table-cell>
          <table:table-cell table:formula="of:=0.002+(0.006/(1+0.001*EXP(0.004*[.A63])))" office:value-type="float" office:value="0.00551643880573362" calcext:value-type="float">
            <text:p>0.00551643880573362</text:p>
          </table:table-cell>
          <table:table-cell table:formula="of:=[.I63]/(21149.57*([.A63]+1788.03)^-1.26)" office:value-type="float" office:value="0.00742187227962852" calcext:value-type="float">
            <text:p>0.00742187227962852</text:p>
          </table:table-cell>
          <table:table-cell office:value-type="float" office:value="0.00596003811826088" calcext:value-type="float">
            <text:p>0.00596003811826088</text:p>
          </table:table-cell>
          <table:table-cell table:formula="of:=[.K63]/(21149.57*([.A63]+1788.03)^-1.26)" office:value-type="float" office:value="0.00801869525851962" calcext:value-type="float">
            <text:p>0.00801869525851962</text:p>
          </table:table-cell>
          <table:table-cell office:value-type="float" office:value="0.00668643657885591" calcext:value-type="float">
            <text:p>0.00668643657885591</text:p>
          </table:table-cell>
          <table:table-cell table:formula="of:=[.M63]/(21149.57*([.A63]+1788.03)^-1.26)" office:value-type="float" office:value="0.00899599905695052" calcext:value-type="float">
            <text:p>0.00899599905695052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.00747901615164803" calcext:value-type="float">
            <text:p>0.00747901615164803</text:p>
          </table:table-cell>
          <table:table-cell table:formula="of:=[.D64]/(21149.57*([.A64]+1788.03)^-1.26)" office:value-type="float" office:value="0.00747901615164803" calcext:value-type="float">
            <text:p>0.00747901615164803</text:p>
          </table:table-cell>
          <table:table-cell office:value-type="float" office:value="0.00562082067683906" calcext:value-type="float">
            <text:p>0.00562082067683906</text:p>
          </table:table-cell>
          <table:table-cell office:value-type="float" office:value="0.00133059148861763" calcext:value-type="float">
            <text:p>0.00133059148861763</text:p>
          </table:table-cell>
          <table:table-cell/>
          <table:table-cell office:value-type="float" office:value="0.00447087926559356" calcext:value-type="float">
            <text:p>0.00447087926559356</text:p>
          </table:table-cell>
          <table:table-cell office:value-type="float" office:value="0.00594891389743583" calcext:value-type="float">
            <text:p>0.00594891389743583</text:p>
          </table:table-cell>
          <table:table-cell table:formula="of:=0.002+(0.006/(1+0.001*EXP(0.004*[.A64])))" office:value-type="float" office:value="0.00568911394166296" calcext:value-type="float">
            <text:p>0.00568911394166296</text:p>
          </table:table-cell>
          <table:table-cell table:formula="of:=[.I64]/(21149.57*([.A64]+1788.03)^-1.26)" office:value-type="float" office:value="0.00756988658855262" calcext:value-type="float">
            <text:p>0.00756988658855262</text:p>
          </table:table-cell>
          <table:table-cell office:value-type="float" office:value="0.00621204574191306" calcext:value-type="float">
            <text:p>0.00621204574191306</text:p>
          </table:table-cell>
          <table:table-cell table:formula="of:=[.K64]/(21149.57*([.A64]+1788.03)^-1.26)" office:value-type="float" office:value="0.00826569519109289" calcext:value-type="float">
            <text:p>0.00826569519109289</text:p>
          </table:table-cell>
          <table:table-cell office:value-type="float" office:value="0.00690742773388998" calcext:value-type="float">
            <text:p>0.00690742773388998</text:p>
          </table:table-cell>
          <table:table-cell table:formula="of:=[.M64]/(21149.57*([.A64]+1788.03)^-1.26)" office:value-type="float" office:value="0.00919096455095536" calcext:value-type="float">
            <text:p>0.00919096455095536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00746385955574138" calcext:value-type="float">
            <text:p>0.00746385955574138</text:p>
          </table:table-cell>
          <table:table-cell table:formula="of:=[.D65]/(21149.57*([.A65]+1788.03)^-1.26)" office:value-type="float" office:value="0.00746385955574138" calcext:value-type="float">
            <text:p>0.00746385955574138</text:p>
          </table:table-cell>
          <table:table-cell office:value-type="float" office:value="0.00567245817449344" calcext:value-type="float">
            <text:p>0.00567245817449344</text:p>
          </table:table-cell>
          <table:table-cell office:value-type="float" office:value="0.00131580689114696" calcext:value-type="float">
            <text:p>0.00131580689114696</text:p>
          </table:table-cell>
          <table:table-cell/>
          <table:table-cell office:value-type="float" office:value="0.00453844795282356" calcext:value-type="float">
            <text:p>0.00453844795282356</text:p>
          </table:table-cell>
          <table:table-cell office:value-type="float" office:value="0.00597172109143706" calcext:value-type="float">
            <text:p>0.00597172109143706</text:p>
          </table:table-cell>
          <table:table-cell table:formula="of:=0.002+(0.006/(1+0.001*EXP(0.004*[.A65])))" office:value-type="float" office:value="0.00585709962124291" calcext:value-type="float">
            <text:p>0.00585709962124291</text:p>
          </table:table-cell>
          <table:table-cell table:formula="of:=[.I65]/(21149.57*([.A65]+1788.03)^-1.26)" office:value-type="float" office:value="0.00770681204376567" calcext:value-type="float">
            <text:p>0.00770681204376567</text:p>
          </table:table-cell>
          <table:table-cell office:value-type="float" office:value="0.00646405336556523" calcext:value-type="float">
            <text:p>0.00646405336556523</text:p>
          </table:table-cell>
          <table:table-cell table:formula="of:=[.K65]/(21149.57*([.A65]+1788.03)^-1.26)" office:value-type="float" office:value="0.00850544596315244" calcext:value-type="float">
            <text:p>0.00850544596315244</text:p>
          </table:table-cell>
          <table:table-cell office:value-type="float" office:value="0.00712810662787944" calcext:value-type="float">
            <text:p>0.00712810662787944</text:p>
          </table:table-cell>
          <table:table-cell table:formula="of:=[.M65]/(21149.57*([.A65]+1788.03)^-1.26)" office:value-type="float" office:value="0.0093792118217941" calcext:value-type="float">
            <text:p>0.0093792118217941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0751987462817694" calcext:value-type="float">
            <text:p>0.00751987462817694</text:p>
          </table:table-cell>
          <table:table-cell table:formula="of:=[.D66]/(21149.57*([.A66]+1788.03)^-1.26)" office:value-type="float" office:value="0.00751987462817694" calcext:value-type="float">
            <text:p>0.00751987462817694</text:p>
          </table:table-cell>
          <table:table-cell office:value-type="float" office:value="0.00577982175469966" calcext:value-type="float">
            <text:p>0.00577982175469966</text:p>
          </table:table-cell>
          <table:table-cell office:value-type="float" office:value="0.00130105649401081" calcext:value-type="float">
            <text:p>0.00130105649401081</text:p>
          </table:table-cell>
          <table:table-cell/>
          <table:table-cell office:value-type="float" office:value="0.00460703780998966" calcext:value-type="float">
            <text:p>0.00460703780998966</text:p>
          </table:table-cell>
          <table:table-cell office:value-type="float" office:value="0.00599401646084038" calcext:value-type="float">
            <text:p>0.00599401646084038</text:p>
          </table:table-cell>
          <table:table-cell table:formula="of:=0.002+(0.006/(1+0.001*EXP(0.004*[.A66])))" office:value-type="float" office:value="0.00601942981360466" calcext:value-type="float">
            <text:p>0.00601942981360466</text:p>
          </table:table-cell>
          <table:table-cell table:formula="of:=[.I66]/(21149.57*([.A66]+1788.03)^-1.26)" office:value-type="float" office:value="0.00783161824923262" calcext:value-type="float">
            <text:p>0.00783161824923262</text:p>
          </table:table-cell>
          <table:table-cell office:value-type="float" office:value="0.00671606098921741" calcext:value-type="float">
            <text:p>0.00671606098921741</text:p>
          </table:table-cell>
          <table:table-cell table:formula="of:=[.K66]/(21149.57*([.A66]+1788.03)^-1.26)" office:value-type="float" office:value="0.00873797476419397" calcext:value-type="float">
            <text:p>0.00873797476419397</text:p>
          </table:table-cell>
          <table:table-cell office:value-type="float" office:value="0.00734876781860071" calcext:value-type="float">
            <text:p>0.00734876781860071</text:p>
          </table:table-cell>
          <table:table-cell table:formula="of:=[.M66]/(21149.57*([.A66]+1788.03)^-1.26)" office:value-type="float" office:value="0.0095611620933681" calcext:value-type="float">
            <text:p>0.0095611620933681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00766566869273684" calcext:value-type="float">
            <text:p>0.00766566869273684</text:p>
          </table:table-cell>
          <table:table-cell table:formula="of:=[.D67]/(21149.57*([.A67]+1788.03)^-1.26)" office:value-type="float" office:value="0.00766566869273684" calcext:value-type="float">
            <text:p>0.00766566869273684</text:p>
          </table:table-cell>
          <table:table-cell office:value-type="float" office:value="0.00595928414545735" calcext:value-type="float">
            <text:p>0.00595928414545735</text:p>
          </table:table-cell>
          <table:table-cell office:value-type="float" office:value="0.00128634052440346" calcext:value-type="float">
            <text:p>0.00128634052440346</text:p>
          </table:table-cell>
          <table:table-cell/>
          <table:table-cell office:value-type="float" office:value="0.00467666427009909" calcext:value-type="float">
            <text:p>0.00467666427009909</text:p>
          </table:table-cell>
          <table:table-cell office:value-type="float" office:value="0.0060157827696582" calcext:value-type="float">
            <text:p>0.0060157827696582</text:p>
          </table:table-cell>
          <table:table-cell table:formula="of:=0.002+(0.006/(1+0.001*EXP(0.004*[.A67])))" office:value-type="float" office:value="0.00617528051764863" calcext:value-type="float">
            <text:p>0.00617528051764863</text:p>
          </table:table-cell>
          <table:table-cell table:formula="of:=[.I67]/(21149.57*([.A67]+1788.03)^-1.26)" office:value-type="float" office:value="0.00794351357941062" calcext:value-type="float">
            <text:p>0.00794351357941062</text:p>
          </table:table-cell>
          <table:table-cell office:value-type="float" office:value="0.00696806861286958" calcext:value-type="float">
            <text:p>0.00696806861286958</text:p>
          </table:table-cell>
          <table:table-cell table:formula="of:=[.K67]/(21149.57*([.A67]+1788.03)^-1.26)" office:value-type="float" office:value="0.00896330903355796" calcext:value-type="float">
            <text:p>0.00896330903355796</text:p>
          </table:table-cell>
          <table:table-cell office:value-type="float" office:value="0.00758978683540644" calcext:value-type="float">
            <text:p>0.00758978683540644</text:p>
          </table:table-cell>
          <table:table-cell table:formula="of:=[.M67]/(21149.57*([.A67]+1788.03)^-1.26)" office:value-type="float" office:value="0.00976305037796721" calcext:value-type="float">
            <text:p>0.00976305037796721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0783201262091651" calcext:value-type="float">
            <text:p>0.00783201262091651</text:p>
          </table:table-cell>
          <table:table-cell table:formula="of:=[.D68]/(21149.57*([.A68]+1788.03)^-1.26)" office:value-type="float" office:value="0.00783201262091651" calcext:value-type="float">
            <text:p>0.00783201262091651</text:p>
          </table:table-cell>
          <table:table-cell office:value-type="float" office:value="0.00615889268149337" calcext:value-type="float">
            <text:p>0.00615889268149337</text:p>
          </table:table-cell>
          <table:table-cell office:value-type="float" office:value="0.00127165921310021" calcext:value-type="float">
            <text:p>0.00127165921310021</text:p>
          </table:table-cell>
          <table:table-cell/>
          <table:table-cell office:value-type="float" office:value="0.00474734299939912" calcext:value-type="float">
            <text:p>0.00474734299939912</text:p>
          </table:table-cell>
          <table:table-cell office:value-type="float" office:value="0.00603700246293269" calcext:value-type="float">
            <text:p>0.00603700246293269</text:p>
          </table:table-cell>
          <table:table-cell table:formula="of:=0.002+(0.006/(1+0.001*EXP(0.004*[.A68])))" office:value-type="float" office:value="0.00632398113504383" calcext:value-type="float">
            <text:p>0.00632398113504383</text:p>
          </table:table-cell>
          <table:table-cell table:formula="of:=[.I68]/(21149.57*([.A68]+1788.03)^-1.26)" office:value-type="float" office:value="0.00804194887385042" calcext:value-type="float">
            <text:p>0.00804194887385042</text:p>
          </table:table-cell>
          <table:table-cell office:value-type="float" office:value="0.00722007623652176" calcext:value-type="float">
            <text:p>0.00722007623652176</text:p>
          </table:table-cell>
          <table:table-cell table:formula="of:=[.K68]/(21149.57*([.A68]+1788.03)^-1.26)" office:value-type="float" office:value="0.0091814764654588" calcext:value-type="float">
            <text:p>0.0091814764654588</text:p>
          </table:table-cell>
          <table:table-cell office:value-type="float" office:value="0.00785139606442392" calcext:value-type="float">
            <text:p>0.00785139606442392</text:p>
          </table:table-cell>
          <table:table-cell table:formula="of:=[.M68]/(21149.57*([.A68]+1788.03)^-1.26)" office:value-type="float" office:value="0.00998430014102342" calcext:value-type="float">
            <text:p>0.00998430014102342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0790110194607409" calcext:value-type="float">
            <text:p>0.00790110194607409</text:p>
          </table:table-cell>
          <table:table-cell table:formula="of:=[.D69]/(21149.57*([.A69]+1788.03)^-1.26)" office:value-type="float" office:value="0.00790110194607409" calcext:value-type="float">
            <text:p>0.00790110194607409</text:p>
          </table:table-cell>
          <table:table-cell office:value-type="float" office:value="0.00628561776009696" calcext:value-type="float">
            <text:p>0.00628561776009696</text:p>
          </table:table-cell>
          <table:table-cell office:value-type="float" office:value="0.00125701279454706" calcext:value-type="float">
            <text:p>0.00125701279454706</text:p>
          </table:table-cell>
          <table:table-cell/>
          <table:table-cell office:value-type="float" office:value="0.00481908990090202" calcext:value-type="float">
            <text:p>0.00481908990090202</text:p>
          </table:table-cell>
          <table:table-cell office:value-type="float" office:value="0.00605765766350635" calcext:value-type="float">
            <text:p>0.00605765766350635</text:p>
          </table:table-cell>
          <table:table-cell table:formula="of:=0.002+(0.006/(1+0.001*EXP(0.004*[.A69])))" office:value-type="float" office:value="0.00646501878577097" calcext:value-type="float">
            <text:p>0.00646501878577097</text:p>
          </table:table-cell>
          <table:table-cell table:formula="of:=[.I69]/(21149.57*([.A69]+1788.03)^-1.26)" office:value-type="float" office:value="0.00812661133070118" calcext:value-type="float">
            <text:p>0.00812661133070118</text:p>
          </table:table-cell>
          <table:table-cell office:value-type="float" office:value="0.00747208386017394" calcext:value-type="float">
            <text:p>0.00747208386017394</text:p>
          </table:table-cell>
          <table:table-cell table:formula="of:=[.K69]/(21149.57*([.A69]+1788.03)^-1.26)" office:value-type="float" office:value="0.0093925050141672" calcext:value-type="float">
            <text:p>0.0093925050141672</text:p>
          </table:table-cell>
          <table:table-cell office:value-type="float" office:value="0.00811383850894888" calcext:value-type="float">
            <text:p>0.00811383850894888</text:p>
          </table:table-cell>
          <table:table-cell table:formula="of:=[.M69]/(21149.57*([.A69]+1788.03)^-1.26)" office:value-type="float" office:value="0.0101991988186374" calcext:value-type="float">
            <text:p>0.0101991988186374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00780930059590126" calcext:value-type="float">
            <text:p>0.00780930059590126</text:p>
          </table:table-cell>
          <table:table-cell table:formula="of:=[.D70]/(21149.57*([.A70]+1788.03)^-1.26)" office:value-type="float" office:value="0.00780930059590126" calcext:value-type="float">
            <text:p>0.00780930059590126</text:p>
          </table:table-cell>
          <table:table-cell office:value-type="float" office:value="0.00628564964884064" calcext:value-type="float">
            <text:p>0.00628564964884064</text:p>
          </table:table-cell>
          <table:table-cell office:value-type="float" office:value="0.00124240150695349" calcext:value-type="float">
            <text:p>0.00124240150695349</text:p>
          </table:table-cell>
          <table:table-cell/>
          <table:table-cell office:value-type="float" office:value="0.00489192111796332" calcext:value-type="float">
            <text:p>0.00489192111796332</text:p>
          </table:table-cell>
          <table:table-cell office:value-type="float" office:value="0.0060777301688552" calcext:value-type="float">
            <text:p>0.0060777301688552</text:p>
          </table:table-cell>
          <table:table-cell table:formula="of:=0.002+(0.006/(1+0.001*EXP(0.004*[.A70])))" office:value-type="float" office:value="0.00659803614381654" calcext:value-type="float">
            <text:p>0.00659803614381654</text:p>
          </table:table-cell>
          <table:table-cell table:formula="of:=[.I70]/(21149.57*([.A70]+1788.03)^-1.26)" office:value-type="float" office:value="0.00819741004801123" calcext:value-type="float">
            <text:p>0.00819741004801123</text:p>
          </table:table-cell>
          <table:table-cell office:value-type="float" office:value="0.00772409148382611" calcext:value-type="float">
            <text:p>0.00772409148382611</text:p>
          </table:table-cell>
          <table:table-cell table:formula="of:=[.K70]/(21149.57*([.A70]+1788.03)^-1.26)" office:value-type="float" office:value="0.00959642289935215" calcext:value-type="float">
            <text:p>0.00959642289935215</text:p>
          </table:table-cell>
          <table:table-cell office:value-type="float" office:value="0.0083915001761473" calcext:value-type="float">
            <text:p>0.0083915001761473</text:p>
          </table:table-cell>
          <table:table-cell table:formula="of:=[.M70]/(21149.57*([.A70]+1788.03)^-1.26)" office:value-type="float" office:value="0.0104256124644458" calcext:value-type="float">
            <text:p>0.0104256124644458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760686838096573" calcext:value-type="float">
            <text:p>0.00760686838096573</text:p>
          </table:table-cell>
          <table:table-cell table:formula="of:=[.D71]/(21149.57*([.A71]+1788.03)^-1.26)" office:value-type="float" office:value="0.00760686838096573" calcext:value-type="float">
            <text:p>0.00760686838096573</text:p>
          </table:table-cell>
          <table:table-cell office:value-type="float" office:value="0.00619539813156037" calcext:value-type="float">
            <text:p>0.00619539813156037</text:p>
          </table:table-cell>
          <table:table-cell office:value-type="float" office:value="0.0012278255923885" calcext:value-type="float">
            <text:p>0.0012278255923885</text:p>
          </table:table-cell>
          <table:table-cell/>
          <table:table-cell office:value-type="float" office:value="0.0049658530379141" calcext:value-type="float">
            <text:p>0.0049658530379141</text:p>
          </table:table-cell>
          <table:table-cell office:value-type="float" office:value="0.00609720144799112" calcext:value-type="float">
            <text:p>0.00609720144799112</text:p>
          </table:table-cell>
          <table:table-cell table:formula="of:=0.002+(0.006/(1+0.001*EXP(0.004*[.A71])))" office:value-type="float" office:value="0.0067228237424282" calcext:value-type="float">
            <text:p>0.0067228237424282</text:p>
          </table:table-cell>
          <table:table-cell table:formula="of:=[.I71]/(21149.57*([.A71]+1788.03)^-1.26)" office:value-type="float" office:value="0.0082544550440704" calcext:value-type="float">
            <text:p>0.0082544550440704</text:p>
          </table:table-cell>
          <table:table-cell office:value-type="float" office:value="0.00797609910747829" calcext:value-type="float">
            <text:p>0.00797609910747829</text:p>
          </table:table-cell>
          <table:table-cell table:formula="of:=[.K71]/(21149.57*([.A71]+1788.03)^-1.26)" office:value-type="float" office:value="0.00979325861158894" calcext:value-type="float">
            <text:p>0.00979325861158894</text:p>
          </table:table-cell>
          <table:table-cell office:value-type="float" office:value="0.00867483745074696" calcext:value-type="float">
            <text:p>0.00867483745074696</text:p>
          </table:table-cell>
          <table:table-cell table:formula="of:=[.M71]/(21149.57*([.A71]+1788.03)^-1.26)" office:value-type="float" office:value="0.0106511874318374" calcext:value-type="float">
            <text:p>0.0106511874318374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00742927978211153" calcext:value-type="float">
            <text:p>0.00742927978211153</text:p>
          </table:table-cell>
          <table:table-cell table:formula="of:=[.D72]/(21149.57*([.A72]+1788.03)^-1.26)" office:value-type="float" office:value="0.00742927978211153" calcext:value-type="float">
            <text:p>0.00742927978211153</text:p>
          </table:table-cell>
          <table:table-cell office:value-type="float" office:value="0.00612327521088073" calcext:value-type="float">
            <text:p>0.00612327521088073</text:p>
          </table:table-cell>
          <table:table-cell office:value-type="float" office:value="0.00121328529688003" calcext:value-type="float">
            <text:p>0.00121328529688003</text:p>
          </table:table-cell>
          <table:table-cell/>
          <table:table-cell office:value-type="float" office:value="0.00504090229574826" calcext:value-type="float">
            <text:p>0.00504090229574826</text:p>
          </table:table-cell>
          <table:table-cell office:value-type="float" office:value="0.00611605263844012" calcext:value-type="float">
            <text:p>0.00611605263844012</text:p>
          </table:table-cell>
          <table:table-cell table:formula="of:=0.002+(0.006/(1+0.001*EXP(0.004*[.A72])))" office:value-type="float" office:value="0.00683930792759598" calcext:value-type="float">
            <text:p>0.00683930792759598</text:p>
          </table:table-cell>
          <table:table-cell table:formula="of:=[.I72]/(21149.57*([.A72]+1788.03)^-1.26)" office:value-type="float" office:value="0.00829803174938719" calcext:value-type="float">
            <text:p>0.00829803174938719</text:p>
          </table:table-cell>
          <table:table-cell office:value-type="float" office:value="0.00822810673113046" calcext:value-type="float">
            <text:p>0.00822810673113046</text:p>
          </table:table-cell>
          <table:table-cell table:formula="of:=[.K72]/(21149.57*([.A72]+1788.03)^-1.26)" office:value-type="float" office:value="0.00998304091804016" calcext:value-type="float">
            <text:p>0.00998304091804016</text:p>
          </table:table-cell>
          <table:table-cell office:value-type="float" office:value="0.00898959163441509" calcext:value-type="float">
            <text:p>0.00898959163441509</text:p>
          </table:table-cell>
          <table:table-cell table:formula="of:=[.M72]/(21149.57*([.A72]+1788.03)^-1.26)" office:value-type="float" office:value="0.0109069393549915" calcext:value-type="float">
            <text:p>0.0109069393549915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0743202408644363" calcext:value-type="float">
            <text:p>0.00743202408644363</text:p>
          </table:table-cell>
          <table:table-cell table:formula="of:=[.D73]/(21149.57*([.A73]+1788.03)^-1.26)" office:value-type="float" office:value="0.00743202408644363" calcext:value-type="float">
            <text:p>0.00743202408644363</text:p>
          </table:table-cell>
          <table:table-cell office:value-type="float" office:value="0.0061996518873657" calcext:value-type="float">
            <text:p>0.0061996518873657</text:p>
          </table:table-cell>
          <table:table-cell office:value-type="float" office:value="0.00119878087051781" calcext:value-type="float">
            <text:p>0.00119878087051781</text:p>
          </table:table-cell>
          <table:table-cell/>
          <table:table-cell office:value-type="float" office:value="0.00511708577786542" calcext:value-type="float">
            <text:p>0.00511708577786542</text:p>
          </table:table-cell>
          <table:table-cell office:value-type="float" office:value="0.00613426454330381" calcext:value-type="float">
            <text:p>0.00613426454330381</text:p>
          </table:table-cell>
          <table:table-cell table:formula="of:=0.002+(0.006/(1+0.001*EXP(0.004*[.A73])))" office:value-type="float" office:value="0.00694753572734361" calcext:value-type="float">
            <text:p>0.00694753572734361</text:p>
          </table:table-cell>
          <table:table-cell table:formula="of:=[.I73]/(21149.57*([.A73]+1788.03)^-1.26)" office:value-type="float" office:value="0.00832857292717855" calcext:value-type="float">
            <text:p>0.00832857292717855</text:p>
          </table:table-cell>
          <table:table-cell office:value-type="float" office:value="0.00848011435478264" calcext:value-type="float">
            <text:p>0.00848011435478264</text:p>
          </table:table-cell>
          <table:table-cell table:formula="of:=[.K73]/(21149.57*([.A73]+1788.03)^-1.26)" office:value-type="float" office:value="0.0101657988683169" calcext:value-type="float">
            <text:p>0.0101657988683169</text:p>
          </table:table-cell>
          <table:table-cell office:value-type="float" office:value="0.00945558369817978" calcext:value-type="float">
            <text:p>0.00945558369817978</text:p>
          </table:table-cell>
          <table:table-cell table:formula="of:=[.M73]/(21149.57*([.A73]+1788.03)^-1.26)" office:value-type="float" office:value="0.011335172856958" calcext:value-type="float">
            <text:p>0.011335172856958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0077212089333287" calcext:value-type="float">
            <text:p>0.0077212089333287</text:p>
          </table:table-cell>
          <table:table-cell table:formula="of:=[.D74]/(21149.57*([.A74]+1788.03)^-1.26)" office:value-type="float" office:value="0.0077212089333287" calcext:value-type="float">
            <text:p>0.0077212089333287</text:p>
          </table:table-cell>
          <table:table-cell office:value-type="float" office:value="0.00651957020876343" calcext:value-type="float">
            <text:p>0.00651957020876343</text:p>
          </table:table-cell>
          <table:table-cell office:value-type="float" office:value="0.00118431256756006" calcext:value-type="float">
            <text:p>0.00118431256756006</text:p>
          </table:table-cell>
          <table:table-cell/>
          <table:table-cell office:value-type="float" office:value="0.00519442062587048" calcext:value-type="float">
            <text:p>0.00519442062587048</text:p>
          </table:table-cell>
          <table:table-cell office:value-type="float" office:value="0.00615181762841161" calcext:value-type="float">
            <text:p>0.00615181762841161</text:p>
          </table:table-cell>
          <table:table-cell table:formula="of:=0.002+(0.006/(1+0.001*EXP(0.004*[.A74])))" office:value-type="float" office:value="0.00704765787232052" calcext:value-type="float">
            <text:p>0.00704765787232052</text:p>
          </table:table-cell>
          <table:table-cell table:formula="of:=[.I74]/(21149.57*([.A74]+1788.03)^-1.26)" office:value-type="float" office:value="0.00834662979005279" calcext:value-type="float">
            <text:p>0.00834662979005279</text:p>
          </table:table-cell>
          <table:table-cell office:value-type="float" office:value="0.00873212197843482" calcext:value-type="float">
            <text:p>0.00873212197843482</text:p>
          </table:table-cell>
          <table:table-cell table:formula="of:=[.K74]/(21149.57*([.A74]+1788.03)^-1.26)" office:value-type="float" office:value="0.0103415618005278" calcext:value-type="float">
            <text:p>0.0103415618005278</text:p>
          </table:table-cell>
          <table:table-cell office:value-type="float" office:value="0.00994142747575183" calcext:value-type="float">
            <text:p>0.00994142747575183</text:p>
          </table:table-cell>
          <table:table-cell table:formula="of:=[.M74]/(21149.57*([.A74]+1788.03)^-1.26)" office:value-type="float" office:value="0.0117737574990198" calcext:value-type="float">
            <text:p>0.0117737574990198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827703823469106" calcext:value-type="float">
            <text:p>0.00827703823469106</text:p>
          </table:table-cell>
          <table:table-cell table:formula="of:=[.D75]/(21149.57*([.A75]+1788.03)^-1.26)" office:value-type="float" office:value="0.00827703823469106" calcext:value-type="float">
            <text:p>0.00827703823469106</text:p>
          </table:table-cell>
          <table:table-cell office:value-type="float" office:value="0.00707511339651895" calcext:value-type="float">
            <text:p>0.00707511339651895</text:p>
          </table:table-cell>
          <table:table-cell office:value-type="float" office:value="0.00116988064654391" calcext:value-type="float">
            <text:p>0.00116988064654391</text:p>
          </table:table-cell>
          <table:table-cell/>
          <table:table-cell office:value-type="float" office:value="0.00527292424043049" calcext:value-type="float">
            <text:p>0.00527292424043049</text:p>
          </table:table-cell>
          <table:table-cell office:value-type="float" office:value="0.00616869201957186" calcext:value-type="float">
            <text:p>0.00616869201957186</text:p>
          </table:table-cell>
          <table:table-cell table:formula="of:=0.002+(0.006/(1+0.001*EXP(0.004*[.A75])))" office:value-type="float" office:value="0.0071399110796647" calcext:value-type="float">
            <text:p>0.0071399110796647</text:p>
          </table:table-cell>
          <table:table-cell table:formula="of:=[.I75]/(21149.57*([.A75]+1788.03)^-1.26)" office:value-type="float" office:value="0.00835284379014415" calcext:value-type="float">
            <text:p>0.00835284379014415</text:p>
          </table:table-cell>
          <table:table-cell office:value-type="float" office:value="0.00898412960208699" calcext:value-type="float">
            <text:p>0.00898412960208699</text:p>
          </table:table-cell>
          <table:table-cell table:formula="of:=[.K75]/(21149.57*([.A75]+1788.03)^-1.26)" office:value-type="float" office:value="0.0105103593475238" calcext:value-type="float">
            <text:p>0.0105103593475238</text:p>
          </table:table-cell>
          <table:table-cell office:value-type="float" office:value="0.0104904594884399" calcext:value-type="float">
            <text:p>0.0104904594884399</text:p>
          </table:table-cell>
          <table:table-cell table:formula="of:=[.M75]/(21149.57*([.A75]+1788.03)^-1.26)" office:value-type="float" office:value="0.0122725855288787" calcext:value-type="float">
            <text:p>0.0122725855288787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893889849651632" calcext:value-type="float">
            <text:p>0.00893889849651632</text:p>
          </table:table-cell>
          <table:table-cell table:formula="of:=[.D76]/(21149.57*([.A76]+1788.03)^-1.26)" office:value-type="float" office:value="0.00893889849651632" calcext:value-type="float">
            <text:p>0.00893889849651632</text:p>
          </table:table-cell>
          <table:table-cell office:value-type="float" office:value="0.00773605510333949" calcext:value-type="float">
            <text:p>0.00773605510333949</text:p>
          </table:table-cell>
          <table:table-cell office:value-type="float" office:value="0.00115548537039991" calcext:value-type="float">
            <text:p>0.00115548537039991</text:p>
          </table:table-cell>
          <table:table-cell/>
          <table:table-cell office:value-type="float" office:value="0.0053526142851899" calcext:value-type="float">
            <text:p>0.0053526142851899</text:p>
          </table:table-cell>
          <table:table-cell office:value-type="float" office:value="0.00618486749993049" calcext:value-type="float">
            <text:p>0.00618486749993049</text:p>
          </table:table-cell>
          <table:table-cell table:formula="of:=0.002+(0.006/(1+0.001*EXP(0.004*[.A76])))" office:value-type="float" office:value="0.00722460053025575" calcext:value-type="float">
            <text:p>0.00722460053025575</text:p>
          </table:table-cell>
          <table:table-cell table:formula="of:=[.I76]/(21149.57*([.A76]+1788.03)^-1.26)" office:value-type="float" office:value="0.00834792021969392" calcext:value-type="float">
            <text:p>0.00834792021969392</text:p>
          </table:table-cell>
          <table:table-cell office:value-type="float" office:value="0.00923613722573917" calcext:value-type="float">
            <text:p>0.00923613722573917</text:p>
          </table:table-cell>
          <table:table-cell table:formula="of:=[.K76]/(21149.57*([.A76]+1788.03)^-1.26)" office:value-type="float" office:value="0.0106722214433476" calcext:value-type="float">
            <text:p>0.0106722214433476</text:p>
          </table:table-cell>
          <table:table-cell office:value-type="float" office:value="0.011154269572269" calcext:value-type="float">
            <text:p>0.011154269572269</text:p>
          </table:table-cell>
          <table:table-cell table:formula="of:=[.M76]/(21149.57*([.A76]+1788.03)^-1.26)" office:value-type="float" office:value="0.0128885953082537" calcext:value-type="float">
            <text:p>0.0128885953082537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0951885911696172" calcext:value-type="float">
            <text:p>0.00951885911696172</text:p>
          </table:table-cell>
          <table:table-cell table:formula="of:=[.D77]/(21149.57*([.A77]+1788.03)^-1.26)" office:value-type="float" office:value="0.00951885911696172" calcext:value-type="float">
            <text:p>0.00951885911696172</text:p>
          </table:table-cell>
          <table:table-cell office:value-type="float" office:value="0.00834162986429279" calcext:value-type="float">
            <text:p>0.00834162986429279</text:p>
          </table:table-cell>
          <table:table-cell office:value-type="float" office:value="0.00114112700657076" calcext:value-type="float">
            <text:p>0.00114112700657076</text:p>
          </table:table-cell>
          <table:table-cell/>
          <table:table-cell office:value-type="float" office:value="0.005433508690745" calcext:value-type="float">
            <text:p>0.005433508690745</text:p>
          </table:table-cell>
          <table:table-cell office:value-type="float" office:value="0.00620032350744607" calcext:value-type="float">
            <text:p>0.00620032350744607</text:p>
          </table:table-cell>
          <table:table-cell table:formula="of:=0.002+(0.006/(1+0.001*EXP(0.004*[.A77])))" office:value-type="float" office:value="0.00730208326044913" calcext:value-type="float">
            <text:p>0.00730208326044913</text:p>
          </table:table-cell>
          <table:table-cell table:formula="of:=[.I77]/(21149.57*([.A77]+1788.03)^-1.26)" office:value-type="float" office:value="0.0083326044127268" calcext:value-type="float">
            <text:p>0.0083326044127268</text:p>
          </table:table-cell>
          <table:table-cell office:value-type="float" office:value="0.00948814484939134" calcext:value-type="float">
            <text:p>0.00948814484939134</text:p>
          </table:table-cell>
          <table:table-cell table:formula="of:=[.K77]/(21149.57*([.A77]+1788.03)^-1.26)" office:value-type="float" office:value="0.0108271783298958" calcext:value-type="float">
            <text:p>0.0108271783298958</text:p>
          </table:table-cell>
          <table:table-cell office:value-type="float" office:value="0.0118188764828433" calcext:value-type="float">
            <text:p>0.0118188764828433</text:p>
          </table:table-cell>
          <table:table-cell table:formula="of:=[.M77]/(21149.57*([.A77]+1788.03)^-1.26)" office:value-type="float" office:value="0.0134868391418966" calcext:value-type="float">
            <text:p>0.0134868391418966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00993449953329291" calcext:value-type="float">
            <text:p>0.00993449953329291</text:p>
          </table:table-cell>
          <table:table-cell table:formula="of:=[.D78]/(21149.57*([.A78]+1788.03)^-1.26)" office:value-type="float" office:value="0.00993449953329291" calcext:value-type="float">
            <text:p>0.00993449953329291</text:p>
          </table:table-cell>
          <table:table-cell office:value-type="float" office:value="0.00881651416247702" calcext:value-type="float">
            <text:p>0.00881651416247702</text:p>
          </table:table-cell>
          <table:table-cell office:value-type="float" office:value="0.0011268058271345" calcext:value-type="float">
            <text:p>0.0011268058271345</text:p>
          </table:table-cell>
          <table:table-cell/>
          <table:table-cell office:value-type="float" office:value="0.0055156256586783" calcext:value-type="float">
            <text:p>0.0055156256586783</text:p>
          </table:table-cell>
          <table:table-cell office:value-type="float" office:value="0.00621503913249124" calcext:value-type="float">
            <text:p>0.00621503913249124</text:p>
          </table:table-cell>
          <table:table-cell table:formula="of:=0.002+(0.006/(1+0.001*EXP(0.004*[.A78])))" office:value-type="float" office:value="0.00737275297885681" calcext:value-type="float">
            <text:p>0.00737275297885681</text:p>
          </table:table-cell>
          <table:table-cell table:formula="of:=[.I78]/(21149.57*([.A78]+1788.03)^-1.26)" office:value-type="float" office:value="0.00830766101859906" calcext:value-type="float">
            <text:p>0.00830766101859906</text:p>
          </table:table-cell>
          <table:table-cell office:value-type="float" office:value="0.00974015247304352" calcext:value-type="float">
            <text:p>0.00974015247304352</text:p>
          </table:table-cell>
          <table:table-cell table:formula="of:=[.K78]/(21149.57*([.A78]+1788.03)^-1.26)" office:value-type="float" office:value="0.0109752605638039" calcext:value-type="float">
            <text:p>0.0109752605638039</text:p>
          </table:table-cell>
          <table:table-cell office:value-type="float" office:value="0.0123401525769588" calcext:value-type="float">
            <text:p>0.0123401525769588</text:p>
          </table:table-cell>
          <table:table-cell table:formula="of:=[.M78]/(21149.57*([.A78]+1788.03)^-1.26)" office:value-type="float" office:value="0.0139049558314459" calcext:value-type="float">
            <text:p>0.0139049558314459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102039631894683" calcext:value-type="float">
            <text:p>0.0102039631894683</text:p>
          </table:table-cell>
          <table:table-cell table:formula="of:=[.D79]/(21149.57*([.A79]+1788.03)^-1.26)" office:value-type="float" office:value="0.0102039631894683" calcext:value-type="float">
            <text:p>0.0102039631894683</text:p>
          </table:table-cell>
          <table:table-cell office:value-type="float" office:value="0.00917191946797536" calcext:value-type="float">
            <text:p>0.00917191946797536</text:p>
          </table:table-cell>
          <table:table-cell office:value-type="float" office:value="0.00111252210893221" calcext:value-type="float">
            <text:p>0.00111252210893221</text:p>
          </table:table-cell>
          <table:table-cell/>
          <table:table-cell office:value-type="float" office:value="0.00559898366565402" calcext:value-type="float">
            <text:p>0.00559898366565402</text:p>
          </table:table-cell>
          <table:table-cell office:value-type="float" office:value="0.0062289931155904" calcext:value-type="float">
            <text:p>0.0062289931155904</text:p>
          </table:table-cell>
          <table:table-cell table:formula="of:=0.002+(0.006/(1+0.001*EXP(0.004*[.A79])))" office:value-type="float" office:value="0.00743702662529129" calcext:value-type="float">
            <text:p>0.00743702662529129</text:p>
          </table:table-cell>
          <table:table-cell table:formula="of:=[.I79]/(21149.57*([.A79]+1788.03)^-1.26)" office:value-type="float" office:value="0.00827385654535404" calcext:value-type="float">
            <text:p>0.00827385654535404</text:p>
          </table:table-cell>
          <table:table-cell office:value-type="float" office:value="0.0099921600966957" calcext:value-type="float">
            <text:p>0.0099921600966957</text:p>
          </table:table-cell>
          <table:table-cell table:formula="of:=[.K79]/(21149.57*([.A79]+1788.03)^-1.26)" office:value-type="float" office:value="0.0111164990235642" calcext:value-type="float">
            <text:p>0.0111164990235642</text:p>
          </table:table-cell>
          <table:table-cell office:value-type="float" office:value="0.012768902963816" calcext:value-type="float">
            <text:p>0.012768902963816</text:p>
          </table:table-cell>
          <table:table-cell table:formula="of:=[.M79]/(21149.57*([.A79]+1788.03)^-1.26)" office:value-type="float" office:value="0.0142056868540553" calcext:value-type="float">
            <text:p>0.0142056868540553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0103442172068342" calcext:value-type="float">
            <text:p>0.0103442172068342</text:p>
          </table:table-cell>
          <table:table-cell table:formula="of:=[.D80]/(21149.57*([.A80]+1788.03)^-1.26)" office:value-type="float" office:value="0.0103442172068342" calcext:value-type="float">
            <text:p>0.0103442172068342</text:p>
          </table:table-cell>
          <table:table-cell office:value-type="float" office:value="0.00941859418539703" calcext:value-type="float">
            <text:p>0.00941859418539703</text:p>
          </table:table-cell>
          <table:table-cell office:value-type="float" office:value="0.00109827613370074" calcext:value-type="float">
            <text:p>0.00109827613370074</text:p>
          </table:table-cell>
          <table:table-cell/>
          <table:table-cell office:value-type="float" office:value="0.0056836014675754" calcext:value-type="float">
            <text:p>0.0056836014675754</text:p>
          </table:table-cell>
          <table:table-cell office:value-type="float" office:value="0.0062421638453046" calcext:value-type="float">
            <text:p>0.0062421638453046</text:p>
          </table:table-cell>
          <table:table-cell table:formula="of:=0.002+(0.006/(1+0.001*EXP(0.004*[.A80])))" office:value-type="float" office:value="0.00749533282401737" calcext:value-type="float">
            <text:p>0.00749533282401737</text:p>
          </table:table-cell>
          <table:table-cell table:formula="of:=[.I80]/(21149.57*([.A80]+1788.03)^-1.26)" office:value-type="float" office:value="0.00823194515476208" calcext:value-type="float">
            <text:p>0.00823194515476208</text:p>
          </table:table-cell>
          <table:table-cell office:value-type="float" office:value="0.0102441677203479" calcext:value-type="float">
            <text:p>0.0102441677203479</text:p>
          </table:table-cell>
          <table:table-cell table:formula="of:=[.K80]/(21149.57*([.A80]+1788.03)^-1.26)" office:value-type="float" office:value="0.0112509249168856" calcext:value-type="float">
            <text:p>0.0112509249168856</text:p>
          </table:table-cell>
          <table:table-cell office:value-type="float" office:value="0.0131873867828396" calcext:value-type="float">
            <text:p>0.0131873867828396</text:p>
          </table:table-cell>
          <table:table-cell table:formula="of:=[.M80]/(21149.57*([.A80]+1788.03)^-1.26)" office:value-type="float" office:value="0.0144833921694734" calcext:value-type="float">
            <text:p>0.0144833921694734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103294746615687" calcext:value-type="float">
            <text:p>0.0103294746615687</text:p>
          </table:table-cell>
          <table:table-cell table:formula="of:=[.D81]/(21149.57*([.A81]+1788.03)^-1.26)" office:value-type="float" office:value="0.0103294746615687" calcext:value-type="float">
            <text:p>0.0103294746615687</text:p>
          </table:table-cell>
          <table:table-cell office:value-type="float" office:value="0.0095284362864854" calcext:value-type="float">
            <text:p>0.0095284362864854</text:p>
          </table:table-cell>
          <table:table-cell office:value-type="float" office:value="0.00108406818821042" calcext:value-type="float">
            <text:p>0.00108406818821042</text:p>
          </table:table-cell>
          <table:table-cell/>
          <table:table-cell office:value-type="float" office:value="0.00576949810380487" calcext:value-type="float">
            <text:p>0.00576949810380487</text:p>
          </table:table-cell>
          <table:table-cell office:value-type="float" office:value="0.00625452935627521" calcext:value-type="float">
            <text:p>0.00625452935627521</text:p>
          </table:table-cell>
          <table:table-cell table:formula="of:=0.002+(0.006/(1+0.001*EXP(0.004*[.A81])))" office:value-type="float" office:value="0.00754810225212255" calcext:value-type="float">
            <text:p>0.00754810225212255</text:p>
          </table:table-cell>
          <table:table-cell table:formula="of:=[.I81]/(21149.57*([.A81]+1788.03)^-1.26)" office:value-type="float" office:value="0.0081826575328855" calcext:value-type="float">
            <text:p>0.0081826575328855</text:p>
          </table:table-cell>
          <table:table-cell office:value-type="float" office:value="0.010496175344" calcext:value-type="float">
            <text:p>0.010496175344</text:p>
          </table:table-cell>
          <table:table-cell table:formula="of:=[.K81]/(21149.57*([.A81]+1788.03)^-1.26)" office:value-type="float" office:value="0.011378569788309" calcext:value-type="float">
            <text:p>0.011378569788309</text:p>
          </table:table-cell>
          <table:table-cell office:value-type="float" office:value="0.0135095516372457" calcext:value-type="float">
            <text:p>0.0135095516372457</text:p>
          </table:table-cell>
          <table:table-cell table:formula="of:=[.M81]/(21149.57*([.A81]+1788.03)^-1.26)" office:value-type="float" office:value="0.0146452751669241" calcext:value-type="float">
            <text:p>0.0146452751669241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10145190055324" calcext:value-type="float">
            <text:p>0.010145190055324</text:p>
          </table:table-cell>
          <table:table-cell table:formula="of:=[.D82]/(21149.57*([.A82]+1788.03)^-1.26)" office:value-type="float" office:value="0.010145190055324" calcext:value-type="float">
            <text:p>0.010145190055324</text:p>
          </table:table-cell>
          <table:table-cell office:value-type="float" office:value="0.00948238495949058" calcext:value-type="float">
            <text:p>0.00948238495949058</text:p>
          </table:table-cell>
          <table:table-cell office:value-type="float" office:value="0.00106989856440811" calcext:value-type="float">
            <text:p>0.00106989856440811</text:p>
          </table:table-cell>
          <table:table-cell/>
          <table:table-cell office:value-type="float" office:value="0.00585669290144794" calcext:value-type="float">
            <text:p>0.00585669290144794</text:p>
          </table:table-cell>
          <table:table-cell office:value-type="float" office:value="0.00626606732743832" calcext:value-type="float">
            <text:p>0.00626606732743832</text:p>
          </table:table-cell>
          <table:table-cell table:formula="of:=0.002+(0.006/(1+0.001*EXP(0.004*[.A82])))" office:value-type="float" office:value="0.00759575984651261" calcext:value-type="float">
            <text:p>0.00759575984651261</text:p>
          </table:table-cell>
          <table:table-cell table:formula="of:=[.I82]/(21149.57*([.A82]+1788.03)^-1.26)" office:value-type="float" office:value="0.00812669255537261" calcext:value-type="float">
            <text:p>0.00812669255537261</text:p>
          </table:table-cell>
          <table:table-cell office:value-type="float" office:value="0.0107481829676522" calcext:value-type="float">
            <text:p>0.0107481829676522</text:p>
          </table:table-cell>
          <table:table-cell table:formula="of:=[.K82]/(21149.57*([.A82]+1788.03)^-1.26)" office:value-type="float" office:value="0.0114994655270868" calcext:value-type="float">
            <text:p>0.0114994655270868</text:p>
          </table:table-cell>
          <table:table-cell office:value-type="float" office:value="0.0138080367659591" calcext:value-type="float">
            <text:p>0.0138080367659591</text:p>
          </table:table-cell>
          <table:table-cell table:formula="of:=[.M82]/(21149.57*([.A82]+1788.03)^-1.26)" office:value-type="float" office:value="0.0147731987131941" calcext:value-type="float">
            <text:p>0.0147731987131941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0984306947743696" calcext:value-type="float">
            <text:p>0.00984306947743696</text:p>
          </table:table-cell>
          <table:table-cell table:formula="of:=[.D83]/(21149.57*([.A83]+1788.03)^-1.26)" office:value-type="float" office:value="0.00984306947743696" calcext:value-type="float">
            <text:p>0.00984306947743696</text:p>
          </table:table-cell>
          <table:table-cell office:value-type="float" office:value="0.00932314067452865" calcext:value-type="float">
            <text:p>0.00932314067452865</text:p>
          </table:table-cell>
          <table:table-cell office:value-type="float" office:value="0.00105576755956593" calcext:value-type="float">
            <text:p>0.00105576755956593</text:p>
          </table:table-cell>
          <table:table-cell/>
          <table:table-cell office:value-type="float" office:value="0.00594520547970194" calcext:value-type="float">
            <text:p>0.00594520547970194</text:p>
          </table:table-cell>
          <table:table-cell office:value-type="float" office:value="0.00627675508042291" calcext:value-type="float">
            <text:p>0.00627675508042291</text:p>
          </table:table-cell>
          <table:table-cell table:formula="of:=0.002+(0.006/(1+0.001*EXP(0.004*[.A83])))" office:value-type="float" office:value="0.00763871870693399" calcext:value-type="float">
            <text:p>0.00763871870693399</text:p>
          </table:table-cell>
          <table:table-cell table:formula="of:=[.I83]/(21149.57*([.A83]+1788.03)^-1.26)" office:value-type="float" office:value="0.00806471140743031" calcext:value-type="float">
            <text:p>0.00806471140743031</text:p>
          </table:table-cell>
          <table:table-cell office:value-type="float" office:value="0.0110001905913044" calcext:value-type="float">
            <text:p>0.0110001905913044</text:p>
          </table:table-cell>
          <table:table-cell table:formula="of:=[.K83]/(21149.57*([.A83]+1788.03)^-1.26)" office:value-type="float" office:value="0.0116136443753415" calcext:value-type="float">
            <text:p>0.0116136443753415</text:p>
          </table:table-cell>
          <table:table-cell office:value-type="float" office:value="0.0141557778529069" calcext:value-type="float">
            <text:p>0.0141557778529069</text:p>
          </table:table-cell>
          <table:table-cell table:formula="of:=[.M83]/(21149.57*([.A83]+1788.03)^-1.26)" office:value-type="float" office:value="0.0149452110375209" calcext:value-type="float">
            <text:p>0.0149452110375209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0952115182015008" calcext:value-type="float">
            <text:p>0.00952115182015008</text:p>
          </table:table-cell>
          <table:table-cell table:formula="of:=[.D84]/(21149.57*([.A84]+1788.03)^-1.26)" office:value-type="float" office:value="0.00952115182015008" calcext:value-type="float">
            <text:p>0.00952115182015008</text:p>
          </table:table-cell>
          <table:table-cell office:value-type="float" office:value="0.00914022844497354" calcext:value-type="float">
            <text:p>0.00914022844497354</text:p>
          </table:table-cell>
          <table:table-cell office:value-type="float" office:value="0.00104167547643582" calcext:value-type="float">
            <text:p>0.00104167547643582</text:p>
          </table:table-cell>
          <table:table-cell/>
          <table:table-cell office:value-type="float" office:value="0.00603505575427041" calcext:value-type="float">
            <text:p>0.00603505575427041</text:p>
          </table:table-cell>
          <table:table-cell office:value-type="float" office:value="0.00628656957814639" calcext:value-type="float">
            <text:p>0.00628656957814639</text:p>
          </table:table-cell>
          <table:table-cell table:formula="of:=0.002+(0.006/(1+0.001*EXP(0.004*[.A84])))" office:value-type="float" office:value="0.00767737551287026" calcext:value-type="float">
            <text:p>0.00767737551287026</text:p>
          </table:table-cell>
          <table:table-cell table:formula="of:=[.I84]/(21149.57*([.A84]+1788.03)^-1.26)" office:value-type="float" office:value="0.00799733379514586" calcext:value-type="float">
            <text:p>0.00799733379514586</text:p>
          </table:table-cell>
          <table:table-cell office:value-type="float" office:value="0.0112521982149566" calcext:value-type="float">
            <text:p>0.0112521982149566</text:p>
          </table:table-cell>
          <table:table-cell table:formula="of:=[.K84]/(21149.57*([.A84]+1788.03)^-1.26)" office:value-type="float" office:value="0.0117211389365152" calcext:value-type="float">
            <text:p>0.0117211389365152</text:p>
          </table:table-cell>
          <table:table-cell office:value-type="float" office:value="0.0146580439074332" calcext:value-type="float">
            <text:p>0.0146580439074332</text:p>
          </table:table-cell>
          <table:table-cell table:formula="of:=[.M84]/(21149.57*([.A84]+1788.03)^-1.26)" office:value-type="float" office:value="0.0152689248708927" calcext:value-type="float">
            <text:p>0.0152689248708927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92544239189651" calcext:value-type="float">
            <text:p>0.0092544239189651</text:p>
          </table:table-cell>
          <table:table-cell table:formula="of:=[.D85]/(21149.57*([.A85]+1788.03)^-1.26)" office:value-type="float" office:value="0.00925442391896511" calcext:value-type="float">
            <text:p>0.00925442391896511</text:p>
          </table:table-cell>
          <table:table-cell office:value-type="float" office:value="0.00900566385766465" calcext:value-type="float">
            <text:p>0.00900566385766465</text:p>
          </table:table-cell>
          <table:table-cell office:value-type="float" office:value="0.00102762262341035" calcext:value-type="float">
            <text:p>0.00102762262341035</text:p>
          </table:table-cell>
          <table:table-cell/>
          <table:table-cell office:value-type="float" office:value="0.00612626394184416" calcext:value-type="float">
            <text:p>0.00612626394184416</text:p>
          </table:table-cell>
          <table:table-cell office:value-type="float" office:value="0.00629548742362212" calcext:value-type="float">
            <text:p>0.00629548742362212</text:p>
          </table:table-cell>
          <table:table-cell table:formula="of:=0.002+(0.006/(1+0.001*EXP(0.004*[.A85])))" office:value-type="float" office:value="0.00771210725378902" calcext:value-type="float">
            <text:p>0.00771210725378902</text:p>
          </table:table-cell>
          <table:table-cell table:formula="of:=[.I85]/(21149.57*([.A85]+1788.03)^-1.26)" office:value-type="float" office:value="0.00792513588816065" calcext:value-type="float">
            <text:p>0.00792513588816065</text:p>
          </table:table-cell>
          <table:table-cell office:value-type="float" office:value="0.0115042058386088" calcext:value-type="float">
            <text:p>0.0115042058386088</text:p>
          </table:table-cell>
          <table:table-cell table:formula="of:=[.K85]/(21149.57*([.A85]+1788.03)^-1.26)" office:value-type="float" office:value="0.0118219821841238" calcext:value-type="float">
            <text:p>0.0118219821841238</text:p>
          </table:table-cell>
          <table:table-cell office:value-type="float" office:value="0.0151715125721816" calcext:value-type="float">
            <text:p>0.0151715125721816</text:p>
          </table:table-cell>
          <table:table-cell table:formula="of:=[.M85]/(21149.57*([.A85]+1788.03)^-1.26)" office:value-type="float" office:value="0.0155905895505283" calcext:value-type="float">
            <text:p>0.0155905895505283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905048409120234" calcext:value-type="float">
            <text:p>0.00905048409120234</text:p>
          </table:table-cell>
          <table:table-cell table:formula="of:=[.D86]/(21149.57*([.A86]+1788.03)^-1.26)" office:value-type="float" office:value="0.00905048409120234" calcext:value-type="float">
            <text:p>0.00905048409120234</text:p>
          </table:table-cell>
          <table:table-cell office:value-type="float" office:value="0.00892896696985352" calcext:value-type="float">
            <text:p>0.00892896696985352</text:p>
          </table:table-cell>
          <table:table-cell office:value-type="float" office:value="0.00101360931468994" calcext:value-type="float">
            <text:p>0.00101360931468994</text:p>
          </table:table-cell>
          <table:table-cell/>
          <table:table-cell office:value-type="float" office:value="0.0062188505646502" calcext:value-type="float">
            <text:p>0.0062188505646502</text:p>
          </table:table-cell>
          <table:table-cell office:value-type="float" office:value="0.00630348485899424" calcext:value-type="float">
            <text:p>0.00630348485899424</text:p>
          </table:table-cell>
          <table:table-cell table:formula="of:=0.002+(0.006/(1+0.001*EXP(0.004*[.A86])))" office:value-type="float" office:value="0.00774326906971979" calcext:value-type="float">
            <text:p>0.00774326906971979</text:p>
          </table:table-cell>
          <table:table-cell table:formula="of:=[.I86]/(21149.57*([.A86]+1788.03)^-1.26)" office:value-type="float" office:value="0.00784864965521849" calcext:value-type="float">
            <text:p>0.00784864965521849</text:p>
          </table:table-cell>
          <table:table-cell office:value-type="float" office:value="0.0117562134622609" calcext:value-type="float">
            <text:p>0.0117562134622609</text:p>
          </table:table-cell>
          <table:table-cell table:formula="of:=[.K86]/(21149.57*([.A86]+1788.03)^-1.26)" office:value-type="float" office:value="0.011916207470831" calcext:value-type="float">
            <text:p>0.011916207470831</text:p>
          </table:table-cell>
          <table:table-cell office:value-type="float" office:value="0.0158301199564577" calcext:value-type="float">
            <text:p>0.0158301199564577</text:p>
          </table:table-cell>
          <table:table-cell table:formula="of:=[.M86]/(21149.57*([.A86]+1788.03)^-1.26)" office:value-type="float" office:value="0.0160455570405246" calcext:value-type="float">
            <text:p>0.0160455570405246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886925731197197" calcext:value-type="float">
            <text:p>0.00886925731197197</text:p>
          </table:table-cell>
          <table:table-cell table:formula="of:=[.D87]/(21149.57*([.A87]+1788.03)^-1.26)" office:value-type="float" office:value="0.00886925731197197" calcext:value-type="float">
            <text:p>0.00886925731197197</text:p>
          </table:table-cell>
          <table:table-cell office:value-type="float" office:value="0.00887248804698932" calcext:value-type="float">
            <text:p>0.00887248804698932</text:p>
          </table:table-cell>
          <table:table-cell office:value-type="float" office:value="0.000999635870457054" calcext:value-type="float">
            <text:p>0.000999635870457054</text:p>
          </table:table-cell>
          <table:table-cell/>
          <table:table-cell office:value-type="float" office:value="0.00631283645506926" calcext:value-type="float">
            <text:p>0.00631283645506926</text:p>
          </table:table-cell>
          <table:table-cell office:value-type="float" office:value="0.00631053776481618" calcext:value-type="float">
            <text:p>0.00631053776481618</text:p>
          </table:table-cell>
          <table:table-cell table:formula="of:=0.002+(0.006/(1+0.001*EXP(0.004*[.A87])))" office:value-type="float" office:value="0.00777119300774603" calcext:value-type="float">
            <text:p>0.00777119300774603</text:p>
          </table:table-cell>
          <table:table-cell table:formula="of:=[.I87]/(21149.57*([.A87]+1788.03)^-1.26)" office:value-type="float" office:value="0.00776836328678797" calcext:value-type="float">
            <text:p>0.00776836328678797</text:p>
          </table:table-cell>
          <table:table-cell office:value-type="float" office:value="0.0114" calcext:value-type="float">
            <text:p>0.0114</text:p>
          </table:table-cell>
          <table:table-cell table:formula="of:=[.K87]/(21149.57*([.A87]+1788.03)^-1.26)" office:value-type="float" office:value="0.0113958489232104" calcext:value-type="float">
            <text:p>0.0113958489232104</text:p>
          </table:table-cell>
          <table:table-cell office:value-type="float" office:value="0.0166603050470242" calcext:value-type="float">
            <text:p>0.0166603050470242</text:p>
          </table:table-cell>
          <table:table-cell table:formula="of:=[.M87]/(21149.57*([.A87]+1788.03)^-1.26)" office:value-type="float" office:value="0.0166542385377621" calcext:value-type="float">
            <text:p>0.0166542385377621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867604459582896" calcext:value-type="float">
            <text:p>0.00867604459582896</text:p>
          </table:table-cell>
          <table:table-cell table:formula="of:=[.D88]/(21149.57*([.A88]+1788.03)^-1.26)" office:value-type="float" office:value="0.00867604459582896" calcext:value-type="float">
            <text:p>0.00867604459582896</text:p>
          </table:table-cell>
          <table:table-cell office:value-type="float" office:value="0.00880188856729284" calcext:value-type="float">
            <text:p>0.00880188856729284</text:p>
          </table:table-cell>
          <table:table-cell office:value-type="float" office:value="0.000985702617057491" calcext:value-type="float">
            <text:p>0.000985702617057491</text:p>
          </table:table-cell>
          <table:table-cell/>
          <table:table-cell office:value-type="float" office:value="0.00640824276032319" calcext:value-type="float">
            <text:p>0.00640824276032319</text:p>
          </table:table-cell>
          <table:table-cell office:value-type="float" office:value="0.00631662165959029" calcext:value-type="float">
            <text:p>0.00631662165959029</text:p>
          </table:table-cell>
          <table:table-cell table:formula="of:=0.002+(0.006/(1+0.001*EXP(0.004*[.A88])))" office:value-type="float" office:value="0.00779618751569559" calcext:value-type="float">
            <text:p>0.00779618751569559</text:p>
          </table:table-cell>
          <table:table-cell table:formula="of:=[.I88]/(21149.57*([.A88]+1788.03)^-1.26)" office:value-type="float" office:value="0.00768472243729208" calcext:value-type="float">
            <text:p>0.00768472243729208</text:p>
          </table:table-cell>
          <table:table-cell office:value-type="float" office:value="0.0110437865377391" calcext:value-type="float">
            <text:p>0.0110437865377391</text:p>
          </table:table-cell>
          <table:table-cell table:formula="of:=[.K88]/(21149.57*([.A88]+1788.03)^-1.26)" office:value-type="float" office:value="0.0108858892924737" calcext:value-type="float">
            <text:p>0.0108858892924737</text:p>
          </table:table-cell>
          <table:table-cell office:value-type="float" office:value="0.0174818012011941" calcext:value-type="float">
            <text:p>0.0174818012011941</text:p>
          </table:table-cell>
          <table:table-cell table:formula="of:=[.M88]/(21149.57*([.A88]+1788.03)^-1.26)" office:value-type="float" office:value="0.0172318571948958" calcext:value-type="float">
            <text:p>0.0172318571948958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846377153152015" calcext:value-type="float">
            <text:p>0.00846377153152015</text:p>
          </table:table-cell>
          <table:table-cell table:formula="of:=[.D89]/(21149.57*([.A89]+1788.03)^-1.26)" office:value-type="float" office:value="0.00846377153152015" calcext:value-type="float">
            <text:p>0.00846377153152015</text:p>
          </table:table-cell>
          <table:table-cell office:value-type="float" office:value="0.00870928732367515" calcext:value-type="float">
            <text:p>0.00870928732367515</text:p>
          </table:table-cell>
          <table:table-cell office:value-type="float" office:value="0.000971809887189323" calcext:value-type="float">
            <text:p>0.000971809887189323</text:p>
          </table:table-cell>
          <table:table-cell/>
          <table:table-cell office:value-type="float" office:value="0.00650509094723317" calcext:value-type="float">
            <text:p>0.00650509094723317</text:p>
          </table:table-cell>
          <table:table-cell office:value-type="float" office:value="0.00632171169958695" calcext:value-type="float">
            <text:p>0.00632171169958695</text:p>
          </table:table-cell>
          <table:table-cell table:formula="of:=0.002+(0.006/(1+0.001*EXP(0.004*[.A89])))" office:value-type="float" office:value="0.00781853751395165" calcext:value-type="float">
            <text:p>0.00781853751395165</text:p>
          </table:table-cell>
          <table:table-cell table:formula="of:=[.I89]/(21149.57*([.A89]+1788.03)^-1.26)" office:value-type="float" office:value="0.00759813205941884" calcext:value-type="float">
            <text:p>0.00759813205941884</text:p>
          </table:table-cell>
          <table:table-cell office:value-type="float" office:value="0.0106875730754781" calcext:value-type="float">
            <text:p>0.0106875730754781</text:p>
          </table:table-cell>
          <table:table-cell table:formula="of:=[.K89]/(21149.57*([.A89]+1788.03)^-1.26)" office:value-type="float" office:value="0.0103862891848081" calcext:value-type="float">
            <text:p>0.0103862891848081</text:p>
          </table:table-cell>
          <table:table-cell office:value-type="float" office:value="0.0180857753532127" calcext:value-type="float">
            <text:p>0.0180857753532127</text:p>
          </table:table-cell>
          <table:table-cell table:formula="of:=[.M89]/(21149.57*([.A89]+1788.03)^-1.26)" office:value-type="float" office:value="0.0175759353057371" calcext:value-type="float">
            <text:p>0.017575935305737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823571460775419" calcext:value-type="float">
            <text:p>0.00823571460775419</text:p>
          </table:table-cell>
          <table:table-cell table:formula="of:=[.D90]/(21149.57*([.A90]+1788.03)^-1.26)" office:value-type="float" office:value="0.00823571460775419" calcext:value-type="float">
            <text:p>0.00823571460775419</text:p>
          </table:table-cell>
          <table:table-cell office:value-type="float" office:value="0.00859715607046764" calcext:value-type="float">
            <text:p>0.00859715607046764</text:p>
          </table:table-cell>
          <table:table-cell office:value-type="float" office:value="0.000957958020099804" calcext:value-type="float">
            <text:p>0.000957958020099804</text:p>
          </table:table-cell>
          <table:table-cell/>
          <table:table-cell office:value-type="float" office:value="0.00660340280704983" calcext:value-type="float">
            <text:p>0.00660340280704983</text:p>
          </table:table-cell>
          <table:table-cell office:value-type="float" office:value="0.00632578267896294" calcext:value-type="float">
            <text:p>0.00632578267896294</text:p>
          </table:table-cell>
          <table:table-cell table:formula="of:=0.002+(0.006/(1+0.001*EXP(0.004*[.A90])))" office:value-type="float" office:value="0.00783850490752037" calcext:value-type="float">
            <text:p>0.00783850490752037</text:p>
          </table:table-cell>
          <table:table-cell table:formula="of:=[.I90]/(21149.57*([.A90]+1788.03)^-1.26)" office:value-type="float" office:value="0.00750895864175081" calcext:value-type="float">
            <text:p>0.00750895864175081</text:p>
          </table:table-cell>
          <table:table-cell office:value-type="float" office:value="0.0103313596132172" calcext:value-type="float">
            <text:p>0.0103313596132172</text:p>
          </table:table-cell>
          <table:table-cell table:formula="of:=[.K90]/(21149.57*([.A90]+1788.03)^-1.26)" office:value-type="float" office:value="0.00989700880001664" calcext:value-type="float">
            <text:p>0.00989700880001664</text:p>
          </table:table-cell>
          <table:table-cell office:value-type="float" office:value="0.0185967387702667" calcext:value-type="float">
            <text:p>0.0185967387702667</text:p>
          </table:table-cell>
          <table:table-cell table:formula="of:=[.M90]/(21149.57*([.A90]+1788.03)^-1.26)" office:value-type="float" office:value="0.017814895052678" calcext:value-type="float">
            <text:p>0.01781489505267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800413531942204" calcext:value-type="float">
            <text:p>0.00800413531942204</text:p>
          </table:table-cell>
          <table:table-cell table:formula="of:=[.D91]/(21149.57*([.A91]+1788.03)^-1.26)" office:value-type="float" office:value="0.00800413531942204" calcext:value-type="float">
            <text:p>0.00800413531942204</text:p>
          </table:table-cell>
          <table:table-cell office:value-type="float" office:value="0.00847763351712494" calcext:value-type="float">
            <text:p>0.00847763351712494</text:p>
          </table:table-cell>
          <table:table-cell office:value-type="float" office:value="0.000944147361790714" calcext:value-type="float">
            <text:p>0.000944147361790714</text:p>
          </table:table-cell>
          <table:table-cell/>
          <table:table-cell office:value-type="float" office:value="0.00670320046035639" calcext:value-type="float">
            <text:p>0.00670320046035639</text:p>
          </table:table-cell>
          <table:table-cell office:value-type="float" office:value="0.00632880903019978" calcext:value-type="float">
            <text:p>0.00632880903019978</text:p>
          </table:table-cell>
          <table:table-cell table:formula="of:=0.002+(0.006/(1+0.001*EXP(0.004*[.A91])))" office:value-type="float" office:value="0.00785632942161989" calcext:value-type="float">
            <text:p>0.00785632942161989</text:p>
          </table:table-cell>
          <table:table-cell table:formula="of:=[.I91]/(21149.57*([.A91]+1788.03)^-1.26)" office:value-type="float" office:value="0.00741753269678118" calcext:value-type="float">
            <text:p>0.00741753269678118</text:p>
          </table:table-cell>
          <table:table-cell office:value-type="float" office:value="0.00997514615095628" calcext:value-type="float">
            <text:p>0.00997514615095628</text:p>
          </table:table-cell>
          <table:table-cell table:formula="of:=[.K91]/(21149.57*([.A91]+1788.03)^-1.26)" office:value-type="float" office:value="0.00941800792190216" calcext:value-type="float">
            <text:p>0.00941800792190216</text:p>
          </table:table-cell>
          <table:table-cell office:value-type="float" office:value="0.0190202365595385" calcext:value-type="float">
            <text:p>0.0190202365595385</text:p>
          </table:table-cell>
          <table:table-cell table:formula="of:=[.M91]/(21149.57*([.A91]+1788.03)^-1.26)" office:value-type="float" office:value="0.0179579061683236" calcext:value-type="float">
            <text:p>0.0179579061683236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78151630540473" calcext:value-type="float">
            <text:p>0.0078151630540473</text:p>
          </table:table-cell>
          <table:table-cell table:formula="of:=[.D92]/(21149.57*([.A92]+1788.03)^-1.26)" office:value-type="float" office:value="0.0078151630540473" calcext:value-type="float">
            <text:p>0.0078151630540473</text:p>
          </table:table-cell>
          <table:table-cell office:value-type="float" office:value="0.00839998455047052" calcext:value-type="float">
            <text:p>0.00839998455047052</text:p>
          </table:table-cell>
          <table:table-cell office:value-type="float" office:value="0.000930378265232587" calcext:value-type="float">
            <text:p>0.000930378265232587</text:p>
          </table:table-cell>
          <table:table-cell/>
          <table:table-cell office:value-type="float" office:value="0.00680450636204588" calcext:value-type="float">
            <text:p>0.00680450636204588</text:p>
          </table:table-cell>
          <table:table-cell office:value-type="float" office:value="0.00633076482488435" calcext:value-type="float">
            <text:p>0.00633076482488435</text:p>
          </table:table-cell>
          <table:table-cell table:formula="of:=0.002+(0.006/(1+0.001*EXP(0.004*[.A92])))" office:value-type="float" office:value="0.00787222966400764" calcext:value-type="float">
            <text:p>0.00787222966400764</text:p>
          </table:table-cell>
          <table:table-cell table:formula="of:=[.I92]/(21149.57*([.A92]+1788.03)^-1.26)" office:value-type="float" office:value="0.00732415137831194" calcext:value-type="float">
            <text:p>0.00732415137831194</text:p>
          </table:table-cell>
          <table:table-cell office:value-type="float" office:value="0.00961893268869535" calcext:value-type="float">
            <text:p>0.00961893268869535</text:p>
          </table:table-cell>
          <table:table-cell table:formula="of:=[.K92]/(21149.57*([.A92]+1788.03)^-1.26)" office:value-type="float" office:value="0.0089492459082974" calcext:value-type="float">
            <text:p>0.0089492459082974</text:p>
          </table:table-cell>
          <table:table-cell office:value-type="float" office:value="0.0189522645531342" calcext:value-type="float">
            <text:p>0.0189522645531342</text:p>
          </table:table-cell>
          <table:table-cell table:formula="of:=[.M92]/(21149.57*([.A92]+1788.03)^-1.26)" office:value-type="float" office:value="0.0176327750171741" calcext:value-type="float">
            <text:p>0.0176327750171741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772673375547688" calcext:value-type="float">
            <text:p>0.00772673375547688</text:p>
          </table:table-cell>
          <table:table-cell table:formula="of:=[.D93]/(21149.57*([.A93]+1788.03)^-1.26)" office:value-type="float" office:value="0.00772673375547688" calcext:value-type="float">
            <text:p>0.00772673375547688</text:p>
          </table:table-cell>
          <table:table-cell office:value-type="float" office:value="0.00842930732839433" calcext:value-type="float">
            <text:p>0.00842930732839433</text:p>
          </table:table-cell>
          <table:table-cell office:value-type="float" office:value="0.000916651090588332" calcext:value-type="float">
            <text:p>0.000916651090588332</text:p>
          </table:table-cell>
          <table:table-cell/>
          <table:table-cell office:value-type="float" office:value="0.00690734330637355" calcext:value-type="float">
            <text:p>0.00690734330637355</text:p>
          </table:table-cell>
          <table:table-cell office:value-type="float" office:value="0.00633162377485533" calcext:value-type="float">
            <text:p>0.00633162377485533</text:p>
          </table:table-cell>
          <table:table-cell table:formula="of:=0.002+(0.006/(1+0.001*EXP(0.004*[.A93])))" office:value-type="float" office:value="0.00788640433539409" calcext:value-type="float">
            <text:p>0.00788640433539409</text:p>
          </table:table-cell>
          <table:table-cell table:formula="of:=[.I93]/(21149.57*([.A93]+1788.03)^-1.26)" office:value-type="float" office:value="0.00722908113485955" calcext:value-type="float">
            <text:p>0.00722908113485955</text:p>
          </table:table-cell>
          <table:table-cell office:value-type="float" office:value="0.00926271922643442" calcext:value-type="float">
            <text:p>0.00926271922643442</text:p>
          </table:table-cell>
          <table:table-cell table:formula="of:=[.K93]/(21149.57*([.A93]+1788.03)^-1.26)" office:value-type="float" office:value="0.00849068168072462" calcext:value-type="float">
            <text:p>0.00849068168072462</text:p>
          </table:table-cell>
          <table:table-cell office:value-type="float" office:value="0.0188079197104289" calcext:value-type="float">
            <text:p>0.0188079197104289</text:p>
          </table:table-cell>
          <table:table-cell table:formula="of:=[.M93]/(21149.57*([.A93]+1788.03)^-1.26)" office:value-type="float" office:value="0.0172403001142624" calcext:value-type="float">
            <text:p>0.017240300114262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773361467656495" calcext:value-type="float">
            <text:p>0.00773361467656495</text:p>
          </table:table-cell>
          <table:table-cell table:formula="of:=[.D94]/(21149.57*([.A94]+1788.03)^-1.26)" office:value-type="float" office:value="0.00773361467656495" calcext:value-type="float">
            <text:p>0.00773361467656495</text:p>
          </table:table-cell>
          <table:table-cell office:value-type="float" office:value="0.00856467786935465" calcext:value-type="float">
            <text:p>0.00856467786935465</text:p>
          </table:table-cell>
          <table:table-cell office:value-type="float" office:value="0.000902966205446753" calcext:value-type="float">
            <text:p>0.000902966205446753</text:p>
          </table:table-cell>
          <table:table-cell/>
          <table:table-cell office:value-type="float" office:value="0.00701173443208572" calcext:value-type="float">
            <text:p>0.00701173443208572</text:p>
          </table:table-cell>
          <table:table-cell office:value-type="float" office:value="0.00633135923374079" calcext:value-type="float">
            <text:p>0.00633135923374079</text:p>
          </table:table-cell>
          <table:table-cell table:formula="of:=0.002+(0.006/(1+0.001*EXP(0.004*[.A94])))" office:value-type="float" office:value="0.00789903352528545" calcext:value-type="float">
            <text:p>0.00789903352528545</text:p>
          </table:table-cell>
          <table:table-cell table:formula="of:=[.I94]/(21149.57*([.A94]+1788.03)^-1.26)" office:value-type="float" office:value="0.0071325603290237" calcext:value-type="float">
            <text:p>0.0071325603290237</text:p>
          </table:table-cell>
          <table:table-cell office:value-type="float" office:value="0.00890650576417349" calcext:value-type="float">
            <text:p>0.00890650576417349</text:p>
          </table:table-cell>
          <table:table-cell table:formula="of:=[.K94]/(21149.57*([.A94]+1788.03)^-1.26)" office:value-type="float" office:value="0.00804227371366537" calcext:value-type="float">
            <text:p>0.00804227371366537</text:p>
          </table:table-cell>
          <table:table-cell office:value-type="float" office:value="0.0184893198378824" calcext:value-type="float">
            <text:p>0.0184893198378824</text:p>
          </table:table-cell>
          <table:table-cell table:formula="of:=[.M94]/(21149.57*([.A94]+1788.03)^-1.26)" office:value-type="float" office:value="0.0166952309753041" calcext:value-type="float">
            <text:p>0.0166952309753041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775042028496658" calcext:value-type="float">
            <text:p>0.00775042028496658</text:p>
          </table:table-cell>
          <table:table-cell table:formula="of:=[.D95]/(21149.57*([.A95]+1788.03)^-1.26)" office:value-type="float" office:value="0.00775042028496658" calcext:value-type="float">
            <text:p>0.00775042028496658</text:p>
          </table:table-cell>
          <table:table-cell office:value-type="float" office:value="0.00871495699555048" calcext:value-type="float">
            <text:p>0.00871495699555048</text:p>
          </table:table-cell>
          <table:table-cell office:value-type="float" office:value="0.000889323985066553" calcext:value-type="float">
            <text:p>0.000889323985066553</text:p>
          </table:table-cell>
          <table:table-cell/>
          <table:table-cell office:value-type="float" office:value="0.0071177032276261" calcext:value-type="float">
            <text:p>0.0071177032276261</text:p>
          </table:table-cell>
          <table:table-cell office:value-type="float" office:value="0.0063299441989135" calcext:value-type="float">
            <text:p>0.0063299441989135</text:p>
          </table:table-cell>
          <table:table-cell table:formula="of:=0.002+(0.006/(1+0.001*EXP(0.004*[.A95])))" office:value-type="float" office:value="0.00791028004436857" calcext:value-type="float">
            <text:p>0.00791028004436857</text:p>
          </table:table-cell>
          <table:table-cell table:formula="of:=[.I95]/(21149.57*([.A95]+1788.03)^-1.26)" office:value-type="float" office:value="0.00703480177205028" calcext:value-type="float">
            <text:p>0.00703480177205028</text:p>
          </table:table-cell>
          <table:table-cell office:value-type="float" office:value="0.00855029230191256" calcext:value-type="float">
            <text:p>0.00855029230191256</text:p>
          </table:table-cell>
          <table:table-cell table:formula="of:=[.K95]/(21149.57*([.A95]+1788.03)^-1.26)" office:value-type="float" office:value="0.00760398002342074" calcext:value-type="float">
            <text:p>0.00760398002342074</text:p>
          </table:table-cell>
          <table:table-cell office:value-type="float" office:value="0.0178074929521722" calcext:value-type="float">
            <text:p>0.0178074929521722</text:p>
          </table:table-cell>
          <table:table-cell table:formula="of:=[.M95]/(21149.57*([.A95]+1788.03)^-1.26)" office:value-type="float" office:value="0.0158366305962703" calcext:value-type="float">
            <text:p>0.0158366305962703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769025184359922" calcext:value-type="float">
            <text:p>0.00769025184359922</text:p>
          </table:table-cell>
          <table:table-cell table:formula="of:=[.D96]/(21149.57*([.A96]+1788.03)^-1.26)" office:value-type="float" office:value="0.00769025184359922" calcext:value-type="float">
            <text:p>0.00769025184359922</text:p>
          </table:table-cell>
          <table:table-cell office:value-type="float" office:value="0.00878158495988178" calcext:value-type="float">
            <text:p>0.00878158495988178</text:p>
          </table:table-cell>
          <table:table-cell office:value-type="float" office:value="0.000875724812631404" calcext:value-type="float">
            <text:p>0.000875724812631404</text:p>
          </table:table-cell>
          <table:table-cell/>
          <table:table-cell office:value-type="float" office:value="0.00722527353642072" calcext:value-type="float">
            <text:p>0.00722527353642072</text:p>
          </table:table-cell>
          <table:table-cell office:value-type="float" office:value="0.00632735131389268" calcext:value-type="float">
            <text:p>0.00632735131389268</text:p>
          </table:table-cell>
          <table:table-cell table:formula="of:=0.002+(0.006/(1+0.001*EXP(0.004*[.A96])))" office:value-type="float" office:value="0.00792029075616791" calcext:value-type="float">
            <text:p>0.00792029075616791</text:p>
          </table:table-cell>
          <table:table-cell table:formula="of:=[.I96]/(21149.57*([.A96]+1788.03)^-1.26)" office:value-type="float" office:value="0.00693599513843138" calcext:value-type="float">
            <text:p>0.00693599513843138</text:p>
          </table:table-cell>
          <table:table-cell office:value-type="float" office:value="0.00819407883965163" calcext:value-type="float">
            <text:p>0.00819407883965163</text:p>
          </table:table-cell>
          <table:table-cell table:formula="of:=[.K96]/(21149.57*([.A96]+1788.03)^-1.26)" office:value-type="float" office:value="0.00717575815654087" calcext:value-type="float">
            <text:p>0.00717575815654087</text:p>
          </table:table-cell>
          <table:table-cell office:value-type="float" office:value="0.0171124846272501" calcext:value-type="float">
            <text:p>0.0171124846272501</text:p>
          </table:table-cell>
          <table:table-cell table:formula="of:=[.M96]/(21149.57*([.A96]+1788.03)^-1.26)" office:value-type="float" office:value="0.0149858273938564" calcext:value-type="float">
            <text:p>0.0149858273938564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753155123033562" calcext:value-type="float">
            <text:p>0.00753155123033562</text:p>
          </table:table-cell>
          <table:table-cell table:formula="of:=[.D97]/(21149.57*([.A97]+1788.03)^-1.26)" office:value-type="float" office:value="0.00753155123033562" calcext:value-type="float">
            <text:p>0.00753155123033562</text:p>
          </table:table-cell>
          <table:table-cell office:value-type="float" office:value="0.00873558494414701" calcext:value-type="float">
            <text:p>0.00873558494414701</text:p>
          </table:table-cell>
          <table:table-cell office:value-type="float" office:value="0.000862169079516751" calcext:value-type="float">
            <text:p>0.000862169079516751</text:p>
          </table:table-cell>
          <table:table-cell/>
          <table:table-cell office:value-type="float" office:value="0.00733446956224289" calcext:value-type="float">
            <text:p>0.00733446956224289</text:p>
          </table:table-cell>
          <table:table-cell office:value-type="float" office:value="0.00632355287122258" calcext:value-type="float">
            <text:p>0.00632355287122258</text:p>
          </table:table-cell>
          <table:table-cell table:formula="of:=0.002+(0.006/(1+0.001*EXP(0.004*[.A97])))" office:value-type="float" office:value="0.00792919788032529" calcext:value-type="float">
            <text:p>0.00792919788032529</text:p>
          </table:table-cell>
          <table:table-cell table:formula="of:=[.I97]/(21149.57*([.A97]+1788.03)^-1.26)" office:value-type="float" office:value="0.00683630923778623" calcext:value-type="float">
            <text:p>0.00683630923778623</text:p>
          </table:table-cell>
          <table:table-cell office:value-type="float" office:value="0.0078378653773907" calcext:value-type="float">
            <text:p>0.0078378653773907</text:p>
          </table:table-cell>
          <table:table-cell table:formula="of:=[.K97]/(21149.57*([.A97]+1788.03)^-1.26)" office:value-type="float" office:value="0.00675756517780115" calcext:value-type="float">
            <text:p>0.00675756517780115</text:p>
          </table:table-cell>
          <table:table-cell office:value-type="float" office:value="0.0160504980561512" calcext:value-type="float">
            <text:p>0.0160504980561512</text:p>
          </table:table-cell>
          <table:table-cell table:formula="of:=[.M97]/(21149.57*([.A97]+1788.03)^-1.26)" office:value-type="float" office:value="0.0138382431348573" calcext:value-type="float">
            <text:p>0.013838243134857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729863393740953" calcext:value-type="float">
            <text:p>0.00729863393740953</text:p>
          </table:table-cell>
          <table:table-cell table:formula="of:=[.D98]/(21149.57*([.A98]+1788.03)^-1.26)" office:value-type="float" office:value="0.00729863393740953" calcext:value-type="float">
            <text:p>0.00729863393740953</text:p>
          </table:table-cell>
          <table:table-cell office:value-type="float" office:value="0.00860021462319421" calcext:value-type="float">
            <text:p>0.00860021462319421</text:p>
          </table:table-cell>
          <table:table-cell office:value-type="float" office:value="0.00084865718556902" calcext:value-type="float">
            <text:p>0.00084865718556902</text:p>
          </table:table-cell>
          <table:table-cell/>
          <table:table-cell office:value-type="float" office:value="0.00744531587465909" calcext:value-type="float">
            <text:p>0.00744531587465909</text:p>
          </table:table-cell>
          <table:table-cell office:value-type="float" office:value="0.00631852081586054" calcext:value-type="float">
            <text:p>0.00631852081586054</text:p>
          </table:table-cell>
          <table:table-cell table:formula="of:=0.002+(0.006/(1+0.001*EXP(0.004*[.A98])))" office:value-type="float" office:value="0.00793712024768946" calcext:value-type="float">
            <text:p>0.00793712024768946</text:p>
          </table:table-cell>
          <table:table-cell table:formula="of:=[.I98]/(21149.57*([.A98]+1788.03)^-1.26)" office:value-type="float" office:value="0.00673589413092702" calcext:value-type="float">
            <text:p>0.00673589413092702</text:p>
          </table:table-cell>
          <table:table-cell office:value-type="float" office:value="0.00748165191512977" calcext:value-type="float">
            <text:p>0.00748165191512977</text:p>
          </table:table-cell>
          <table:table-cell table:formula="of:=[.K98]/(21149.57*([.A98]+1788.03)^-1.26)" office:value-type="float" office:value="0.0063493576577011" calcext:value-type="float">
            <text:p>0.0063493576577011</text:p>
          </table:table-cell>
          <table:table-cell office:value-type="float" office:value="0.0147147397190145" calcext:value-type="float">
            <text:p>0.0147147397190145</text:p>
          </table:table-cell>
          <table:table-cell table:formula="of:=[.M98]/(21149.57*([.A98]+1788.03)^-1.26)" office:value-type="float" office:value="0.0124877695963195" calcext:value-type="float">
            <text:p>0.0124877695963195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70198378210031" calcext:value-type="float">
            <text:p>0.0070198378210031</text:p>
          </table:table-cell>
          <table:table-cell table:formula="of:=[.D99]/(21149.57*([.A99]+1788.03)^-1.26)" office:value-type="float" office:value="0.0070198378210031" calcext:value-type="float">
            <text:p>0.0070198378210031</text:p>
          </table:table-cell>
          <table:table-cell office:value-type="float" office:value="0.00840508350483307" calcext:value-type="float">
            <text:p>0.00840508350483307</text:p>
          </table:table-cell>
          <table:table-cell office:value-type="float" office:value="0.000835189539397981" calcext:value-type="float">
            <text:p>0.000835189539397981</text:p>
          </table:table-cell>
          <table:table-cell/>
          <table:table-cell office:value-type="float" office:value="0.00755783741455726" calcext:value-type="float">
            <text:p>0.00755783741455726</text:p>
          </table:table-cell>
          <table:table-cell office:value-type="float" office:value="0.0063122267491089" calcext:value-type="float">
            <text:p>0.0063122267491089</text:p>
          </table:table-cell>
          <table:table-cell table:formula="of:=0.002+(0.006/(1+0.001*EXP(0.004*[.A99])))" office:value-type="float" office:value="0.00794416449368378" calcext:value-type="float">
            <text:p>0.00794416449368378</text:p>
          </table:table-cell>
          <table:table-cell table:formula="of:=[.I99]/(21149.57*([.A99]+1788.03)^-1.26)" office:value-type="float" office:value="0.00663488308438155" calcext:value-type="float">
            <text:p>0.00663488308438155</text:p>
          </table:table-cell>
          <table:table-cell office:value-type="float" office:value="0.00749" calcext:value-type="float">
            <text:p>0.00749</text:p>
          </table:table-cell>
          <table:table-cell table:formula="of:=[.K99]/(21149.57*([.A99]+1788.03)^-1.26)" office:value-type="float" office:value="0.00625556965009088" calcext:value-type="float">
            <text:p>0.00625556965009088</text:p>
          </table:table-cell>
          <table:table-cell office:value-type="float" office:value="0.0133613062264429" calcext:value-type="float">
            <text:p>0.0133613062264429</text:p>
          </table:table-cell>
          <table:table-cell table:formula="of:=[.M99]/(21149.57*([.A99]+1788.03)^-1.26)" office:value-type="float" office:value="0.0111592231930182" calcext:value-type="float">
            <text:p>0.0111592231930182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672506406478271" calcext:value-type="float">
            <text:p>0.00672506406478271</text:p>
          </table:table-cell>
          <table:table-cell table:formula="of:=[.D100]/(21149.57*([.A100]+1788.03)^-1.26)" office:value-type="float" office:value="0.00672506406478271" calcext:value-type="float">
            <text:p>0.00672506406478271</text:p>
          </table:table-cell>
          <table:table-cell office:value-type="float" office:value="0.0081836672394653" calcext:value-type="float">
            <text:p>0.0081836672394653</text:p>
          </table:table-cell>
          <table:table-cell office:value-type="float" office:value="0.000821766558683061" calcext:value-type="float">
            <text:p>0.000821766558683061</text:p>
          </table:table-cell>
          <table:table-cell/>
          <table:table-cell office:value-type="float" office:value="0.00767205949975856" calcext:value-type="float">
            <text:p>0.00767205949975856</text:p>
          </table:table-cell>
          <table:table-cell office:value-type="float" office:value="0.00630464193312828" calcext:value-type="float">
            <text:p>0.00630464193312828</text:p>
          </table:table-cell>
          <table:table-cell table:formula="of:=0.002+(0.006/(1+0.001*EXP(0.004*[.A100])))" office:value-type="float" office:value="0.00795042618137265" calcext:value-type="float">
            <text:p>0.00795042618137265</text:p>
          </table:table-cell>
          <table:table-cell table:formula="of:=[.I100]/(21149.57*([.A100]+1788.03)^-1.26)" office:value-type="float" office:value="0.00653339436313031" calcext:value-type="float">
            <text:p>0.00653339436313031</text:p>
          </table:table-cell>
          <table:table-cell office:value-type="float" office:value="0.00749834808487023" calcext:value-type="float">
            <text:p>0.00749834808487023</text:p>
          </table:table-cell>
          <table:table-cell table:formula="of:=[.K100]/(21149.57*([.A100]+1788.03)^-1.26)" office:value-type="float" office:value="0.00616189170151153" calcext:value-type="float">
            <text:p>0.00616189170151153</text:p>
          </table:table-cell>
          <table:table-cell office:value-type="float" office:value="0.0118051792946925" calcext:value-type="float">
            <text:p>0.0118051792946925</text:p>
          </table:table-cell>
          <table:table-cell table:formula="of:=[.M100]/(21149.57*([.A100]+1788.03)^-1.26)" office:value-type="float" office:value="0.00970110156363598" calcext:value-type="float">
            <text:p>0.0097011015636359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645480876145502" calcext:value-type="float">
            <text:p>0.00645480876145502</text:p>
          </table:table-cell>
          <table:table-cell table:formula="of:=[.D101]/(21149.57*([.A101]+1788.03)^-1.26)" office:value-type="float" office:value="0.00645480876145502" calcext:value-type="float">
            <text:p>0.00645480876145502</text:p>
          </table:table-cell>
          <table:table-cell office:value-type="float" office:value="0.0079847838014687" calcext:value-type="float">
            <text:p>0.0079847838014687</text:p>
          </table:table-cell>
          <table:table-cell office:value-type="float" office:value="0.000808388670494464" calcext:value-type="float">
            <text:p>0.000808388670494464</text:p>
          </table:table-cell>
          <table:table-cell/>
          <table:table-cell office:value-type="float" office:value="0.00778800783071405" calcext:value-type="float">
            <text:p>0.00778800783071405</text:p>
          </table:table-cell>
          <table:table-cell office:value-type="float" office:value="0.00629573729607141" calcext:value-type="float">
            <text:p>0.00629573729607141</text:p>
          </table:table-cell>
          <table:table-cell table:formula="of:=0.002+(0.006/(1+0.001*EXP(0.004*[.A101])))" office:value-type="float" office:value="0.00795599084948841" calcext:value-type="float">
            <text:p>0.00795599084948841</text:p>
          </table:table-cell>
          <table:table-cell table:formula="of:=[.I101]/(21149.57*([.A101]+1788.03)^-1.26)" office:value-type="float" office:value="0.00643153286528406" calcext:value-type="float">
            <text:p>0.00643153286528406</text:p>
          </table:table-cell>
          <table:table-cell office:value-type="float" office:value="0.00750669616974046" calcext:value-type="float">
            <text:p>0.00750669616974046</text:p>
          </table:table-cell>
          <table:table-cell table:formula="of:=[.K101]/(21149.57*([.A101]+1788.03)^-1.26)" office:value-type="float" office:value="0.00606832813646238" calcext:value-type="float">
            <text:p>0.00606832813646238</text:p>
          </table:table-cell>
          <table:table-cell office:value-type="float" office:value="0.010191608107779" calcext:value-type="float">
            <text:p>0.010191608107779</text:p>
          </table:table-cell>
          <table:table-cell table:formula="of:=[.M101]/(21149.57*([.A101]+1788.03)^-1.26)" office:value-type="float" office:value="0.00823878052844807" calcext:value-type="float">
            <text:p>0.0082387805284480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623645125296753" calcext:value-type="float">
            <text:p>0.00623645125296753</text:p>
          </table:table-cell>
          <table:table-cell table:formula="of:=[.D102]/(21149.57*([.A102]+1788.03)^-1.26)" office:value-type="float" office:value="0.00623645125296753" calcext:value-type="float">
            <text:p>0.00623645125296753</text:p>
          </table:table-cell>
          <table:table-cell office:value-type="float" office:value="0.00784403716031342" calcext:value-type="float">
            <text:p>0.00784403716031342</text:p>
          </table:table-cell>
          <table:table-cell office:value-type="float" office:value="0.000795056311630011" calcext:value-type="float">
            <text:p>0.000795056311630011</text:p>
          </table:table-cell>
          <table:table-cell/>
          <table:table-cell office:value-type="float" office:value="0.00790570849628736" calcext:value-type="float">
            <text:p>0.00790570849628736</text:p>
          </table:table-cell>
          <table:table-cell office:value-type="float" office:value="0.00628548343788027" calcext:value-type="float">
            <text:p>0.00628548343788027</text:p>
          </table:table-cell>
          <table:table-cell table:formula="of:=0.002+(0.006/(1+0.001*EXP(0.004*[.A102])))" office:value-type="float" office:value="0.00796093498360176" calcext:value-type="float">
            <text:p>0.00796093498360176</text:p>
          </table:table-cell>
          <table:table-cell table:formula="of:=[.I102]/(21149.57*([.A102]+1788.03)^-1.26)" office:value-type="float" office:value="0.00632939160518874" calcext:value-type="float">
            <text:p>0.00632939160518874</text:p>
          </table:table-cell>
          <table:table-cell office:value-type="float" office:value="0.00751504425461069" calcext:value-type="float">
            <text:p>0.00751504425461069</text:p>
          </table:table-cell>
          <table:table-cell table:formula="of:=[.K102]/(21149.57*([.A102]+1788.03)^-1.26)" office:value-type="float" office:value="0.00597488336680708" calcext:value-type="float">
            <text:p>0.00597488336680708</text:p>
          </table:table-cell>
          <table:table-cell office:value-type="float" office:value="0.00868816688877935" calcext:value-type="float">
            <text:p>0.00868816688877935</text:p>
          </table:table-cell>
          <table:table-cell table:formula="of:=[.M102]/(21149.57*([.A102]+1788.03)^-1.26)" office:value-type="float" office:value="0.0069075819214189" calcext:value-type="float">
            <text:p>0.0069075819214189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606577405834071" calcext:value-type="float">
            <text:p>0.00606577405834071</text:p>
          </table:table-cell>
          <table:table-cell table:formula="of:=[.D103]/(21149.57*([.A103]+1788.03)^-1.26)" office:value-type="float" office:value="0.00606577405834071" calcext:value-type="float">
            <text:p>0.00606577405834071</text:p>
          </table:table-cell>
          <table:table-cell office:value-type="float" office:value="0.00775902709169525" calcext:value-type="float">
            <text:p>0.00775902709169525</text:p>
          </table:table-cell>
          <table:table-cell office:value-type="float" office:value="0.000781769928968686" calcext:value-type="float">
            <text:p>0.000781769928968686</text:p>
          </table:table-cell>
          <table:table-cell/>
          <table:table-cell office:value-type="float" office:value="0.00802518797962479" calcext:value-type="float">
            <text:p>0.00802518797962479</text:p>
          </table:table-cell>
          <table:table-cell office:value-type="float" office:value="0.00627385063679162" calcext:value-type="float">
            <text:p>0.00627385063679162</text:p>
          </table:table-cell>
          <table:table-cell table:formula="of:=0.002+(0.006/(1+0.001*EXP(0.004*[.A103])))" office:value-type="float" office:value="0.00796532691079387" calcext:value-type="float">
            <text:p>0.00796532691079387</text:p>
          </table:table-cell>
          <table:table-cell table:formula="of:=[.I103]/(21149.57*([.A103]+1788.03)^-1.26)" office:value-type="float" office:value="0.00622705305326369" calcext:value-type="float">
            <text:p>0.00622705305326369</text:p>
          </table:table-cell>
          <table:table-cell office:value-type="float" office:value="0.00752339233948092" calcext:value-type="float">
            <text:p>0.00752339233948092</text:p>
          </table:table-cell>
          <table:table-cell table:formula="of:=[.K103]/(21149.57*([.A103]+1788.03)^-1.26)" office:value-type="float" office:value="0.00588156189483956" calcext:value-type="float">
            <text:p>0.00588156189483956</text:p>
          </table:table-cell>
          <table:table-cell office:value-type="float" office:value="0.00758191844783001" calcext:value-type="float">
            <text:p>0.00758191844783001</text:p>
          </table:table-cell>
          <table:table-cell table:formula="of:=[.M103]/(21149.57*([.A103]+1788.03)^-1.26)" office:value-type="float" office:value="0.00592731584640644" calcext:value-type="float">
            <text:p>0.00592731584640644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592486821189531" calcext:value-type="float">
            <text:p>0.00592486821189531</text:p>
          </table:table-cell>
          <table:table-cell table:formula="of:=[.D104]/(21149.57*([.A104]+1788.03)^-1.26)" office:value-type="float" office:value="0.00592486821189531" calcext:value-type="float">
            <text:p>0.00592486821189531</text:p>
          </table:table-cell>
          <table:table-cell office:value-type="float" office:value="0.00770935209725146" calcext:value-type="float">
            <text:p>0.00770935209725146</text:p>
          </table:table-cell>
          <table:table-cell office:value-type="float" office:value="0.000768529979841969" calcext:value-type="float">
            <text:p>0.000768529979841969</text:p>
          </table:table-cell>
          <table:table-cell/>
          <table:table-cell office:value-type="float" office:value="0.00814647316411415" calcext:value-type="float">
            <text:p>0.00814647316411415</text:p>
          </table:table-cell>
          <table:table-cell office:value-type="float" office:value="0.00626080885659979" calcext:value-type="float">
            <text:p>0.00626080885659979</text:p>
          </table:table-cell>
          <table:table-cell table:formula="of:=0.002+(0.006/(1+0.001*EXP(0.004*[.A104])))" office:value-type="float" office:value="0.00796922761976301" calcext:value-type="float">
            <text:p>0.00796922761976301</text:p>
          </table:table-cell>
          <table:table-cell table:formula="of:=[.I104]/(21149.57*([.A104]+1788.03)^-1.26)" office:value-type="float" office:value="0.00612459034197253" calcext:value-type="float">
            <text:p>0.00612459034197253</text:p>
          </table:table-cell>
          <table:table-cell office:value-type="float" office:value="0.00753174042435116" calcext:value-type="float">
            <text:p>0.00753174042435116</text:p>
          </table:table-cell>
          <table:table-cell table:formula="of:=[.K104]/(21149.57*([.A104]+1788.03)^-1.26)" office:value-type="float" office:value="0.00578836831650154" calcext:value-type="float">
            <text:p>0.00578836831650154</text:p>
          </table:table-cell>
          <table:table-cell office:value-type="float" office:value="0.00651148598441386" calcext:value-type="float">
            <text:p>0.00651148598441386</text:p>
          </table:table-cell>
          <table:table-cell table:formula="of:=[.M104]/(21149.57*([.A104]+1788.03)^-1.26)" office:value-type="float" office:value="0.00500427219234285" calcext:value-type="float">
            <text:p>0.0050042721923428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579894100225466" calcext:value-type="float">
            <text:p>0.00579894100225466</text:p>
          </table:table-cell>
          <table:table-cell table:formula="of:=[.D105]/(21149.57*([.A105]+1788.03)^-1.26)" office:value-type="float" office:value="0.00579894100225466" calcext:value-type="float">
            <text:p>0.00579894100225466</text:p>
          </table:table-cell>
          <table:table-cell office:value-type="float" office:value="0.00767729042937734" calcext:value-type="float">
            <text:p>0.00767729042937734</text:p>
          </table:table-cell>
          <table:table-cell office:value-type="float" office:value="0.000755336932424084" calcext:value-type="float">
            <text:p>0.000755336932424084</text:p>
          </table:table-cell>
          <table:table-cell/>
          <table:table-cell office:value-type="float" office:value="0.00826959133943362" calcext:value-type="float">
            <text:p>0.00826959133943362</text:p>
          </table:table-cell>
          <table:table-cell office:value-type="float" office:value="0.00624632775472857" calcext:value-type="float">
            <text:p>0.00624632775472857</text:p>
          </table:table-cell>
          <table:table-cell table:formula="of:=0.002+(0.006/(1+0.001*EXP(0.004*[.A105])))" office:value-type="float" office:value="0.00797269150939792" calcext:value-type="float">
            <text:p>0.00797269150939792</text:p>
          </table:table-cell>
          <table:table-cell table:formula="of:=[.I105]/(21149.57*([.A105]+1788.03)^-1.26)" office:value-type="float" office:value="0.00602206834787217" calcext:value-type="float">
            <text:p>0.00602206834787217</text:p>
          </table:table-cell>
          <table:table-cell office:value-type="float" office:value="0.00797269150939792" calcext:value-type="float">
            <text:p>0.00797269150939792</text:p>
          </table:table-cell>
          <table:table-cell table:formula="of:=[.K105]/(21149.57*([.A105]+1788.03)^-1.26)" office:value-type="float" office:value="0.00602206834787217" calcext:value-type="float">
            <text:p>0.00602206834787217</text:p>
          </table:table-cell>
          <table:table-cell office:value-type="float" office:value="0.00564963142099049" calcext:value-type="float">
            <text:p>0.00564963142099049</text:p>
          </table:table-cell>
          <table:table-cell table:formula="of:=[.M105]/(21149.57*([.A105]+1788.03)^-1.26)" office:value-type="float" office:value="0.00426737526685768" calcext:value-type="float">
            <text:p>0.0042673752668576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566396140365129" calcext:value-type="float">
            <text:p>0.00566396140365129</text:p>
          </table:table-cell>
          <table:table-cell table:formula="of:=[.D106]/(21149.57*([.A106]+1788.03)^-1.26)" office:value-type="float" office:value="0.00566396140365129" calcext:value-type="float">
            <text:p>0.00566396140365129</text:p>
          </table:table-cell>
          <table:table-cell office:value-type="float" office:value="0.00763140400868647" calcext:value-type="float">
            <text:p>0.00763140400868647</text:p>
          </table:table-cell>
          <table:table-cell office:value-type="float" office:value="0.000742191266142412" calcext:value-type="float">
            <text:p>0.000742191266142412</text:p>
          </table:table-cell>
          <table:table-cell/>
          <table:table-cell office:value-type="float" office:value="0.00839457020769207" calcext:value-type="float">
            <text:p>0.00839457020769207</text:p>
          </table:table-cell>
          <table:table-cell office:value-type="float" office:value="0.00623037669116835" calcext:value-type="float">
            <text:p>0.00623037669116835</text:p>
          </table:table-cell>
          <table:table-cell table:formula="of:=0.002+(0.006/(1+0.001*EXP(0.004*[.A106])))" office:value-type="float" office:value="0.00797576706957758" calcext:value-type="float">
            <text:p>0.00797576706957758</text:p>
          </table:table-cell>
          <table:table-cell table:formula="of:=[.I106]/(21149.57*([.A106]+1788.03)^-1.26)" office:value-type="float" office:value="0.00591954465982674" calcext:value-type="float">
            <text:p>0.00591954465982674</text:p>
          </table:table-cell>
          <table:table-cell office:value-type="float" office:value="0.00797576706957758" calcext:value-type="float">
            <text:p>0.00797576706957758</text:p>
          </table:table-cell>
          <table:table-cell table:formula="of:=[.K106]/(21149.57*([.A106]+1788.03)^-1.26)" office:value-type="float" office:value="0.00591954465982674" calcext:value-type="float">
            <text:p>0.00591954465982674</text:p>
          </table:table-cell>
          <table:table-cell office:value-type="float" office:value="0.00507401848720261" calcext:value-type="float">
            <text:p>0.00507401848720261</text:p>
          </table:table-cell>
          <table:table-cell table:formula="of:=[.M106]/(21149.57*([.A106]+1788.03)^-1.26)" office:value-type="float" office:value="0.00376589220544691" calcext:value-type="float">
            <text:p>0.0037658922054469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547153522668747" calcext:value-type="float">
            <text:p>0.00547153522668747</text:p>
          </table:table-cell>
          <table:table-cell table:formula="of:=[.D107]/(21149.57*([.A107]+1788.03)^-1.26)" office:value-type="float" office:value="0.00547153522668747" calcext:value-type="float">
            <text:p>0.00547153522668747</text:p>
          </table:table-cell>
          <table:table-cell office:value-type="float" office:value="0.00750457305680882" calcext:value-type="float">
            <text:p>0.00750457305680882</text:p>
          </table:table-cell>
          <table:table-cell office:value-type="float" office:value="0.00072909347210941" calcext:value-type="float">
            <text:p>0.00072909347210941</text:p>
          </table:table-cell>
          <table:table-cell/>
          <table:table-cell office:value-type="float" office:value="0.00852143788966211" calcext:value-type="float">
            <text:p>0.00852143788966211</text:p>
          </table:table-cell>
          <table:table-cell office:value-type="float" office:value="0.00621292473833843" calcext:value-type="float">
            <text:p>0.00621292473833843</text:p>
          </table:table-cell>
          <table:table-cell table:formula="of:=0.002+(0.006/(1+0.001*EXP(0.004*[.A107])))" office:value-type="float" office:value="0.00797849749839805" calcext:value-type="float">
            <text:p>0.00797849749839805</text:p>
          </table:table-cell>
          <table:table-cell table:formula="of:=[.I107]/(21149.57*([.A107]+1788.03)^-1.26)" office:value-type="float" office:value="0.00581707044332327" calcext:value-type="float">
            <text:p>0.00581707044332327</text:p>
          </table:table-cell>
          <table:table-cell office:value-type="float" office:value="0.00797849749839805" calcext:value-type="float">
            <text:p>0.00797849749839805</text:p>
          </table:table-cell>
          <table:table-cell table:formula="of:=[.K107]/(21149.57*([.A107]+1788.03)^-1.26)" office:value-type="float" office:value="0.00581707044332327" calcext:value-type="float">
            <text:p>0.00581707044332327</text:p>
          </table:table-cell>
          <table:table-cell office:value-type="float" office:value="0.00450046466426948" calcext:value-type="float">
            <text:p>0.00450046466426948</text:p>
          </table:table-cell>
          <table:table-cell table:formula="of:=[.M107]/(21149.57*([.A107]+1788.03)^-1.26)" office:value-type="float" office:value="0.00328125940817794" calcext:value-type="float">
            <text:p>0.0032812594081779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516105323081525" calcext:value-type="float">
            <text:p>0.00516105323081525</text:p>
          </table:table-cell>
          <table:table-cell table:formula="of:=[.D108]/(21149.57*([.A108]+1788.03)^-1.26)" office:value-type="float" office:value="0.00516105323081525" calcext:value-type="float">
            <text:p>0.00516105323081525</text:p>
          </table:table-cell>
          <table:table-cell office:value-type="float" office:value="0.00720773143081038" calcext:value-type="float">
            <text:p>0.00720773143081038</text:p>
          </table:table-cell>
          <table:table-cell office:value-type="float" office:value="0.000716044053577477" calcext:value-type="float">
            <text:p>0.000716044053577477</text:p>
          </table:table-cell>
          <table:table-cell/>
          <table:table-cell office:value-type="float" office:value="0.00865022293110741" calcext:value-type="float">
            <text:p>0.00865022293110741</text:p>
          </table:table-cell>
          <table:table-cell office:value-type="float" office:value="0.006193940691939" calcext:value-type="float">
            <text:p>0.006193940691939</text:p>
          </table:table-cell>
          <table:table-cell table:formula="of:=0.002+(0.006/(1+0.001*EXP(0.004*[.A108])))" office:value-type="float" office:value="0.0079809212602501" calcext:value-type="float">
            <text:p>0.0079809212602501</text:p>
          </table:table-cell>
          <table:table-cell table:formula="of:=[.I108]/(21149.57*([.A108]+1788.03)^-1.26)" office:value-type="float" office:value="0.00571469121047215" calcext:value-type="float">
            <text:p>0.00571469121047215</text:p>
          </table:table-cell>
          <table:table-cell office:value-type="float" office:value="0.0079809212602501" calcext:value-type="float">
            <text:p>0.0079809212602501</text:p>
          </table:table-cell>
          <table:table-cell table:formula="of:=[.K108]/(21149.57*([.A108]+1788.03)^-1.26)" office:value-type="float" office:value="0.00571469121047215" calcext:value-type="float">
            <text:p>0.00571469121047215</text:p>
          </table:table-cell>
          <table:table-cell office:value-type="float" office:value="0.00394080122516891" calcext:value-type="float">
            <text:p>0.00394080122516891</text:p>
          </table:table-cell>
          <table:table-cell table:formula="of:=[.M108]/(21149.57*([.A108]+1788.03)^-1.26)" office:value-type="float" office:value="0.00282178728361303" calcext:value-type="float">
            <text:p>0.0028217872836130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468242585566391" calcext:value-type="float">
            <text:p>0.00468242585566391</text:p>
          </table:table-cell>
          <table:table-cell table:formula="of:=[.D109]/(21149.57*([.A109]+1788.03)^-1.26)" office:value-type="float" office:value="0.00468242585566391" calcext:value-type="float">
            <text:p>0.00468242585566391</text:p>
          </table:table-cell>
          <table:table-cell office:value-type="float" office:value="0.00666022184930507" calcext:value-type="float">
            <text:p>0.00666022184930507</text:p>
          </table:table-cell>
          <table:table-cell office:value-type="float" office:value="0.00070304352641834" calcext:value-type="float">
            <text:p>0.00070304352641834</text:p>
          </table:table-cell>
          <table:table-cell/>
          <table:table-cell office:value-type="float" office:value="0.00878095430920561" calcext:value-type="float">
            <text:p>0.00878095430920561</text:p>
          </table:table-cell>
          <table:table-cell office:value-type="float" office:value="0.00617339308286223" calcext:value-type="float">
            <text:p>0.00617339308286223</text:p>
          </table:table-cell>
          <table:table-cell table:formula="of:=0.002+(0.006/(1+0.001*EXP(0.004*[.A109])))" office:value-type="float" office:value="0.00798307258923244" calcext:value-type="float">
            <text:p>0.00798307258923244</text:p>
          </table:table-cell>
          <table:table-cell table:formula="of:=[.I109]/(21149.57*([.A109]+1788.03)^-1.26)" office:value-type="float" office:value="0.00561244750478757" calcext:value-type="float">
            <text:p>0.00561244750478757</text:p>
          </table:table-cell>
          <table:table-cell office:value-type="float" office:value="0.00798307258923244" calcext:value-type="float">
            <text:p>0.00798307258923244</text:p>
          </table:table-cell>
          <table:table-cell table:formula="of:=[.K109]/(21149.57*([.A109]+1788.03)^-1.26)" office:value-type="float" office:value="0.00561244750478757" calcext:value-type="float">
            <text:p>0.00561244750478757</text:p>
          </table:table-cell>
          <table:table-cell office:value-type="float" office:value="0.00338794687064611" calcext:value-type="float">
            <text:p>0.00338794687064611</text:p>
          </table:table-cell>
          <table:table-cell table:formula="of:=[.M109]/(21149.57*([.A109]+1788.03)^-1.26)" office:value-type="float" office:value="0.00238187411525702" calcext:value-type="float">
            <text:p>0.002381874115257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3T10:14:25.561000000</dc:date>
    <meta:editing-duration>PT14H4M43S</meta:editing-duration>
    <meta:editing-cycles>13</meta:editing-cycles>
    <meta:generator>LibreOffice/7.4.5.1$Windows_X86_64 LibreOffice_project/9c0871452b3918c1019dde9bfac75448afc4b57f</meta:generator>
    <meta:document-statistic meta:table-count="1" meta:cell-count="1419" meta:object-count="0"/>
  </office:meta>
</office:document-meta>
</file>